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1.5875cm" style:use-optimal-column-width="true"/>
    </style:style>
    <style:style style:name="co7" style:family="table-column">
      <style:table-column-properties fo:break-before="auto" style:column-width="1.64041666666667cm" style:use-optimal-column-width="true"/>
    </style:style>
    <style:style style:name="co8" style:family="table-column">
      <style:table-column-properties fo:break-before="auto" style:column-width="1.79916666666667cm" style:use-optimal-column-width="true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0.820208333333333cm" style:use-optimal-column-width="true"/>
    </style:style>
    <style:style style:name="co15" style:family="table-column">
      <style:table-column-properties fo:break-before="auto" style:column-width="3.62479166666667cm" style:use-optimal-column-width="true"/>
    </style:style>
    <style:style style:name="co16" style:family="table-column">
      <style:table-column-properties fo:break-before="auto" style:column-width="5.82083333333333cm" style:use-optimal-column-width="true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5.3445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10pt" style:use-optimal-row-height="false" fo:break-before="auto"/>
    </style:style>
    <style:style style:name="ro3" style:family="table-row">
      <style:table-row-properties style:row-height="95pt" style:use-optimal-row-height="false" fo:break-before="auto"/>
    </style:style>
    <style:style style:name="ro4" style:family="table-row">
      <style:table-row-properties style:row-height="121pt" style:use-optimal-row-height="false" fo:break-before="auto"/>
    </style:style>
    <style:style style:name="ro5" style:family="table-row">
      <style:table-row-properties style:row-height="78pt" style:use-optimal-row-height="false" fo:break-before="auto"/>
    </style:style>
    <style:style style:name="ro6" style:family="table-row">
      <style:table-row-properties style:row-height="48pt" style:use-optimal-row-height="false" fo:break-before="auto"/>
    </style:style>
    <style:style style:name="ro7" style:family="table-row">
      <style:table-row-properties style:row-height="49pt" style:use-optimal-row-height="false" fo:break-before="auto"/>
    </style:style>
    <style:style style:name="ro8" style:family="table-row">
      <style:table-row-properties style:row-height="38pt" style:use-optimal-row-height="false" fo:break-before="auto"/>
    </style:style>
    <style:style style:name="ro9" style:family="table-row">
      <style:table-row-properties style:row-height="74pt" style:use-optimal-row-height="false" fo:break-before="auto"/>
    </style:style>
    <style:style style:name="ro10" style:family="table-row">
      <style:table-row-properties style:row-height="34pt" style:use-optimal-row-height="false" fo:break-before="auto"/>
    </style:style>
    <style:style style:name="ro11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0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llo World!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Ex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Full 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an</text:p>
          </table:table-cell>
          <table:table-cell office:value-type="string" table:style-name="ce1">
            <text:p>Dupont</text:p>
          </table:table-cell>
          <table:table-cell office:value-type="string" office:string-value="Jean, Dupont" table:formula="of:=CONCATENATE([.A2]; &quot;, &quot;; [.B2])" table:style-name="ce1">
            <text:p>Jean, Dupo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ques</text:p>
          </table:table-cell>
          <table:table-cell office:value-type="string" table:style-name="ce1">
            <text:p>Durant</text:p>
          </table:table-cell>
          <table:table-cell office:value-type="string" office:string-value="Jacques, Durant" table:formula="of:=CONCATENATE([.A3]; &quot;, &quot;; [.B3])" table:style-name="ce1">
            <text:p>Jacques, Duran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">
            <text:p>Please write me a formula to add another column to my spreadsheet, called Full name which will contain the name from First name column and last name from Last name column, separated by a comma: First name Last name 1 Jean Dupont 2 Jacques Durant</text:p>
          </table:table-cell>
          <table:covered-table-cell table:number-columns-repeated="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Ex02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Year of Birth</text:p>
          </table:table-cell>
          <table:table-cell office:value-type="string" table:style-name="ce1">
            <text:p>Identif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ean</text:p>
          </table:table-cell>
          <table:table-cell office:value-type="string" table:style-name="ce1">
            <text:p>Dupont</text:p>
          </table:table-cell>
          <table:table-cell office:value-type="float" office:value="1985" table:style-name="ce1">
            <text:p>1985</text:p>
          </table:table-cell>
          <table:table-cell office:value-type="string" office:string-value="jean_dupont_1985" table:formula="of:=LOWER([.A2] &amp; &quot;_&quot; &amp; [.B2] &amp; &quot;_&quot; &amp; [.C2])" table:style-name="ce1">
            <text:p>jean_dupont_19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ques</text:p>
          </table:table-cell>
          <table:table-cell office:value-type="string" table:style-name="ce1">
            <text:p>Durant</text:p>
          </table:table-cell>
          <table:table-cell office:value-type="float" office:value="1990" table:style-name="ce1">
            <text:p>1990</text:p>
          </table:table-cell>
          <table:table-cell office:value-type="string" office:string-value="jacques_durant_1990" table:formula="of:=LOWER([.A3] &amp; &quot;_&quot; &amp; [.B3] &amp; &quot;_&quot; &amp; [.C3])" table:style-name="ce1">
            <text:p>jacques_durant_199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4" table:number-rows-spanned="1" table:style-name="ce4">
            <text:p>Awesome, now please show me a formula I could use to combine three columns into a "unique identifier" by concatenating them, changing everything to lowercase and adding underscores between the cell contents, e. g. from cells containing Jean, Dupont, 1985, I get jean_dupont_1985.</text:p>
          </table:table-cell>
          <table:covered-table-cell table:number-columns-repeated="3"/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Ex03" table:style-name="ta1"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Year of Birth</text:p>
          </table:table-cell>
          <table:table-cell office:value-type="string" table:style-name="ce1">
            <text:p>Identif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ean</text:p>
          </table:table-cell>
          <table:table-cell office:value-type="string" table:style-name="ce1">
            <text:p>Dupont</text:p>
          </table:table-cell>
          <table:table-cell office:value-type="float" office:value="1985" table:style-name="ce1">
            <text:p>1985</text:p>
          </table:table-cell>
          <table:table-cell office:value-type="string" office:string-value="OLD_JEAN|DUPONT" table:formula="of:=IF([.C2]&lt;1990; &quot;OLD_&quot; &amp; UPPER([.A2] &amp; &quot;|&quot; &amp; [.B2]); &quot;NEW_&quot; &amp; LOWER([.B2] &amp; &quot;-&quot; &amp; [.A2]))" table:style-name="ce1">
            <text:p>OLD_JEAN|DUPO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ques</text:p>
          </table:table-cell>
          <table:table-cell office:value-type="string" table:style-name="ce1">
            <text:p>Durant</text:p>
          </table:table-cell>
          <table:table-cell office:value-type="float" office:value="1990" table:style-name="ce1">
            <text:p>1990</text:p>
          </table:table-cell>
          <table:table-cell office:value-type="string" office:string-value="NEW_durant-jacques" table:formula="of:=IF([.C3]&lt;1990; &quot;OLD_&quot; &amp; UPPER([.A3] &amp; &quot;|&quot; &amp; [.B3]); &quot;NEW_&quot; &amp; LOWER([.B3] &amp; &quot;-&quot; &amp; [.A3]))" table:style-name="ce1">
            <text:p>NEW_durant-jacq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ie</text:p>
          </table:table-cell>
          <table:table-cell office:value-type="string" table:style-name="ce1">
            <text:p>Dupuis</text:p>
          </table:table-cell>
          <table:table-cell office:value-type="float" office:value="1980" table:style-name="ce1">
            <text:p>1980</text:p>
          </table:table-cell>
          <table:table-cell office:value-type="string" office:string-value="OLD_MARIE|DUPUIS" table:formula="of:=IF([.C4]&lt;1990; &quot;OLD_&quot; &amp; UPPER([.A4] &amp; &quot;|&quot; &amp; [.B4]); &quot;NEW_&quot; &amp; LOWER([.B4] &amp; &quot;-&quot; &amp; [.A4]))" table:style-name="ce1">
            <text:p>OLD_MARIE|DUPUI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number-columns-spanned="4" table:number-rows-spanned="1" table:style-name="ce4">
            <text:p>Awesome, thank you. Now let's make it a little more complicated, I need a formula for a unique identifier similar to before, but if the number in the third column is less than 1990, the identifier should be prefixed with OLD_ and then contain first name and last name separated by |. If the number is 1990 or higher, it should contain last name and first name, separated by -. Examples: OLD_JEAN|DUPONT or NEW_durant-jacque</text:p>
          </table:table-cell>
          <table:covered-table-cell table:number-columns-repeated="3"/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Ex04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" table:default-cell-style-name="ce2"/>
        <table:table-column table:style-name="co10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able:cell-range-source table:name="data" table:last-column-spanned="6" table:last-row-spanned="101" xlink:href="/Users/rano/Documents/Other/42/Discovery AI Piscine/data.csv"/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2">
            <text:p>Date of Birth</text:p>
          </table:table-cell>
          <table:table-cell office:value-type="string" table:style-name="ce1">
            <text:p>Position</text:p>
          </table:table-cell>
          <table:table-cell office:value-type="string" table:style-name="ce2">
            <text:p>Date of Hire</text:p>
          </table:table-cell>
          <table:table-cell office:value-type="string" table:style-name="ce1">
            <text:p>Annual Sala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ice</text:p>
          </table:table-cell>
          <table:table-cell office:value-type="string" table:style-name="ce1">
            <text:p>Smith</text:p>
          </table:table-cell>
          <table:table-cell office:value-type="date" office:date-value="1980-05-12T00:00:00" table:style-name="ce2">
            <text:p>1980-05-12</text:p>
          </table:table-cell>
          <table:table-cell office:value-type="string" table:style-name="ce1">
            <text:p>Manager</text:p>
          </table:table-cell>
          <table:table-cell office:value-type="date" office:date-value="2005-06-01T00:00:00" table:style-name="ce2">
            <text:p>2005-06-01</text:p>
          </table:table-cell>
          <table:table-cell office:value-type="float" office:value="85000" table:style-name="ce1">
            <text:p>8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b</text:p>
          </table:table-cell>
          <table:table-cell office:value-type="string" table:style-name="ce1">
            <text:p>Johnson</text:p>
          </table:table-cell>
          <table:table-cell office:value-type="date" office:date-value="1992-11-23T00:00:00" table:style-name="ce2">
            <text:p>1992-11-23</text:p>
          </table:table-cell>
          <table:table-cell office:value-type="string" table:style-name="ce1">
            <text:p>Developer</text:p>
          </table:table-cell>
          <table:table-cell office:value-type="date" office:date-value="2018-03-15T00:00:00" table:style-name="ce2">
            <text:p>2018-03-15</text:p>
          </table:table-cell>
          <table:table-cell office:value-type="float" office:value="62000" table:style-name="ce1">
            <text:p>6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arlie</text:p>
          </table:table-cell>
          <table:table-cell office:value-type="string" table:style-name="ce1">
            <text:p>Williams</text:p>
          </table:table-cell>
          <table:table-cell office:value-type="date" office:date-value="1975-07-30T00:00:00" table:style-name="ce2">
            <text:p>1975-07-30</text:p>
          </table:table-cell>
          <table:table-cell office:value-type="string" table:style-name="ce1">
            <text:p>Analyst</text:p>
          </table:table-cell>
          <table:table-cell office:value-type="date" office:date-value="2000-09-10T00:00:00" table:style-name="ce2">
            <text:p>2000-09-10</text:p>
          </table:table-cell>
          <table:table-cell office:value-type="float" office:value="78000" table:style-name="ce1">
            <text:p>7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ana</text:p>
          </table:table-cell>
          <table:table-cell office:value-type="string" table:style-name="ce1">
            <text:p>Brown</text:p>
          </table:table-cell>
          <table:table-cell office:value-type="date" office:date-value="1988-02-17T00:00:00" table:style-name="ce2">
            <text:p>1988-02-17</text:p>
          </table:table-cell>
          <table:table-cell office:value-type="string" table:style-name="ce1">
            <text:p>Designer</text:p>
          </table:table-cell>
          <table:table-cell office:value-type="date" office:date-value="2012-11-05T00:00:00" table:style-name="ce2">
            <text:p>2012-11-05</text:p>
          </table:table-cell>
          <table:table-cell office:value-type="float" office:value="54000" table:style-name="ce1">
            <text:p>5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than</text:p>
          </table:table-cell>
          <table:table-cell office:value-type="string" table:style-name="ce1">
            <text:p>Jones</text:p>
          </table:table-cell>
          <table:table-cell office:value-type="date" office:date-value="1995-08-09T00:00:00" table:style-name="ce2">
            <text:p>1995-08-09</text:p>
          </table:table-cell>
          <table:table-cell office:value-type="string" table:style-name="ce1">
            <text:p>Support</text:p>
          </table:table-cell>
          <table:table-cell office:value-type="date" office:date-value="2020-01-20T00:00:00" table:style-name="ce2">
            <text:p>2020-01-20</text:p>
          </table:table-cell>
          <table:table-cell office:value-type="float" office:value="47000" table:style-name="ce1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ona</text:p>
          </table:table-cell>
          <table:table-cell office:value-type="string" table:style-name="ce1">
            <text:p>Miller</text:p>
          </table:table-cell>
          <table:table-cell office:value-type="date" office:date-value="1983-03-25T00:00:00" table:style-name="ce2">
            <text:p>1983-03-25</text:p>
          </table:table-cell>
          <table:table-cell office:value-type="string" table:style-name="ce1">
            <text:p>Manager</text:p>
          </table:table-cell>
          <table:table-cell office:value-type="date" office:date-value="2008-07-12T00:00:00" table:style-name="ce2">
            <text:p>2008-07-12</text:p>
          </table:table-cell>
          <table:table-cell office:value-type="float" office:value="89000" table:style-name="ce1">
            <text:p>8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Davis</text:p>
          </table:table-cell>
          <table:table-cell office:value-type="date" office:date-value="1990-12-01T00:00:00" table:style-name="ce2">
            <text:p>1990-12-01</text:p>
          </table:table-cell>
          <table:table-cell office:value-type="string" table:style-name="ce1">
            <text:p>Developer</text:p>
          </table:table-cell>
          <table:table-cell office:value-type="date" office:date-value="2016-04-18T00:00:00" table:style-name="ce2">
            <text:p>2016-04-18</text:p>
          </table:table-cell>
          <table:table-cell office:value-type="float" office:value="61000" table:style-name="ce1">
            <text:p>6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nnah</text:p>
          </table:table-cell>
          <table:table-cell office:value-type="string" table:style-name="ce1">
            <text:p>Garcia</text:p>
          </table:table-cell>
          <table:table-cell office:value-type="date" office:date-value="1978-06-14T00:00:00" table:style-name="ce2">
            <text:p>1978-06-14</text:p>
          </table:table-cell>
          <table:table-cell office:value-type="string" table:style-name="ce1">
            <text:p>Analyst</text:p>
          </table:table-cell>
          <table:table-cell office:value-type="date" office:date-value="2003-10-22T00:00:00" table:style-name="ce2">
            <text:p>2003-10-22</text:p>
          </table:table-cell>
          <table:table-cell office:value-type="float" office:value="76000" table:style-name="ce1">
            <text:p>7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Martinez</text:p>
          </table:table-cell>
          <table:table-cell office:value-type="date" office:date-value="1986-09-05T00:00:00" table:style-name="ce2">
            <text:p>1986-09-05</text:p>
          </table:table-cell>
          <table:table-cell office:value-type="string" table:style-name="ce1">
            <text:p>Designer</text:p>
          </table:table-cell>
          <table:table-cell office:value-type="date" office:date-value="2011-02-28T00:00:00" table:style-name="ce2">
            <text:p>2011-02-28</text:p>
          </table:table-cell>
          <table:table-cell office:value-type="float" office:value="53000" table:style-name="ce1">
            <text:p>5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Robinson</text:p>
          </table:table-cell>
          <table:table-cell office:value-type="date" office:date-value="1993-04-19T00:00:00" table:style-name="ce2">
            <text:p>1993-04-19</text:p>
          </table:table-cell>
          <table:table-cell office:value-type="string" table:style-name="ce1">
            <text:p>Support</text:p>
          </table:table-cell>
          <table:table-cell office:value-type="date" office:date-value="2019-06-10T00:00:00" table:style-name="ce2">
            <text:p>2019-06-10</text:p>
          </table:table-cell>
          <table:table-cell office:value-type="float" office:value="48000" table:style-name="ce1">
            <text:p>4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Clark</text:p>
          </table:table-cell>
          <table:table-cell office:value-type="date" office:date-value="1981-11-30T00:00:00" table:style-name="ce2">
            <text:p>1981-11-30</text:p>
          </table:table-cell>
          <table:table-cell office:value-type="string" table:style-name="ce1">
            <text:p>Manager</text:p>
          </table:table-cell>
          <table:table-cell office:value-type="date" office:date-value="2006-08-15T00:00:00" table:style-name="ce2">
            <text:p>2006-08-15</text:p>
          </table:table-cell>
          <table:table-cell office:value-type="float" office:value="87000" table:style-name="ce1">
            <text:p>8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Rodriguez</text:p>
          </table:table-cell>
          <table:table-cell office:value-type="date" office:date-value="1996-07-07T00:00:00" table:style-name="ce2">
            <text:p>1996-07-07</text:p>
          </table:table-cell>
          <table:table-cell office:value-type="string" table:style-name="ce1">
            <text:p>Developer</text:p>
          </table:table-cell>
          <table:table-cell office:value-type="date" office:date-value="2021-03-01T00:00:00" table:style-name="ce2">
            <text:p>2021-03-01</text:p>
          </table:table-cell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chael</text:p>
          </table:table-cell>
          <table:table-cell office:value-type="string" table:style-name="ce1">
            <text:p>Lewis</text:p>
          </table:table-cell>
          <table:table-cell office:value-type="date" office:date-value="1974-02-26T00:00:00" table:style-name="ce2">
            <text:p>1974-02-26</text:p>
          </table:table-cell>
          <table:table-cell office:value-type="string" table:style-name="ce1">
            <text:p>Analyst</text:p>
          </table:table-cell>
          <table:table-cell office:value-type="date" office:date-value="1999-05-20T00:00:00" table:style-name="ce2">
            <text:p>1999-05-20</text:p>
          </table:table-cell>
          <table:table-cell office:value-type="float" office:value="79000" table:style-name="ce1">
            <text:p>7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talie</text:p>
          </table:table-cell>
          <table:table-cell office:value-type="string" table:style-name="ce1">
            <text:p>Lee</text:p>
          </table:table-cell>
          <table:table-cell office:value-type="date" office:date-value="1989-10-10T00:00:00" table:style-name="ce2">
            <text:p>1989-10-10</text:p>
          </table:table-cell>
          <table:table-cell office:value-type="string" table:style-name="ce1">
            <text:p>Designer</text:p>
          </table:table-cell>
          <table:table-cell office:value-type="date" office:date-value="2013-12-03T00:00:00" table:style-name="ce2">
            <text:p>2013-12-03</text:p>
          </table:table-cell>
          <table:table-cell office:value-type="float" office:value="55000" table:style-name="ce1">
            <text:p>5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scar</text:p>
          </table:table-cell>
          <table:table-cell office:value-type="string" table:style-name="ce1">
            <text:p>Walker</text:p>
          </table:table-cell>
          <table:table-cell office:value-type="date" office:date-value="1994-01-17T00:00:00" table:style-name="ce2">
            <text:p>1994-01-17</text:p>
          </table:table-cell>
          <table:table-cell office:value-type="string" table:style-name="ce1">
            <text:p>Support</text:p>
          </table:table-cell>
          <table:table-cell office:value-type="date" office:date-value="2017-09-25T00:00:00" table:style-name="ce2">
            <text:p>2017-09-25</text:p>
          </table:table-cell>
          <table:table-cell office:value-type="float" office:value="46000" table:style-name="ce1">
            <text:p>4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ula</text:p>
          </table:table-cell>
          <table:table-cell office:value-type="string" table:style-name="ce1">
            <text:p>Hall</text:p>
          </table:table-cell>
          <table:table-cell office:value-type="date" office:date-value="1982-08-22T00:00:00" table:style-name="ce2">
            <text:p>1982-08-22</text:p>
          </table:table-cell>
          <table:table-cell office:value-type="string" table:style-name="ce1">
            <text:p>Manager</text:p>
          </table:table-cell>
          <table:table-cell office:value-type="date" office:date-value="2007-11-30T00:00:00" table:style-name="ce2">
            <text:p>2007-11-30</text:p>
          </table:table-cell>
          <table:table-cell office:value-type="float" office:value="88000" table:style-name="ce1">
            <text:p>8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ntin</text:p>
          </table:table-cell>
          <table:table-cell office:value-type="string" table:style-name="ce1">
            <text:p>Allen</text:p>
          </table:table-cell>
          <table:table-cell office:value-type="date" office:date-value="1991-05-03T00:00:00" table:style-name="ce2">
            <text:p>1991-05-03</text:p>
          </table:table-cell>
          <table:table-cell office:value-type="string" table:style-name="ce1">
            <text:p>Developer</text:p>
          </table:table-cell>
          <table:table-cell office:value-type="date" office:date-value="2015-07-14T00:00:00" table:style-name="ce2">
            <text:p>2015-07-14</text:p>
          </table:table-cell>
          <table:table-cell office:value-type="float" office:value="63000" table:style-name="ce1">
            <text:p>6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chel</text:p>
          </table:table-cell>
          <table:table-cell office:value-type="string" table:style-name="ce1">
            <text:p>Young</text:p>
          </table:table-cell>
          <table:table-cell office:value-type="date" office:date-value="1977-03-08T00:00:00" table:style-name="ce2">
            <text:p>1977-03-08</text:p>
          </table:table-cell>
          <table:table-cell office:value-type="string" table:style-name="ce1">
            <text:p>Analyst</text:p>
          </table:table-cell>
          <table:table-cell office:value-type="date" office:date-value="2002-01-19T00:00:00" table:style-name="ce2">
            <text:p>2002-01-19</text:p>
          </table:table-cell>
          <table:table-cell office:value-type="float" office:value="77000" table:style-name="ce1">
            <text:p>7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m</text:p>
          </table:table-cell>
          <table:table-cell office:value-type="string" table:style-name="ce1">
            <text:p>Hernandez</text:p>
          </table:table-cell>
          <table:table-cell office:value-type="date" office:date-value="1985-06-29T00:00:00" table:style-name="ce2">
            <text:p>1985-06-29</text:p>
          </table:table-cell>
          <table:table-cell office:value-type="string" table:style-name="ce1">
            <text:p>Designer</text:p>
          </table:table-cell>
          <table:table-cell office:value-type="date" office:date-value="2010-10-08T00:00:00" table:style-name="ce2">
            <text:p>2010-10-08</text:p>
          </table:table-cell>
          <table:table-cell office:value-type="float" office:value="52000" table:style-name="ce1">
            <text:p>5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na</text:p>
          </table:table-cell>
          <table:table-cell office:value-type="string" table:style-name="ce1">
            <text:p>King</text:p>
          </table:table-cell>
          <table:table-cell office:value-type="date" office:date-value="1997-09-12T00:00:00" table:style-name="ce2">
            <text:p>1997-09-12</text:p>
          </table:table-cell>
          <table:table-cell office:value-type="string" table:style-name="ce1">
            <text:p>Support</text:p>
          </table:table-cell>
          <table:table-cell office:value-type="date" office:date-value="2022-05-16T00:00:00" table:style-name="ce2">
            <text:p>2022-05-16</text:p>
          </table:table-cell>
          <table:table-cell office:value-type="float" office:value="49000" table:style-name="ce1">
            <text:p>4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mar</text:p>
          </table:table-cell>
          <table:table-cell office:value-type="string" table:style-name="ce1">
            <text:p>Wright</text:p>
          </table:table-cell>
          <table:table-cell office:value-type="date" office:date-value="1984-12-21T00:00:00" table:style-name="ce2">
            <text:p>1984-12-21</text:p>
          </table:table-cell>
          <table:table-cell office:value-type="string" table:style-name="ce1">
            <text:p>Manager</text:p>
          </table:table-cell>
          <table:table-cell office:value-type="date" office:date-value="2009-04-27T00:00:00" table:style-name="ce2">
            <text:p>2009-04-27</text:p>
          </table:table-cell>
          <table:table-cell office:value-type="float" office:value="86000" table:style-name="ce1">
            <text:p>8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a</text:p>
          </table:table-cell>
          <table:table-cell office:value-type="string" table:style-name="ce1">
            <text:p>Lopez</text:p>
          </table:table-cell>
          <table:table-cell office:value-type="date" office:date-value="1990-02-04T00:00:00" table:style-name="ce2">
            <text:p>1990-02-04</text:p>
          </table:table-cell>
          <table:table-cell office:value-type="string" table:style-name="ce1">
            <text:p>Developer</text:p>
          </table:table-cell>
          <table:table-cell office:value-type="date" office:date-value="2014-06-30T00:00:00" table:style-name="ce2">
            <text:p>2014-06-30</text:p>
          </table:table-cell>
          <table:table-cell office:value-type="float" office:value="64000" table:style-name="ce1">
            <text:p>6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</text:p>
          </table:table-cell>
          <table:table-cell office:value-type="string" table:style-name="ce1">
            <text:p>Scott</text:p>
          </table:table-cell>
          <table:table-cell office:value-type="date" office:date-value="1976-08-15T00:00:00" table:style-name="ce2">
            <text:p>1976-08-15</text:p>
          </table:table-cell>
          <table:table-cell office:value-type="string" table:style-name="ce1">
            <text:p>Analyst</text:p>
          </table:table-cell>
          <table:table-cell office:value-type="date" office:date-value="2001-03-11T00:00:00" table:style-name="ce2">
            <text:p>2001-03-11</text:p>
          </table:table-cell>
          <table:table-cell office:value-type="float" office:value="80000" table:style-name="ce1">
            <text:p>80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ena</text:p>
          </table:table-cell>
          <table:table-cell office:value-type="string" table:style-name="ce1">
            <text:p>Green</text:p>
          </table:table-cell>
          <table:table-cell office:value-type="date" office:date-value="1987-07-01T00:00:00" table:style-name="ce2">
            <text:p>1987-07-01</text:p>
          </table:table-cell>
          <table:table-cell office:value-type="string" table:style-name="ce1">
            <text:p>Designer</text:p>
          </table:table-cell>
          <table:table-cell office:value-type="date" office:date-value="2011-09-23T00:00:00" table:style-name="ce2">
            <text:p>2011-09-23</text:p>
          </table:table-cell>
          <table:table-cell office:value-type="float" office:value="56000" table:style-name="ce1">
            <text:p>5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usuf</text:p>
          </table:table-cell>
          <table:table-cell office:value-type="string" table:style-name="ce1">
            <text:p>Adams</text:p>
          </table:table-cell>
          <table:table-cell office:value-type="date" office:date-value="1995-11-06T00:00:00" table:style-name="ce2">
            <text:p>1995-11-06</text:p>
          </table:table-cell>
          <table:table-cell office:value-type="string" table:style-name="ce1">
            <text:p>Support</text:p>
          </table:table-cell>
          <table:table-cell office:value-type="date" office:date-value="2020-12-01T00:00:00" table:style-name="ce2">
            <text:p>2020-12-01</text:p>
          </table:table-cell>
          <table:table-cell office:value-type="float" office:value="45000" table:style-name="ce1">
            <text:p>4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ara</text:p>
          </table:table-cell>
          <table:table-cell office:value-type="string" table:style-name="ce1">
            <text:p>Baker</text:p>
          </table:table-cell>
          <table:table-cell office:value-type="date" office:date-value="1980-03-17T00:00:00" table:style-name="ce2">
            <text:p>1980-03-17</text:p>
          </table:table-cell>
          <table:table-cell office:value-type="string" table:style-name="ce1">
            <text:p>Manager</text:p>
          </table:table-cell>
          <table:table-cell office:value-type="date" office:date-value="2005-01-05T00:00:00" table:style-name="ce2">
            <text:p>2005-01-05</text:p>
          </table:table-cell>
          <table:table-cell office:value-type="float" office:value="84000" table:style-name="ce1">
            <text:p>8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on</text:p>
          </table:table-cell>
          <table:table-cell office:value-type="string" table:style-name="ce1">
            <text:p>Nelson</text:p>
          </table:table-cell>
          <table:table-cell office:value-type="date" office:date-value="1992-06-20T00:00:00" table:style-name="ce2">
            <text:p>1992-06-20</text:p>
          </table:table-cell>
          <table:table-cell office:value-type="string" table:style-name="ce1">
            <text:p>Developer</text:p>
          </table:table-cell>
          <table:table-cell office:value-type="date" office:date-value="2017-08-09T00:00:00" table:style-name="ce2">
            <text:p>2017-08-09</text:p>
          </table:table-cell>
          <table:table-cell office:value-type="float" office:value="61000" table:style-name="ce1">
            <text:p>6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lla</text:p>
          </table:table-cell>
          <table:table-cell office:value-type="string" table:style-name="ce1">
            <text:p>Carter</text:p>
          </table:table-cell>
          <table:table-cell office:value-type="date" office:date-value="1979-09-28T00:00:00" table:style-name="ce2">
            <text:p>1979-09-28</text:p>
          </table:table-cell>
          <table:table-cell office:value-type="string" table:style-name="ce1">
            <text:p>Analyst</text:p>
          </table:table-cell>
          <table:table-cell office:value-type="date" office:date-value="2004-02-14T00:00:00" table:style-name="ce2">
            <text:p>2004-02-14</text:p>
          </table:table-cell>
          <table:table-cell office:value-type="float" office:value="75000" table:style-name="ce1">
            <text:p>7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leb</text:p>
          </table:table-cell>
          <table:table-cell office:value-type="string" table:style-name="ce1">
            <text:p>Mitchell</text:p>
          </table:table-cell>
          <table:table-cell office:value-type="date" office:date-value="1988-01-11T00:00:00" table:style-name="ce2">
            <text:p>1988-01-11</text:p>
          </table:table-cell>
          <table:table-cell office:value-type="string" table:style-name="ce1">
            <text:p>Designer</text:p>
          </table:table-cell>
          <table:table-cell office:value-type="date" office:date-value="2012-06-18T00:00:00" table:style-name="ce2">
            <text:p>2012-06-18</text:p>
          </table:table-cell>
          <table:table-cell office:value-type="float" office:value="54000" table:style-name="ce1">
            <text:p>5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a</text:p>
          </table:table-cell>
          <table:table-cell office:value-type="string" table:style-name="ce1">
            <text:p>Perez</text:p>
          </table:table-cell>
          <table:table-cell office:value-type="date" office:date-value="1996-10-25T00:00:00" table:style-name="ce2">
            <text:p>1996-10-25</text:p>
          </table:table-cell>
          <table:table-cell office:value-type="string" table:style-name="ce1">
            <text:p>Support</text:p>
          </table:table-cell>
          <table:table-cell office:value-type="date" office:date-value="2021-11-07T00:00:00" table:style-name="ce2">
            <text:p>2021-11-07</text:p>
          </table:table-cell>
          <table:table-cell office:value-type="float" office:value="47000" table:style-name="ce1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i</text:p>
          </table:table-cell>
          <table:table-cell office:value-type="string" table:style-name="ce1">
            <text:p>Roberts</text:p>
          </table:table-cell>
          <table:table-cell office:value-type="date" office:date-value="1983-05-30T00:00:00" table:style-name="ce2">
            <text:p>1983-05-30</text:p>
          </table:table-cell>
          <table:table-cell office:value-type="string" table:style-name="ce1">
            <text:p>Manager</text:p>
          </table:table-cell>
          <table:table-cell office:value-type="date" office:date-value="2008-03-22T00:00:00" table:style-name="ce2">
            <text:p>2008-03-22</text:p>
          </table:table-cell>
          <table:table-cell office:value-type="float" office:value="89000" table:style-name="ce1">
            <text:p>8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ith</text:p>
          </table:table-cell>
          <table:table-cell office:value-type="string" table:style-name="ce1">
            <text:p>Turner</text:p>
          </table:table-cell>
          <table:table-cell office:value-type="date" office:date-value="1991-12-13T00:00:00" table:style-name="ce2">
            <text:p>1991-12-13</text:p>
          </table:table-cell>
          <table:table-cell office:value-type="string" table:style-name="ce1">
            <text:p>Developer</text:p>
          </table:table-cell>
          <table:table-cell office:value-type="date" office:date-value="2016-09-05T00:00:00" table:style-name="ce2">
            <text:p>2016-09-05</text:p>
          </table:table-cell>
          <table:table-cell office:value-type="float" office:value="62000" table:style-name="ce1">
            <text:p>6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vin</text:p>
          </table:table-cell>
          <table:table-cell office:value-type="string" table:style-name="ce1">
            <text:p>Phillips</text:p>
          </table:table-cell>
          <table:table-cell office:value-type="date" office:date-value="1975-04-02T00:00:00" table:style-name="ce2">
            <text:p>1975-04-02</text:p>
          </table:table-cell>
          <table:table-cell office:value-type="string" table:style-name="ce1">
            <text:p>Analyst</text:p>
          </table:table-cell>
          <table:table-cell office:value-type="date" office:date-value="2000-07-29T00:00:00" table:style-name="ce2">
            <text:p>2000-07-29</text:p>
          </table:table-cell>
          <table:table-cell office:value-type="float" office:value="78000" table:style-name="ce1">
            <text:p>7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iley</text:p>
          </table:table-cell>
          <table:table-cell office:value-type="string" table:style-name="ce1">
            <text:p>Campbell</text:p>
          </table:table-cell>
          <table:table-cell office:value-type="date" office:date-value="1989-08-19T00:00:00" table:style-name="ce2">
            <text:p>1989-08-19</text:p>
          </table:table-cell>
          <table:table-cell office:value-type="string" table:style-name="ce1">
            <text:p>Designer</text:p>
          </table:table-cell>
          <table:table-cell office:value-type="date" office:date-value="2013-04-11T00:00:00" table:style-name="ce2">
            <text:p>2013-04-11</text:p>
          </table:table-cell>
          <table:table-cell office:value-type="float" office:value="53000" table:style-name="ce1">
            <text:p>5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aac</text:p>
          </table:table-cell>
          <table:table-cell office:value-type="string" table:style-name="ce1">
            <text:p>Parker</text:p>
          </table:table-cell>
          <table:table-cell office:value-type="date" office:date-value="1994-03-06T00:00:00" table:style-name="ce2">
            <text:p>1994-03-06</text:p>
          </table:table-cell>
          <table:table-cell office:value-type="string" table:style-name="ce1">
            <text:p>Support</text:p>
          </table:table-cell>
          <table:table-cell office:value-type="date" office:date-value="2018-01-26T00:00:00" table:style-name="ce2">
            <text:p>2018-01-26</text:p>
          </table:table-cell>
          <table:table-cell office:value-type="float" office:value="46000" table:style-name="ce1">
            <text:p>4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de</text:p>
          </table:table-cell>
          <table:table-cell office:value-type="string" table:style-name="ce1">
            <text:p>Evans</text:p>
          </table:table-cell>
          <table:table-cell office:value-type="date" office:date-value="1982-10-08T00:00:00" table:style-name="ce2">
            <text:p>1982-10-08</text:p>
          </table:table-cell>
          <table:table-cell office:value-type="string" table:style-name="ce1">
            <text:p>Manager</text:p>
          </table:table-cell>
          <table:table-cell office:value-type="date" office:date-value="2007-06-17T00:00:00" table:style-name="ce2">
            <text:p>2007-06-17</text:p>
          </table:table-cell>
          <table:table-cell office:value-type="float" office:value="87000" table:style-name="ce1">
            <text:p>8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yle</text:p>
          </table:table-cell>
          <table:table-cell office:value-type="string" table:style-name="ce1">
            <text:p>Edwards</text:p>
          </table:table-cell>
          <table:table-cell office:value-type="date" office:date-value="1993-01-22T00:00:00" table:style-name="ce2">
            <text:p>1993-01-22</text:p>
          </table:table-cell>
          <table:table-cell office:value-type="string" table:style-name="ce1">
            <text:p>Developer</text:p>
          </table:table-cell>
          <table:table-cell office:value-type="date" office:date-value="2015-12-12T00:00:00" table:style-name="ce2">
            <text:p>2015-12-12</text:p>
          </table:table-cell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ly</text:p>
          </table:table-cell>
          <table:table-cell office:value-type="string" table:style-name="ce1">
            <text:p>Collins</text:p>
          </table:table-cell>
          <table:table-cell office:value-type="date" office:date-value="1978-05-15T00:00:00" table:style-name="ce2">
            <text:p>1978-05-15</text:p>
          </table:table-cell>
          <table:table-cell office:value-type="string" table:style-name="ce1">
            <text:p>Analyst</text:p>
          </table:table-cell>
          <table:table-cell office:value-type="date" office:date-value="2003-09-03T00:00:00" table:style-name="ce2">
            <text:p>2003-09-03</text:p>
          </table:table-cell>
          <table:table-cell office:value-type="float" office:value="76000" table:style-name="ce1">
            <text:p>7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es</text:p>
          </table:table-cell>
          <table:table-cell office:value-type="string" table:style-name="ce1">
            <text:p>Stewart</text:p>
          </table:table-cell>
          <table:table-cell office:value-type="date" office:date-value="1986-07-27T00:00:00" table:style-name="ce2">
            <text:p>1986-07-27</text:p>
          </table:table-cell>
          <table:table-cell office:value-type="string" table:style-name="ce1">
            <text:p>Designer</text:p>
          </table:table-cell>
          <table:table-cell office:value-type="date" office:date-value="2010-02-09T00:00:00" table:style-name="ce2">
            <text:p>2010-02-09</text:p>
          </table:table-cell>
          <table:table-cell office:value-type="float" office:value="55000" table:style-name="ce1">
            <text:p>5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a</text:p>
          </table:table-cell>
          <table:table-cell office:value-type="string" table:style-name="ce1">
            <text:p>Sanchez</text:p>
          </table:table-cell>
          <table:table-cell office:value-type="date" office:date-value="1997-02-01T00:00:00" table:style-name="ce2">
            <text:p>1997-02-01</text:p>
          </table:table-cell>
          <table:table-cell office:value-type="string" table:style-name="ce1">
            <text:p>Support</text:p>
          </table:table-cell>
          <table:table-cell office:value-type="date" office:date-value="2022-08-21T00:00:00" table:style-name="ce2">
            <text:p>2022-08-21</text:p>
          </table:table-cell>
          <table:table-cell office:value-type="float" office:value="48000" table:style-name="ce1">
            <text:p>4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wen</text:p>
          </table:table-cell>
          <table:table-cell office:value-type="string" table:style-name="ce1">
            <text:p>Morris</text:p>
          </table:table-cell>
          <table:table-cell office:value-type="date" office:date-value="1981-09-09T00:00:00" table:style-name="ce2">
            <text:p>1981-09-09</text:p>
          </table:table-cell>
          <table:table-cell office:value-type="string" table:style-name="ce1">
            <text:p>Manager</text:p>
          </table:table-cell>
          <table:table-cell office:value-type="date" office:date-value="2006-02-28T00:00:00" table:style-name="ce2">
            <text:p>2006-02-28</text:p>
          </table:table-cell>
          <table:table-cell office:value-type="float" office:value="85000" table:style-name="ce1">
            <text:p>8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ny</text:p>
          </table:table-cell>
          <table:table-cell office:value-type="string" table:style-name="ce1">
            <text:p>Rogers</text:p>
          </table:table-cell>
          <table:table-cell office:value-type="date" office:date-value="1990-06-05T00:00:00" table:style-name="ce2">
            <text:p>1990-06-05</text:p>
          </table:table-cell>
          <table:table-cell office:value-type="string" table:style-name="ce1">
            <text:p>Developer</text:p>
          </table:table-cell>
          <table:table-cell office:value-type="date" office:date-value="2014-11-19T00:00:00" table:style-name="ce2">
            <text:p>2014-11-19</text:p>
          </table:table-cell>
          <table:table-cell office:value-type="float" office:value="63000" table:style-name="ce1">
            <text:p>6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ley</text:p>
          </table:table-cell>
          <table:table-cell office:value-type="string" table:style-name="ce1">
            <text:p>Reed</text:p>
          </table:table-cell>
          <table:table-cell office:value-type="date" office:date-value="1976-12-16T00:00:00" table:style-name="ce2">
            <text:p>1976-12-16</text:p>
          </table:table-cell>
          <table:table-cell office:value-type="string" table:style-name="ce1">
            <text:p>Analyst</text:p>
          </table:table-cell>
          <table:table-cell office:value-type="date" office:date-value="2001-06-06T00:00:00" table:style-name="ce2">
            <text:p>2001-06-06</text:p>
          </table:table-cell>
          <table:table-cell office:value-type="float" office:value="79000" table:style-name="ce1">
            <text:p>7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phie</text:p>
          </table:table-cell>
          <table:table-cell office:value-type="string" table:style-name="ce1">
            <text:p>Cook</text:p>
          </table:table-cell>
          <table:table-cell office:value-type="date" office:date-value="1985-03-03T00:00:00" table:style-name="ce2">
            <text:p>1985-03-03</text:p>
          </table:table-cell>
          <table:table-cell office:value-type="string" table:style-name="ce1">
            <text:p>Designer</text:p>
          </table:table-cell>
          <table:table-cell office:value-type="date" office:date-value="2009-09-27T00:00:00" table:style-name="ce2">
            <text:p>2009-09-27</text:p>
          </table:table-cell>
          <table:table-cell office:value-type="float" office:value="52000" table:style-name="ce1">
            <text:p>5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yler</text:p>
          </table:table-cell>
          <table:table-cell office:value-type="string" table:style-name="ce1">
            <text:p>Morgan</text:p>
          </table:table-cell>
          <table:table-cell office:value-type="date" office:date-value="1995-10-30T00:00:00" table:style-name="ce2">
            <text:p>1995-10-30</text:p>
          </table:table-cell>
          <table:table-cell office:value-type="string" table:style-name="ce1">
            <text:p>Support</text:p>
          </table:table-cell>
          <table:table-cell office:value-type="date" office:date-value="2020-04-13T00:00:00" table:style-name="ce2">
            <text:p>2020-04-13</text:p>
          </table:table-cell>
          <table:table-cell office:value-type="float" office:value="47000" table:style-name="ce1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ma</text:p>
          </table:table-cell>
          <table:table-cell office:value-type="string" table:style-name="ce1">
            <text:p>Bell</text:p>
          </table:table-cell>
          <table:table-cell office:value-type="date" office:date-value="1984-07-21T00:00:00" table:style-name="ce2">
            <text:p>1984-07-21</text:p>
          </table:table-cell>
          <table:table-cell office:value-type="string" table:style-name="ce1">
            <text:p>Manager</text:p>
          </table:table-cell>
          <table:table-cell office:value-type="date" office:date-value="2009-12-08T00:00:00" table:style-name="ce2">
            <text:p>2009-12-08</text:p>
          </table:table-cell>
          <table:table-cell office:value-type="float" office:value="88000" table:style-name="ce1">
            <text:p>8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Murphy</text:p>
          </table:table-cell>
          <table:table-cell office:value-type="date" office:date-value="1993-08-14T00:00:00" table:style-name="ce2">
            <text:p>1993-08-14</text:p>
          </table:table-cell>
          <table:table-cell office:value-type="string" table:style-name="ce1">
            <text:p>Developer</text:p>
          </table:table-cell>
          <table:table-cell office:value-type="date" office:date-value="2016-01-31T00:00:00" table:style-name="ce2">
            <text:p>2016-01-31</text:p>
          </table:table-cell>
          <table:table-cell office:value-type="float" office:value="61000" table:style-name="ce1">
            <text:p>6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ndy</text:p>
          </table:table-cell>
          <table:table-cell office:value-type="string" table:style-name="ce1">
            <text:p>Bailey</text:p>
          </table:table-cell>
          <table:table-cell office:value-type="date" office:date-value="1977-11-25T00:00:00" table:style-name="ce2">
            <text:p>1977-11-25</text:p>
          </table:table-cell>
          <table:table-cell office:value-type="string" table:style-name="ce1">
            <text:p>Analyst</text:p>
          </table:table-cell>
          <table:table-cell office:value-type="date" office:date-value="2002-05-24T00:00:00" table:style-name="ce2">
            <text:p>2002-05-24</text:p>
          </table:table-cell>
          <table:table-cell office:value-type="float" office:value="77000" table:style-name="ce1">
            <text:p>7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avier</text:p>
          </table:table-cell>
          <table:table-cell office:value-type="string" table:style-name="ce1">
            <text:p>Rivera</text:p>
          </table:table-cell>
          <table:table-cell office:value-type="date" office:date-value="1987-06-06T00:00:00" table:style-name="ce2">
            <text:p>1987-06-06</text:p>
          </table:table-cell>
          <table:table-cell office:value-type="string" table:style-name="ce1">
            <text:p>Designer</text:p>
          </table:table-cell>
          <table:table-cell office:value-type="date" office:date-value="2011-07-19T00:00:00" table:style-name="ce2">
            <text:p>2011-07-19</text:p>
          </table:table-cell>
          <table:table-cell office:value-type="float" office:value="56000" table:style-name="ce1">
            <text:p>5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ara</text:p>
          </table:table-cell>
          <table:table-cell office:value-type="string" table:style-name="ce1">
            <text:p>Cooper</text:p>
          </table:table-cell>
          <table:table-cell office:value-type="date" office:date-value="1996-04-27T00:00:00" table:style-name="ce2">
            <text:p>1996-04-27</text:p>
          </table:table-cell>
          <table:table-cell office:value-type="string" table:style-name="ce1">
            <text:p>Support</text:p>
          </table:table-cell>
          <table:table-cell office:value-type="date" office:date-value="2021-02-02T00:00:00" table:style-name="ce2">
            <text:p>2021-02-02</text:p>
          </table:table-cell>
          <table:table-cell office:value-type="float" office:value="49000" table:style-name="ce1">
            <text:p>4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ane</text:p>
          </table:table-cell>
          <table:table-cell office:value-type="string" table:style-name="ce1">
            <text:p>Richardson</text:p>
          </table:table-cell>
          <table:table-cell office:value-type="date" office:date-value="1980-01-19T00:00:00" table:style-name="ce2">
            <text:p>1980-01-19</text:p>
          </table:table-cell>
          <table:table-cell office:value-type="string" table:style-name="ce1">
            <text:p>Manager</text:p>
          </table:table-cell>
          <table:table-cell office:value-type="date" office:date-value="2005-10-10T00:00:00" table:style-name="ce2">
            <text:p>2005-10-10</text:p>
          </table:table-cell>
          <table:table-cell office:value-type="float" office:value="86000" table:style-name="ce1">
            <text:p>8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a</text:p>
          </table:table-cell>
          <table:table-cell office:value-type="string" table:style-name="ce1">
            <text:p>Watson</text:p>
          </table:table-cell>
          <table:table-cell office:value-type="date" office:date-value="1983-09-03T00:00:00" table:style-name="ce2">
            <text:p>1983-09-03</text:p>
          </table:table-cell>
          <table:table-cell office:value-type="string" table:style-name="ce1">
            <text:p>Manager</text:p>
          </table:table-cell>
          <table:table-cell office:value-type="date" office:date-value="2008-05-12T00:00:00" table:style-name="ce2">
            <text:p>2008-05-12</text:p>
          </table:table-cell>
          <table:table-cell office:value-type="float" office:value="89000" table:style-name="ce1">
            <text:p>8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n</text:p>
          </table:table-cell>
          <table:table-cell office:value-type="string" table:style-name="ce1">
            <text:p>Wood</text:p>
          </table:table-cell>
          <table:table-cell office:value-type="date" office:date-value="1991-01-29T00:00:00" table:style-name="ce2">
            <text:p>1991-01-29</text:p>
          </table:table-cell>
          <table:table-cell office:value-type="string" table:style-name="ce1">
            <text:p>Developer</text:p>
          </table:table-cell>
          <table:table-cell office:value-type="date" office:date-value="2016-07-08T00:00:00" table:style-name="ce2">
            <text:p>2016-07-08</text:p>
          </table:table-cell>
          <table:table-cell office:value-type="float" office:value="62000" table:style-name="ce1">
            <text:p>6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a</text:p>
          </table:table-cell>
          <table:table-cell office:value-type="string" table:style-name="ce1">
            <text:p>Brooks</text:p>
          </table:table-cell>
          <table:table-cell office:value-type="date" office:date-value="1976-04-14T00:00:00" table:style-name="ce2">
            <text:p>1976-04-14</text:p>
          </table:table-cell>
          <table:table-cell office:value-type="string" table:style-name="ce1">
            <text:p>Analyst</text:p>
          </table:table-cell>
          <table:table-cell office:value-type="date" office:date-value="2001-10-03T00:00:00" table:style-name="ce2">
            <text:p>2001-10-03</text:p>
          </table:table-cell>
          <table:table-cell office:value-type="float" office:value="78000" table:style-name="ce1">
            <text:p>7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rek</text:p>
          </table:table-cell>
          <table:table-cell office:value-type="string" table:style-name="ce1">
            <text:p>Gray</text:p>
          </table:table-cell>
          <table:table-cell office:value-type="date" office:date-value="1988-12-20T00:00:00" table:style-name="ce2">
            <text:p>1988-12-20</text:p>
          </table:table-cell>
          <table:table-cell office:value-type="string" table:style-name="ce1">
            <text:p>Designer</text:p>
          </table:table-cell>
          <table:table-cell office:value-type="date" office:date-value="2012-03-25T00:00:00" table:style-name="ce2">
            <text:p>2012-03-25</text:p>
          </table:table-cell>
          <table:table-cell office:value-type="float" office:value="54000" table:style-name="ce1">
            <text:p>5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la</text:p>
          </table:table-cell>
          <table:table-cell office:value-type="string" table:style-name="ce1">
            <text:p>James</text:p>
          </table:table-cell>
          <table:table-cell office:value-type="date" office:date-value="1995-06-11T00:00:00" table:style-name="ce2">
            <text:p>1995-06-11</text:p>
          </table:table-cell>
          <table:table-cell office:value-type="string" table:style-name="ce1">
            <text:p>Support</text:p>
          </table:table-cell>
          <table:table-cell office:value-type="date" office:date-value="2020-09-17T00:00:00" table:style-name="ce2">
            <text:p>2020-09-17</text:p>
          </table:table-cell>
          <table:table-cell office:value-type="float" office:value="47000" table:style-name="ce1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lix</text:p>
          </table:table-cell>
          <table:table-cell office:value-type="string" table:style-name="ce1">
            <text:p>Bennett</text:p>
          </table:table-cell>
          <table:table-cell office:value-type="date" office:date-value="1980-02-07T00:00:00" table:style-name="ce2">
            <text:p>1980-02-07</text:p>
          </table:table-cell>
          <table:table-cell office:value-type="string" table:style-name="ce1">
            <text:p>Manager</text:p>
          </table:table-cell>
          <table:table-cell office:value-type="date" office:date-value="2005-12-01T00:00:00" table:style-name="ce2">
            <text:p>2005-12-01</text:p>
          </table:table-cell>
          <table:table-cell office:value-type="float" office:value="85000" table:style-name="ce1">
            <text:p>8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ce</text:p>
          </table:table-cell>
          <table:table-cell office:value-type="string" table:style-name="ce1">
            <text:p>Long</text:p>
          </table:table-cell>
          <table:table-cell office:value-type="date" office:date-value="1993-09-26T00:00:00" table:style-name="ce2">
            <text:p>1993-09-26</text:p>
          </table:table-cell>
          <table:table-cell office:value-type="string" table:style-name="ce1">
            <text:p>Developer</text:p>
          </table:table-cell>
          <table:table-cell office:value-type="date" office:date-value="2017-04-04T00:00:00" table:style-name="ce2">
            <text:p>2017-04-04</text:p>
          </table:table-cell>
          <table:table-cell office:value-type="float" office:value="61000" table:style-name="ce1">
            <text:p>6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Foster</text:p>
          </table:table-cell>
          <table:table-cell office:value-type="date" office:date-value="1979-07-19T00:00:00" table:style-name="ce2">
            <text:p>1979-07-19</text:p>
          </table:table-cell>
          <table:table-cell office:value-type="string" table:style-name="ce1">
            <text:p>Analyst</text:p>
          </table:table-cell>
          <table:table-cell office:value-type="date" office:date-value="2004-06-22T00:00:00" table:style-name="ce2">
            <text:p>2004-06-22</text:p>
          </table:table-cell>
          <table:table-cell office:value-type="float" office:value="76000" table:style-name="ce1">
            <text:p>7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la</text:p>
          </table:table-cell>
          <table:table-cell office:value-type="string" table:style-name="ce1">
            <text:p>Howard</text:p>
          </table:table-cell>
          <table:table-cell office:value-type="date" office:date-value="1987-03-15T00:00:00" table:style-name="ce2">
            <text:p>1987-03-15</text:p>
          </table:table-cell>
          <table:table-cell office:value-type="string" table:style-name="ce1">
            <text:p>Designer</text:p>
          </table:table-cell>
          <table:table-cell office:value-type="date" office:date-value="2011-11-30T00:00:00" table:style-name="ce2">
            <text:p>2011-11-30</text:p>
          </table:table-cell>
          <table:table-cell office:value-type="float" office:value="53000" table:style-name="ce1">
            <text:p>5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</text:p>
          </table:table-cell>
          <table:table-cell office:value-type="string" table:style-name="ce1">
            <text:p>Peterson</text:p>
          </table:table-cell>
          <table:table-cell office:value-type="date" office:date-value="1996-12-05T00:00:00" table:style-name="ce2">
            <text:p>1996-12-05</text:p>
          </table:table-cell>
          <table:table-cell office:value-type="string" table:style-name="ce1">
            <text:p>Support</text:p>
          </table:table-cell>
          <table:table-cell office:value-type="date" office:date-value="2021-07-13T00:00:00" table:style-name="ce2">
            <text:p>2021-07-13</text:p>
          </table:table-cell>
          <table:table-cell office:value-type="float" office:value="48000" table:style-name="ce1">
            <text:p>4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ra</text:p>
          </table:table-cell>
          <table:table-cell office:value-type="string" table:style-name="ce1">
            <text:p>Hughes</text:p>
          </table:table-cell>
          <table:table-cell office:value-type="date" office:date-value="1981-08-28T00:00:00" table:style-name="ce2">
            <text:p>1981-08-28</text:p>
          </table:table-cell>
          <table:table-cell office:value-type="string" table:style-name="ce1">
            <text:p>Manager</text:p>
          </table:table-cell>
          <table:table-cell office:value-type="date" office:date-value="2006-03-09T00:00:00" table:style-name="ce2">
            <text:p>2006-03-09</text:p>
          </table:table-cell>
          <table:table-cell office:value-type="float" office:value="87000" table:style-name="ce1">
            <text:p>8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o</text:p>
          </table:table-cell>
          <table:table-cell office:value-type="string" table:style-name="ce1">
            <text:p>Bryant</text:p>
          </table:table-cell>
          <table:table-cell office:value-type="date" office:date-value="1990-05-17T00:00:00" table:style-name="ce2">
            <text:p>1990-05-17</text:p>
          </table:table-cell>
          <table:table-cell office:value-type="string" table:style-name="ce1">
            <text:p>Developer</text:p>
          </table:table-cell>
          <table:table-cell office:value-type="date" office:date-value="2014-10-27T00:00:00" table:style-name="ce2">
            <text:p>2014-10-27</text:p>
          </table:table-cell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ya</text:p>
          </table:table-cell>
          <table:table-cell office:value-type="string" table:style-name="ce1">
            <text:p>Alexander</text:p>
          </table:table-cell>
          <table:table-cell office:value-type="date" office:date-value="1975-11-02T00:00:00" table:style-name="ce2">
            <text:p>1975-11-02</text:p>
          </table:table-cell>
          <table:table-cell office:value-type="string" table:style-name="ce1">
            <text:p>Analyst</text:p>
          </table:table-cell>
          <table:table-cell office:value-type="date" office:date-value="2000-02-16T00:00:00" table:style-name="ce2">
            <text:p>2000-02-16</text:p>
          </table:table-cell>
          <table:table-cell office:value-type="float" office:value="79000" table:style-name="ce1">
            <text:p>7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ah</text:p>
          </table:table-cell>
          <table:table-cell office:value-type="string" table:style-name="ce1">
            <text:p>Griffin</text:p>
          </table:table-cell>
          <table:table-cell office:value-type="date" office:date-value="1989-01-24T00:00:00" table:style-name="ce2">
            <text:p>1989-01-24</text:p>
          </table:table-cell>
          <table:table-cell office:value-type="string" table:style-name="ce1">
            <text:p>Designer</text:p>
          </table:table-cell>
          <table:table-cell office:value-type="date" office:date-value="2013-08-05T00:00:00" table:style-name="ce2">
            <text:p>2013-08-05</text:p>
          </table:table-cell>
          <table:table-cell office:value-type="float" office:value="55000" table:style-name="ce1">
            <text:p>5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live</text:p>
          </table:table-cell>
          <table:table-cell office:value-type="string" table:style-name="ce1">
            <text:p>West</text:p>
          </table:table-cell>
          <table:table-cell office:value-type="date" office:date-value="1994-09-10T00:00:00" table:style-name="ce2">
            <text:p>1994-09-10</text:p>
          </table:table-cell>
          <table:table-cell office:value-type="string" table:style-name="ce1">
            <text:p>Support</text:p>
          </table:table-cell>
          <table:table-cell office:value-type="date" office:date-value="2018-06-29T00:00:00" table:style-name="ce2">
            <text:p>2018-06-29</text:p>
          </table:table-cell>
          <table:table-cell office:value-type="float" office:value="46000" table:style-name="ce1">
            <text:p>4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ter</text:p>
          </table:table-cell>
          <table:table-cell office:value-type="string" table:style-name="ce1">
            <text:p>Hayes</text:p>
          </table:table-cell>
          <table:table-cell office:value-type="date" office:date-value="1982-06-06T00:00:00" table:style-name="ce2">
            <text:p>1982-06-06</text:p>
          </table:table-cell>
          <table:table-cell office:value-type="string" table:style-name="ce1">
            <text:p>Manager</text:p>
          </table:table-cell>
          <table:table-cell office:value-type="date" office:date-value="2007-01-21T00:00:00" table:style-name="ce2">
            <text:p>2007-01-21</text:p>
          </table:table-cell>
          <table:table-cell office:value-type="float" office:value="88000" table:style-name="ce1">
            <text:p>8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inn</text:p>
          </table:table-cell>
          <table:table-cell office:value-type="string" table:style-name="ce1">
            <text:p>Stone</text:p>
          </table:table-cell>
          <table:table-cell office:value-type="date" office:date-value="1992-03-18T00:00:00" table:style-name="ce2">
            <text:p>1992-03-18</text:p>
          </table:table-cell>
          <table:table-cell office:value-type="string" table:style-name="ce1">
            <text:p>Developer</text:p>
          </table:table-cell>
          <table:table-cell office:value-type="date" office:date-value="2015-05-30T00:00:00" table:style-name="ce2">
            <text:p>2015-05-30</text:p>
          </table:table-cell>
          <table:table-cell office:value-type="float" office:value="63000" table:style-name="ce1">
            <text:p>6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by</text:p>
          </table:table-cell>
          <table:table-cell office:value-type="string" table:style-name="ce1">
            <text:p>Dean</text:p>
          </table:table-cell>
          <table:table-cell office:value-type="date" office:date-value="1977-10-12T00:00:00" table:style-name="ce2">
            <text:p>1977-10-12</text:p>
          </table:table-cell>
          <table:table-cell office:value-type="string" table:style-name="ce1">
            <text:p>Analyst</text:p>
          </table:table-cell>
          <table:table-cell office:value-type="date" office:date-value="2002-12-14T00:00:00" table:style-name="ce2">
            <text:p>2002-12-14</text:p>
          </table:table-cell>
          <table:table-cell office:value-type="float" office:value="77000" table:style-name="ce1">
            <text:p>7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an</text:p>
          </table:table-cell>
          <table:table-cell office:value-type="string" table:style-name="ce1">
            <text:p>Armstrong</text:p>
          </table:table-cell>
          <table:table-cell office:value-type="date" office:date-value="1985-07-04T00:00:00" table:style-name="ce2">
            <text:p>1985-07-04</text:p>
          </table:table-cell>
          <table:table-cell office:value-type="string" table:style-name="ce1">
            <text:p>Designer</text:p>
          </table:table-cell>
          <table:table-cell office:value-type="date" office:date-value="2010-06-03T00:00:00" table:style-name="ce2">
            <text:p>2010-06-03</text:p>
          </table:table-cell>
          <table:table-cell office:value-type="float" office:value="52000" table:style-name="ce1">
            <text:p>5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ra</text:p>
          </table:table-cell>
          <table:table-cell office:value-type="string" table:style-name="ce1">
            <text:p>Chapman</text:p>
          </table:table-cell>
          <table:table-cell office:value-type="date" office:date-value="1997-11-30T00:00:00" table:style-name="ce2">
            <text:p>1997-11-30</text:p>
          </table:table-cell>
          <table:table-cell office:value-type="string" table:style-name="ce1">
            <text:p>Support</text:p>
          </table:table-cell>
          <table:table-cell office:value-type="date" office:date-value="2022-03-26T00:00:00" table:style-name="ce2">
            <text:p>2022-03-26</text:p>
          </table:table-cell>
          <table:table-cell office:value-type="float" office:value="49000" table:style-name="ce1">
            <text:p>4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i</text:p>
          </table:table-cell>
          <table:table-cell office:value-type="string" table:style-name="ce1">
            <text:p>Watts</text:p>
          </table:table-cell>
          <table:table-cell office:value-type="date" office:date-value="1984-01-08T00:00:00" table:style-name="ce2">
            <text:p>1984-01-08</text:p>
          </table:table-cell>
          <table:table-cell office:value-type="string" table:style-name="ce1">
            <text:p>Manager</text:p>
          </table:table-cell>
          <table:table-cell office:value-type="date" office:date-value="2009-08-17T00:00:00" table:style-name="ce2">
            <text:p>2009-08-17</text:p>
          </table:table-cell>
          <table:table-cell office:value-type="float" office:value="86000" table:style-name="ce1">
            <text:p>8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olet</text:p>
          </table:table-cell>
          <table:table-cell office:value-type="string" table:style-name="ce1">
            <text:p>Reynolds</text:p>
          </table:table-cell>
          <table:table-cell office:value-type="date" office:date-value="1990-07-22T00:00:00" table:style-name="ce2">
            <text:p>1990-07-22</text:p>
          </table:table-cell>
          <table:table-cell office:value-type="string" table:style-name="ce1">
            <text:p>Developer</text:p>
          </table:table-cell>
          <table:table-cell office:value-type="date" office:date-value="2014-01-10T00:00:00" table:style-name="ce2">
            <text:p>2014-01-10</text:p>
          </table:table-cell>
          <table:table-cell office:value-type="float" office:value="64000" table:style-name="ce1">
            <text:p>6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de</text:p>
          </table:table-cell>
          <table:table-cell office:value-type="string" table:style-name="ce1">
            <text:p>Ellis</text:p>
          </table:table-cell>
          <table:table-cell office:value-type="date" office:date-value="1976-03-27T00:00:00" table:style-name="ce2">
            <text:p>1976-03-27</text:p>
          </table:table-cell>
          <table:table-cell office:value-type="string" table:style-name="ce1">
            <text:p>Analyst</text:p>
          </table:table-cell>
          <table:table-cell office:value-type="date" office:date-value="2001-09-01T00:00:00" table:style-name="ce2">
            <text:p>2001-09-01</text:p>
          </table:table-cell>
          <table:table-cell office:value-type="float" office:value="80000" table:style-name="ce1">
            <text:p>80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imena</text:p>
          </table:table-cell>
          <table:table-cell office:value-type="string" table:style-name="ce1">
            <text:p>Ortiz</text:p>
          </table:table-cell>
          <table:table-cell office:value-type="date" office:date-value="1987-10-19T00:00:00" table:style-name="ce2">
            <text:p>1987-10-19</text:p>
          </table:table-cell>
          <table:table-cell office:value-type="string" table:style-name="ce1">
            <text:p>Designer</text:p>
          </table:table-cell>
          <table:table-cell office:value-type="date" office:date-value="2011-04-15T00:00:00" table:style-name="ce2">
            <text:p>2011-04-15</text:p>
          </table:table-cell>
          <table:table-cell office:value-type="float" office:value="56000" table:style-name="ce1">
            <text:p>5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sef</text:p>
          </table:table-cell>
          <table:table-cell office:value-type="string" table:style-name="ce1">
            <text:p>Stevens</text:p>
          </table:table-cell>
          <table:table-cell office:value-type="date" office:date-value="1995-02-13T00:00:00" table:style-name="ce2">
            <text:p>1995-02-13</text:p>
          </table:table-cell>
          <table:table-cell office:value-type="string" table:style-name="ce1">
            <text:p>Support</text:p>
          </table:table-cell>
          <table:table-cell office:value-type="date" office:date-value="2020-11-02T00:00:00" table:style-name="ce2">
            <text:p>2020-11-02</text:p>
          </table:table-cell>
          <table:table-cell office:value-type="float" office:value="45000" table:style-name="ce1">
            <text:p>4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lda</text:p>
          </table:table-cell>
          <table:table-cell office:value-type="string" table:style-name="ce1">
            <text:p>Price</text:p>
          </table:table-cell>
          <table:table-cell office:value-type="date" office:date-value="1980-12-31T00:00:00" table:style-name="ce2">
            <text:p>1980-12-31</text:p>
          </table:table-cell>
          <table:table-cell office:value-type="string" table:style-name="ce1">
            <text:p>Manager</text:p>
          </table:table-cell>
          <table:table-cell office:value-type="date" office:date-value="2005-07-07T00:00:00" table:style-name="ce2">
            <text:p>2005-07-07</text:p>
          </table:table-cell>
          <table:table-cell office:value-type="float" office:value="84000" table:style-name="ce1">
            <text:p>8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m</text:p>
          </table:table-cell>
          <table:table-cell office:value-type="string" table:style-name="ce1">
            <text:p>Waters</text:p>
          </table:table-cell>
          <table:table-cell office:value-type="date" office:date-value="1992-08-06T00:00:00" table:style-name="ce2">
            <text:p>1992-08-06</text:p>
          </table:table-cell>
          <table:table-cell office:value-type="string" table:style-name="ce1">
            <text:p>Developer</text:p>
          </table:table-cell>
          <table:table-cell office:value-type="date" office:date-value="2017-02-19T00:00:00" table:style-name="ce2">
            <text:p>2017-02-19</text:p>
          </table:table-cell>
          <table:table-cell office:value-type="float" office:value="61000" table:style-name="ce1">
            <text:p>6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anca</text:p>
          </table:table-cell>
          <table:table-cell office:value-type="string" table:style-name="ce1">
            <text:p>Kim</text:p>
          </table:table-cell>
          <table:table-cell office:value-type="date" office:date-value="1979-05-23T00:00:00" table:style-name="ce2">
            <text:p>1979-05-23</text:p>
          </table:table-cell>
          <table:table-cell office:value-type="string" table:style-name="ce1">
            <text:p>Analyst</text:p>
          </table:table-cell>
          <table:table-cell office:value-type="date" office:date-value="2004-11-11T00:00:00" table:style-name="ce2">
            <text:p>2004-11-11</text:p>
          </table:table-cell>
          <table:table-cell office:value-type="float" office:value="75000" table:style-name="ce1">
            <text:p>7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dy</text:p>
          </table:table-cell>
          <table:table-cell office:value-type="string" table:style-name="ce1">
            <text:p>Nguyen</text:p>
          </table:table-cell>
          <table:table-cell office:value-type="date" office:date-value="1988-09-01T00:00:00" table:style-name="ce2">
            <text:p>1988-09-01</text:p>
          </table:table-cell>
          <table:table-cell office:value-type="string" table:style-name="ce1">
            <text:p>Designer</text:p>
          </table:table-cell>
          <table:table-cell office:value-type="date" office:date-value="2012-01-29T00:00:00" table:style-name="ce2">
            <text:p>2012-01-29</text:p>
          </table:table-cell>
          <table:table-cell office:value-type="float" office:value="54000" table:style-name="ce1">
            <text:p>54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ilah</text:p>
          </table:table-cell>
          <table:table-cell office:value-type="string" table:style-name="ce1">
            <text:p>Moore</text:p>
          </table:table-cell>
          <table:table-cell office:value-type="date" office:date-value="1996-01-15T00:00:00" table:style-name="ce2">
            <text:p>1996-01-15</text:p>
          </table:table-cell>
          <table:table-cell office:value-type="string" table:style-name="ce1">
            <text:p>Support</text:p>
          </table:table-cell>
          <table:table-cell office:value-type="date" office:date-value="2021-10-06T00:00:00" table:style-name="ce2">
            <text:p>2021-10-06</text:p>
          </table:table-cell>
          <table:table-cell office:value-type="float" office:value="47000" table:style-name="ce1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mett</text:p>
          </table:table-cell>
          <table:table-cell office:value-type="string" table:style-name="ce1">
            <text:p>Turner</text:p>
          </table:table-cell>
          <table:table-cell office:value-type="date" office:date-value="1983-11-08T00:00:00" table:style-name="ce2">
            <text:p>1983-11-08</text:p>
          </table:table-cell>
          <table:table-cell office:value-type="string" table:style-name="ce1">
            <text:p>Manager</text:p>
          </table:table-cell>
          <table:table-cell office:value-type="date" office:date-value="2008-09-14T00:00:00" table:style-name="ce2">
            <text:p>2008-09-14</text:p>
          </table:table-cell>
          <table:table-cell office:value-type="float" office:value="89000" table:style-name="ce1">
            <text:p>8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eya</text:p>
          </table:table-cell>
          <table:table-cell office:value-type="string" table:style-name="ce1">
            <text:p>Diaz</text:p>
          </table:table-cell>
          <table:table-cell office:value-type="date" office:date-value="1991-04-03T00:00:00" table:style-name="ce2">
            <text:p>1991-04-03</text:p>
          </table:table-cell>
          <table:table-cell office:value-type="string" table:style-name="ce1">
            <text:p>Developer</text:p>
          </table:table-cell>
          <table:table-cell office:value-type="date" office:date-value="2016-06-20T00:00:00" table:style-name="ce2">
            <text:p>2016-06-20</text:p>
          </table:table-cell>
          <table:table-cell office:value-type="float" office:value="62000" table:style-name="ce1">
            <text:p>6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be</text:p>
          </table:table-cell>
          <table:table-cell office:value-type="string" table:style-name="ce1">
            <text:p>Lozano</text:p>
          </table:table-cell>
          <table:table-cell office:value-type="date" office:date-value="1975-06-26T00:00:00" table:style-name="ce2">
            <text:p>1975-06-26</text:p>
          </table:table-cell>
          <table:table-cell office:value-type="string" table:style-name="ce1">
            <text:p>Analyst</text:p>
          </table:table-cell>
          <table:table-cell office:value-type="date" office:date-value="2000-08-31T00:00:00" table:style-name="ce2">
            <text:p>2000-08-31</text:p>
          </table:table-cell>
          <table:table-cell office:value-type="float" office:value="78000" table:style-name="ce1">
            <text:p>7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zel</text:p>
          </table:table-cell>
          <table:table-cell office:value-type="string" table:style-name="ce1">
            <text:p>Freeman</text:p>
          </table:table-cell>
          <table:table-cell office:value-type="date" office:date-value="1989-09-29T00:00:00" table:style-name="ce2">
            <text:p>1989-09-29</text:p>
          </table:table-cell>
          <table:table-cell office:value-type="string" table:style-name="ce1">
            <text:p>Designer</text:p>
          </table:table-cell>
          <table:table-cell office:value-type="date" office:date-value="2013-02-07T00:00:00" table:style-name="ce2">
            <text:p>2013-02-07</text:p>
          </table:table-cell>
          <table:table-cell office:value-type="float" office:value="53000" table:style-name="ce1">
            <text:p>5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van</text:p>
          </table:table-cell>
          <table:table-cell office:value-type="string" table:style-name="ce1">
            <text:p>Chavez</text:p>
          </table:table-cell>
          <table:table-cell office:value-type="date" office:date-value="1994-05-12T00:00:00" table:style-name="ce2">
            <text:p>1994-05-12</text:p>
          </table:table-cell>
          <table:table-cell office:value-type="string" table:style-name="ce1">
            <text:p>Support</text:p>
          </table:table-cell>
          <table:table-cell office:value-type="date" office:date-value="2018-12-23T00:00:00" table:style-name="ce2">
            <text:p>2018-12-23</text:p>
          </table:table-cell>
          <table:table-cell office:value-type="float" office:value="46000" table:style-name="ce1">
            <text:p>4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smine</text:p>
          </table:table-cell>
          <table:table-cell office:value-type="string" table:style-name="ce1">
            <text:p>Webb</text:p>
          </table:table-cell>
          <table:table-cell office:value-type="date" office:date-value="1982-01-04T00:00:00" table:style-name="ce2">
            <text:p>1982-01-04</text:p>
          </table:table-cell>
          <table:table-cell office:value-type="string" table:style-name="ce1">
            <text:p>Manager</text:p>
          </table:table-cell>
          <table:table-cell office:value-type="date" office:date-value="2007-05-18T00:00:00" table:style-name="ce2">
            <text:p>2007-05-18</text:p>
          </table:table-cell>
          <table:table-cell office:value-type="float" office:value="87000" table:style-name="ce1">
            <text:p>8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eran</text:p>
          </table:table-cell>
          <table:table-cell office:value-type="string" table:style-name="ce1">
            <text:p>Walsh</text:p>
          </table:table-cell>
          <table:table-cell office:value-type="date" office:date-value="1993-10-21T00:00:00" table:style-name="ce2">
            <text:p>1993-10-21</text:p>
          </table:table-cell>
          <table:table-cell office:value-type="string" table:style-name="ce1">
            <text:p>Developer</text:p>
          </table:table-cell>
          <table:table-cell office:value-type="date" office:date-value="2015-11-25T00:00:00" table:style-name="ce2">
            <text:p>2015-11-25</text:p>
          </table:table-cell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na</text:p>
          </table:table-cell>
          <table:table-cell office:value-type="string" table:style-name="ce1">
            <text:p>Thornton</text:p>
          </table:table-cell>
          <table:table-cell office:value-type="date" office:date-value="1978-08-08T00:00:00" table:style-name="ce2">
            <text:p>1978-08-08</text:p>
          </table:table-cell>
          <table:table-cell office:value-type="string" table:style-name="ce1">
            <text:p>Analyst</text:p>
          </table:table-cell>
          <table:table-cell office:value-type="date" office:date-value="2003-03-30T00:00:00" table:style-name="ce2">
            <text:p>2003-03-30</text:p>
          </table:table-cell>
          <table:table-cell office:value-type="float" office:value="76000" table:style-name="ce1">
            <text:p>76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on</text:p>
          </table:table-cell>
          <table:table-cell office:value-type="string" table:style-name="ce1">
            <text:p>Barrett</text:p>
          </table:table-cell>
          <table:table-cell office:value-type="date" office:date-value="1986-05-01T00:00:00" table:style-name="ce2">
            <text:p>1986-05-01</text:p>
          </table:table-cell>
          <table:table-cell office:value-type="string" table:style-name="ce1">
            <text:p>Designer</text:p>
          </table:table-cell>
          <table:table-cell office:value-type="date" office:date-value="2010-01-12T00:00:00" table:style-name="ce2">
            <text:p>2010-01-12</text:p>
          </table:table-cell>
          <table:table-cell office:value-type="float" office:value="55000" table:style-name="ce1">
            <text:p>5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ra</text:p>
          </table:table-cell>
          <table:table-cell office:value-type="string" table:style-name="ce1">
            <text:p>Goodwin</text:p>
          </table:table-cell>
          <table:table-cell office:value-type="date" office:date-value="1997-06-16T00:00:00" table:style-name="ce2">
            <text:p>1997-06-16</text:p>
          </table:table-cell>
          <table:table-cell office:value-type="string" table:style-name="ce1">
            <text:p>Support</text:p>
          </table:table-cell>
          <table:table-cell office:value-type="date" office:date-value="2022-07-01T00:00:00" table:style-name="ce2">
            <text:p>2022-07-01</text:p>
          </table:table-cell>
          <table:table-cell office:value-type="float" office:value="48000" table:style-name="ce1">
            <text:p>4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mar</text:p>
          </table:table-cell>
          <table:table-cell office:value-type="string" table:style-name="ce1">
            <text:p>Sharp</text:p>
          </table:table-cell>
          <table:table-cell office:value-type="date" office:date-value="1981-03-10T00:00:00" table:style-name="ce2">
            <text:p>1981-03-10</text:p>
          </table:table-cell>
          <table:table-cell office:value-type="string" table:style-name="ce1">
            <text:p>Manager</text:p>
          </table:table-cell>
          <table:table-cell office:value-type="date" office:date-value="2006-10-04T00:00:00" table:style-name="ce2">
            <text:p>2006-10-04</text:p>
          </table:table-cell>
          <table:table-cell office:value-type="float" office:value="85000" table:style-name="ce1">
            <text:p>85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per</text:p>
          </table:table-cell>
          <table:table-cell office:value-type="string" table:style-name="ce1">
            <text:p>Blake</text:p>
          </table:table-cell>
          <table:table-cell office:value-type="date" office:date-value="1990-11-27T00:00:00" table:style-name="ce2">
            <text:p>1990-11-27</text:p>
          </table:table-cell>
          <table:table-cell office:value-type="string" table:style-name="ce1">
            <text:p>Developer</text:p>
          </table:table-cell>
          <table:table-cell office:value-type="date" office:date-value="2014-04-22T00:00:00" table:style-name="ce2">
            <text:p>2014-04-22</text:p>
          </table:table-cell>
          <table:table-cell office:value-type="float" office:value="63000" table:style-name="ce1">
            <text:p>63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id</text:p>
          </table:table-cell>
          <table:table-cell office:value-type="string" table:style-name="ce1">
            <text:p>Newton</text:p>
          </table:table-cell>
          <table:table-cell office:value-type="date" office:date-value="1976-01-30T00:00:00" table:style-name="ce2">
            <text:p>1976-01-30</text:p>
          </table:table-cell>
          <table:table-cell office:value-type="string" table:style-name="ce1">
            <text:p>Analyst</text:p>
          </table:table-cell>
          <table:table-cell office:value-type="date" office:date-value="2001-12-09T00:00:00" table:style-name="ce2">
            <text:p>2001-12-09</text:p>
          </table:table-cell>
          <table:table-cell office:value-type="float" office:value="79000" table:style-name="ce1">
            <text:p>79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enna</text:p>
          </table:table-cell>
          <table:table-cell office:value-type="string" table:style-name="ce1">
            <text:p>Wilkins</text:p>
          </table:table-cell>
          <table:table-cell office:value-type="date" office:date-value="1985-08-25T00:00:00" table:style-name="ce2">
            <text:p>1985-08-25</text:p>
          </table:table-cell>
          <table:table-cell office:value-type="string" table:style-name="ce1">
            <text:p>Designer</text:p>
          </table:table-cell>
          <table:table-cell office:value-type="date" office:date-value="2009-03-06T00:00:00" table:style-name="ce2">
            <text:p>2009-03-06</text:p>
          </table:table-cell>
          <table:table-cell office:value-type="float" office:value="52000" table:style-name="ce1">
            <text:p>52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o</text:p>
          </table:table-cell>
          <table:table-cell office:value-type="string" table:style-name="ce1">
            <text:p>Carson</text:p>
          </table:table-cell>
          <table:table-cell office:value-type="date" office:date-value="1995-12-18T00:00:00" table:style-name="ce2">
            <text:p>1995-12-18</text:p>
          </table:table-cell>
          <table:table-cell office:value-type="string" table:style-name="ce1">
            <text:p>Support</text:p>
          </table:table-cell>
          <table:table-cell office:value-type="date" office:date-value="2020-02-14T00:00:00" table:style-name="ce2">
            <text:p>2020-02-14</text:p>
          </table:table-cell>
          <table:table-cell office:value-type="float" office:value="47000" table:style-name="ce1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sula</text:p>
          </table:table-cell>
          <table:table-cell office:value-type="string" table:style-name="ce1">
            <text:p>Finch</text:p>
          </table:table-cell>
          <table:table-cell office:value-type="date" office:date-value="1984-04-07T00:00:00" table:style-name="ce2">
            <text:p>1984-04-07</text:p>
          </table:table-cell>
          <table:table-cell office:value-type="string" table:style-name="ce1">
            <text:p>Manager</text:p>
          </table:table-cell>
          <table:table-cell office:value-type="date" office:date-value="2009-06-28T00:00:00" table:style-name="ce2">
            <text:p>2009-06-28</text:p>
          </table:table-cell>
          <table:table-cell office:value-type="float" office:value="88000" table:style-name="ce1">
            <text:p>88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McGee</text:p>
          </table:table-cell>
          <table:table-cell office:value-type="date" office:date-value="1993-07-31T00:00:00" table:style-name="ce2">
            <text:p>1993-07-31</text:p>
          </table:table-cell>
          <table:table-cell office:value-type="string" table:style-name="ce1">
            <text:p>Developer</text:p>
          </table:table-cell>
          <table:table-cell office:value-type="date" office:date-value="2016-10-01T00:00:00" table:style-name="ce2">
            <text:p>2016-10-01</text:p>
          </table:table-cell>
          <table:table-cell office:value-type="float" office:value="61000" table:style-name="ce1">
            <text:p>6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a</text:p>
          </table:table-cell>
          <table:table-cell office:value-type="string" table:style-name="ce1">
            <text:p>Knox</text:p>
          </table:table-cell>
          <table:table-cell office:value-type="date" office:date-value="1977-02-20T00:00:00" table:style-name="ce2">
            <text:p>1977-02-20</text:p>
          </table:table-cell>
          <table:table-cell office:value-type="string" table:style-name="ce1">
            <text:p>Analyst</text:p>
          </table:table-cell>
          <table:table-cell office:value-type="date" office:date-value="2002-07-15T00:00:00" table:style-name="ce2">
            <text:p>2002-07-15</text:p>
          </table:table-cell>
          <table:table-cell office:value-type="float" office:value="77000" table:style-name="ce1">
            <text:p>77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ander</text:p>
          </table:table-cell>
          <table:table-cell office:value-type="string" table:style-name="ce1">
            <text:p>Boone</text:p>
          </table:table-cell>
          <table:table-cell office:value-type="date" office:date-value="1987-01-26T00:00:00" table:style-name="ce2">
            <text:p>1987-01-26</text:p>
          </table:table-cell>
          <table:table-cell office:value-type="string" table:style-name="ce1">
            <text:p>Designer</text:p>
          </table:table-cell>
          <table:table-cell office:value-type="date" office:date-value="2011-01-03T00:00:00" table:style-name="ce2">
            <text:p>2011-01-03</text:p>
          </table:table-cell>
          <table:table-cell office:value-type="float" office:value="56000" table:style-name="ce1">
            <text:p>56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number-columns-spanned="6" table:number-rows-spanned="1" table:style-name="ce4">
            <text:p>Please generate dummy data about emplyees. I will need the following columns: First Name, Last Name, Date of Birth, Position, Date of Hire, Annual Salary. Please generate 100 rows of the data in CSV format. Here is an example of one row: Jean,Dupont,1985-01-01,Developer,2010-01-01,50000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">
            <text:p>Great, please show me the data now.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Please show me all the rows of the CSV data. If 100 is too much, show me 50.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Awesome, thank you. Please show me the remaining 50 rows.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number-rows-repeated="1048470" table:style-name="ro1">
          <table:table-cell table:number-columns-repeated="16384"/>
        </table:table-row>
        <table:named-expressions>
          <table:named-range table:name="data" table:cell-range-address="Ex04.$A$1:Ex04.$F$101" table:base-cell-address="Ex04.$A$1"/>
        </table:named-expressions>
      </table:table>
      <table:table table:name="Ex05" table:style-name="ta1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able:cell-range-source table:name="data1" table:last-column-spanned="6" table:last-row-spanned="101" xlink:href="/Users/rano/Documents/Other/42/Discovery AI Piscine/data.csv"/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2">
            <text:p>Date of Birth</text:p>
          </table:table-cell>
          <table:table-cell office:value-type="string" table:style-name="ce1">
            <text:p>Position</text:p>
          </table:table-cell>
          <table:table-cell office:value-type="string" table:style-name="ce2">
            <text:p>Date of Hire</text:p>
          </table:table-cell>
          <table:table-cell office:value-type="string" table:style-name="ce1">
            <text:p>Annual Salary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Seniority</text:p>
          </table:table-cell>
          <table:table-cell office:value-type="string" table:style-name="ce1">
            <text:p>Annual Seniority Bonu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ice</text:p>
          </table:table-cell>
          <table:table-cell office:value-type="string" table:style-name="ce1">
            <text:p>Smith</text:p>
          </table:table-cell>
          <table:table-cell office:value-type="date" office:date-value="1980-05-12T00:00:00" table:style-name="ce2">
            <text:p>1980-05-12</text:p>
          </table:table-cell>
          <table:table-cell office:value-type="string" table:style-name="ce1">
            <text:p>Manager</text:p>
          </table:table-cell>
          <table:table-cell office:value-type="date" office:date-value="2005-06-01T00:00:00" table:style-name="ce2">
            <text:p>2005-06-01</text:p>
          </table:table-cell>
          <table:table-cell office:value-type="float" office:value="85000" table:style-name="ce1">
            <text:p>85000</text:p>
          </table:table-cell>
          <table:table-cell office:value-type="float" office:value="45" table:formula="of:=INT((TODAY()-[.C2])/365.25)" table:style-name="ce1">
            <text:p>45</text:p>
          </table:table-cell>
          <table:table-cell office:value-type="float" office:value="20" table:formula="of:=INT((TODAY()-[.E2])/365.25)" table:style-name="ce1">
            <text:p>20</text:p>
          </table:table-cell>
          <table:table-cell office:value-type="float" office:value="12750" table:formula="of:=IF(DATEDIF([.E2];TODAY();&quot;Y&quot;)&lt;5;0; IF(DATEDIF([.E2];TODAY();&quot;Y&quot;)&lt;10;[.F2]*0.1; IF(DATEDIF([.E2];TODAY();&quot;Y&quot;)&lt;15;[.F2]*0.1; [.F2]*0.15)))" table:style-name="ce1">
            <text:p>127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b</text:p>
          </table:table-cell>
          <table:table-cell office:value-type="string" table:style-name="ce1">
            <text:p>Johnson</text:p>
          </table:table-cell>
          <table:table-cell office:value-type="date" office:date-value="1992-11-23T00:00:00" table:style-name="ce2">
            <text:p>1992-11-23</text:p>
          </table:table-cell>
          <table:table-cell office:value-type="string" table:style-name="ce1">
            <text:p>Developer</text:p>
          </table:table-cell>
          <table:table-cell office:value-type="date" office:date-value="2018-03-15T00:00:00" table:style-name="ce2">
            <text:p>2018-03-15</text:p>
          </table:table-cell>
          <table:table-cell office:value-type="float" office:value="62000" table:style-name="ce1">
            <text:p>62000</text:p>
          </table:table-cell>
          <table:table-cell office:value-type="float" office:value="32" table:formula="of:=INT((TODAY()-[.C3])/365.25)" table:style-name="ce1">
            <text:p>32</text:p>
          </table:table-cell>
          <table:table-cell office:value-type="float" office:value="7" table:formula="of:=INT((TODAY()-[.E3])/365.25)" table:style-name="ce1">
            <text:p>7</text:p>
          </table:table-cell>
          <table:table-cell office:value-type="float" office:value="6200" table:formula="of:=IF(DATEDIF([.E3];TODAY();&quot;Y&quot;)&lt;5;0; IF(DATEDIF([.E3];TODAY();&quot;Y&quot;)&lt;10;[.F3]*0.1; IF(DATEDIF([.E3];TODAY();&quot;Y&quot;)&lt;15;[.F3]*0.1; [.F3]*0.15)))" table:style-name="ce1">
            <text:p>6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rlie</text:p>
          </table:table-cell>
          <table:table-cell office:value-type="string" table:style-name="ce1">
            <text:p>Williams</text:p>
          </table:table-cell>
          <table:table-cell office:value-type="date" office:date-value="1975-07-30T00:00:00" table:style-name="ce2">
            <text:p>1975-07-30</text:p>
          </table:table-cell>
          <table:table-cell office:value-type="string" table:style-name="ce1">
            <text:p>Analyst</text:p>
          </table:table-cell>
          <table:table-cell office:value-type="date" office:date-value="2000-09-10T00:00:00" table:style-name="ce2">
            <text:p>2000-09-10</text:p>
          </table:table-cell>
          <table:table-cell office:value-type="float" office:value="78000" table:style-name="ce1">
            <text:p>78000</text:p>
          </table:table-cell>
          <table:table-cell office:value-type="float" office:value="49" table:formula="of:=INT((TODAY()-[.C4])/365.25)" table:style-name="ce1">
            <text:p>49</text:p>
          </table:table-cell>
          <table:table-cell office:value-type="float" office:value="24" table:formula="of:=INT((TODAY()-[.E4])/365.25)" table:style-name="ce1">
            <text:p>24</text:p>
          </table:table-cell>
          <table:table-cell office:value-type="float" office:value="11700" table:formula="of:=IF(DATEDIF([.E4];TODAY();&quot;Y&quot;)&lt;5;0; IF(DATEDIF([.E4];TODAY();&quot;Y&quot;)&lt;10;[.F4]*0.1; IF(DATEDIF([.E4];TODAY();&quot;Y&quot;)&lt;15;[.F4]*0.1; [.F4]*0.15)))" table:style-name="ce1">
            <text:p>11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iana</text:p>
          </table:table-cell>
          <table:table-cell office:value-type="string" table:style-name="ce1">
            <text:p>Brown</text:p>
          </table:table-cell>
          <table:table-cell office:value-type="date" office:date-value="1988-02-17T00:00:00" table:style-name="ce2">
            <text:p>1988-02-17</text:p>
          </table:table-cell>
          <table:table-cell office:value-type="string" table:style-name="ce1">
            <text:p>Designer</text:p>
          </table:table-cell>
          <table:table-cell office:value-type="date" office:date-value="2012-11-05T00:00:00" table:style-name="ce2">
            <text:p>2012-11-05</text:p>
          </table:table-cell>
          <table:table-cell office:value-type="float" office:value="54000" table:style-name="ce1">
            <text:p>54000</text:p>
          </table:table-cell>
          <table:table-cell office:value-type="float" office:value="37" table:formula="of:=INT((TODAY()-[.C5])/365.25)" table:style-name="ce1">
            <text:p>37</text:p>
          </table:table-cell>
          <table:table-cell office:value-type="float" office:value="12" table:formula="of:=INT((TODAY()-[.E5])/365.25)" table:style-name="ce1">
            <text:p>12</text:p>
          </table:table-cell>
          <table:table-cell office:value-type="float" office:value="5400" table:formula="of:=IF(DATEDIF([.E5];TODAY();&quot;Y&quot;)&lt;5;0; IF(DATEDIF([.E5];TODAY();&quot;Y&quot;)&lt;10;[.F5]*0.1; IF(DATEDIF([.E5];TODAY();&quot;Y&quot;)&lt;15;[.F5]*0.1; [.F5]*0.15)))" table:style-name="ce1">
            <text:p>5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than</text:p>
          </table:table-cell>
          <table:table-cell office:value-type="string" table:style-name="ce1">
            <text:p>Jones</text:p>
          </table:table-cell>
          <table:table-cell office:value-type="date" office:date-value="1995-08-09T00:00:00" table:style-name="ce2">
            <text:p>1995-08-09</text:p>
          </table:table-cell>
          <table:table-cell office:value-type="string" table:style-name="ce1">
            <text:p>Support</text:p>
          </table:table-cell>
          <table:table-cell office:value-type="date" office:date-value="2020-01-20T00:00:00" table:style-name="ce2">
            <text:p>2020-01-20</text:p>
          </table:table-cell>
          <table:table-cell office:value-type="float" office:value="47000" table:style-name="ce1">
            <text:p>47000</text:p>
          </table:table-cell>
          <table:table-cell office:value-type="float" office:value="29" table:formula="of:=INT((TODAY()-[.C6])/365.25)" table:style-name="ce1">
            <text:p>29</text:p>
          </table:table-cell>
          <table:table-cell office:value-type="float" office:value="5" table:formula="of:=INT((TODAY()-[.E6])/365.25)" table:style-name="ce1">
            <text:p>5</text:p>
          </table:table-cell>
          <table:table-cell office:value-type="float" office:value="4700" table:formula="of:=IF(DATEDIF([.E6];TODAY();&quot;Y&quot;)&lt;5;0; IF(DATEDIF([.E6];TODAY();&quot;Y&quot;)&lt;10;[.F6]*0.1; IF(DATEDIF([.E6];TODAY();&quot;Y&quot;)&lt;15;[.F6]*0.1; [.F6]*0.15)))" table:style-name="ce1">
            <text:p>4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ona</text:p>
          </table:table-cell>
          <table:table-cell office:value-type="string" table:style-name="ce1">
            <text:p>Miller</text:p>
          </table:table-cell>
          <table:table-cell office:value-type="date" office:date-value="1983-03-25T00:00:00" table:style-name="ce2">
            <text:p>1983-03-25</text:p>
          </table:table-cell>
          <table:table-cell office:value-type="string" table:style-name="ce1">
            <text:p>Manager</text:p>
          </table:table-cell>
          <table:table-cell office:value-type="date" office:date-value="2008-07-12T00:00:00" table:style-name="ce2">
            <text:p>2008-07-12</text:p>
          </table:table-cell>
          <table:table-cell office:value-type="float" office:value="89000" table:style-name="ce1">
            <text:p>89000</text:p>
          </table:table-cell>
          <table:table-cell office:value-type="float" office:value="42" table:formula="of:=INT((TODAY()-[.C7])/365.25)" table:style-name="ce1">
            <text:p>42</text:p>
          </table:table-cell>
          <table:table-cell office:value-type="float" office:value="17" table:formula="of:=INT((TODAY()-[.E7])/365.25)" table:style-name="ce1">
            <text:p>17</text:p>
          </table:table-cell>
          <table:table-cell office:value-type="float" office:value="13350" table:formula="of:=IF(DATEDIF([.E7];TODAY();&quot;Y&quot;)&lt;5;0; IF(DATEDIF([.E7];TODAY();&quot;Y&quot;)&lt;10;[.F7]*0.1; IF(DATEDIF([.E7];TODAY();&quot;Y&quot;)&lt;15;[.F7]*0.1; [.F7]*0.15)))" table:style-name="ce1">
            <text:p>133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Davis</text:p>
          </table:table-cell>
          <table:table-cell office:value-type="date" office:date-value="1990-12-01T00:00:00" table:style-name="ce2">
            <text:p>1990-12-01</text:p>
          </table:table-cell>
          <table:table-cell office:value-type="string" table:style-name="ce1">
            <text:p>Developer</text:p>
          </table:table-cell>
          <table:table-cell office:value-type="date" office:date-value="2016-04-18T00:00:00" table:style-name="ce2">
            <text:p>2016-04-18</text:p>
          </table:table-cell>
          <table:table-cell office:value-type="float" office:value="61000" table:style-name="ce1">
            <text:p>61000</text:p>
          </table:table-cell>
          <table:table-cell office:value-type="float" office:value="34" table:formula="of:=INT((TODAY()-[.C8])/365.25)" table:style-name="ce1">
            <text:p>34</text:p>
          </table:table-cell>
          <table:table-cell office:value-type="float" office:value="9" table:formula="of:=INT((TODAY()-[.E8])/365.25)" table:style-name="ce1">
            <text:p>9</text:p>
          </table:table-cell>
          <table:table-cell office:value-type="float" office:value="6100" table:formula="of:=IF(DATEDIF([.E8];TODAY();&quot;Y&quot;)&lt;5;0; IF(DATEDIF([.E8];TODAY();&quot;Y&quot;)&lt;10;[.F8]*0.1; IF(DATEDIF([.E8];TODAY();&quot;Y&quot;)&lt;15;[.F8]*0.1; [.F8]*0.15)))" table:style-name="ce1">
            <text:p>6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nnah</text:p>
          </table:table-cell>
          <table:table-cell office:value-type="string" table:style-name="ce1">
            <text:p>Garcia</text:p>
          </table:table-cell>
          <table:table-cell office:value-type="date" office:date-value="1978-06-14T00:00:00" table:style-name="ce2">
            <text:p>1978-06-14</text:p>
          </table:table-cell>
          <table:table-cell office:value-type="string" table:style-name="ce1">
            <text:p>Analyst</text:p>
          </table:table-cell>
          <table:table-cell office:value-type="date" office:date-value="2003-10-22T00:00:00" table:style-name="ce2">
            <text:p>2003-10-22</text:p>
          </table:table-cell>
          <table:table-cell office:value-type="float" office:value="76000" table:style-name="ce1">
            <text:p>76000</text:p>
          </table:table-cell>
          <table:table-cell office:value-type="float" office:value="47" table:formula="of:=INT((TODAY()-[.C9])/365.25)" table:style-name="ce1">
            <text:p>47</text:p>
          </table:table-cell>
          <table:table-cell office:value-type="float" office:value="21" table:formula="of:=INT((TODAY()-[.E9])/365.25)" table:style-name="ce1">
            <text:p>21</text:p>
          </table:table-cell>
          <table:table-cell office:value-type="float" office:value="11400" table:formula="of:=IF(DATEDIF([.E9];TODAY();&quot;Y&quot;)&lt;5;0; IF(DATEDIF([.E9];TODAY();&quot;Y&quot;)&lt;10;[.F9]*0.1; IF(DATEDIF([.E9];TODAY();&quot;Y&quot;)&lt;15;[.F9]*0.1; [.F9]*0.15)))" table:style-name="ce1">
            <text:p>11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Martinez</text:p>
          </table:table-cell>
          <table:table-cell office:value-type="date" office:date-value="1986-09-05T00:00:00" table:style-name="ce2">
            <text:p>1986-09-05</text:p>
          </table:table-cell>
          <table:table-cell office:value-type="string" table:style-name="ce1">
            <text:p>Designer</text:p>
          </table:table-cell>
          <table:table-cell office:value-type="date" office:date-value="2011-02-28T00:00:00" table:style-name="ce2">
            <text:p>2011-02-28</text:p>
          </table:table-cell>
          <table:table-cell office:value-type="float" office:value="53000" table:style-name="ce1">
            <text:p>53000</text:p>
          </table:table-cell>
          <table:table-cell office:value-type="float" office:value="38" table:formula="of:=INT((TODAY()-[.C10])/365.25)" table:style-name="ce1">
            <text:p>38</text:p>
          </table:table-cell>
          <table:table-cell office:value-type="float" office:value="14" table:formula="of:=INT((TODAY()-[.E10])/365.25)" table:style-name="ce1">
            <text:p>14</text:p>
          </table:table-cell>
          <table:table-cell office:value-type="float" office:value="5300" table:formula="of:=IF(DATEDIF([.E10];TODAY();&quot;Y&quot;)&lt;5;0; IF(DATEDIF([.E10];TODAY();&quot;Y&quot;)&lt;10;[.F10]*0.1; IF(DATEDIF([.E10];TODAY();&quot;Y&quot;)&lt;15;[.F10]*0.1; [.F10]*0.15)))" table:style-name="ce1">
            <text:p>5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Robinson</text:p>
          </table:table-cell>
          <table:table-cell office:value-type="date" office:date-value="1993-04-19T00:00:00" table:style-name="ce2">
            <text:p>1993-04-19</text:p>
          </table:table-cell>
          <table:table-cell office:value-type="string" table:style-name="ce1">
            <text:p>Support</text:p>
          </table:table-cell>
          <table:table-cell office:value-type="date" office:date-value="2019-06-10T00:00:00" table:style-name="ce2">
            <text:p>2019-06-10</text:p>
          </table:table-cell>
          <table:table-cell office:value-type="float" office:value="48000" table:style-name="ce1">
            <text:p>48000</text:p>
          </table:table-cell>
          <table:table-cell office:value-type="float" office:value="32" table:formula="of:=INT((TODAY()-[.C11])/365.25)" table:style-name="ce1">
            <text:p>32</text:p>
          </table:table-cell>
          <table:table-cell office:value-type="float" office:value="6" table:formula="of:=INT((TODAY()-[.E11])/365.25)" table:style-name="ce1">
            <text:p>6</text:p>
          </table:table-cell>
          <table:table-cell office:value-type="float" office:value="4800" table:formula="of:=IF(DATEDIF([.E11];TODAY();&quot;Y&quot;)&lt;5;0; IF(DATEDIF([.E11];TODAY();&quot;Y&quot;)&lt;10;[.F11]*0.1; IF(DATEDIF([.E11];TODAY();&quot;Y&quot;)&lt;15;[.F11]*0.1; [.F11]*0.15)))" table:style-name="ce1">
            <text:p>48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Clark</text:p>
          </table:table-cell>
          <table:table-cell office:value-type="date" office:date-value="1981-11-30T00:00:00" table:style-name="ce2">
            <text:p>1981-11-30</text:p>
          </table:table-cell>
          <table:table-cell office:value-type="string" table:style-name="ce1">
            <text:p>Manager</text:p>
          </table:table-cell>
          <table:table-cell office:value-type="date" office:date-value="2006-08-15T00:00:00" table:style-name="ce2">
            <text:p>2006-08-15</text:p>
          </table:table-cell>
          <table:table-cell office:value-type="float" office:value="87000" table:style-name="ce1">
            <text:p>87000</text:p>
          </table:table-cell>
          <table:table-cell office:value-type="float" office:value="43" table:formula="of:=INT((TODAY()-[.C12])/365.25)" table:style-name="ce1">
            <text:p>43</text:p>
          </table:table-cell>
          <table:table-cell office:value-type="float" office:value="18" table:formula="of:=INT((TODAY()-[.E12])/365.25)" table:style-name="ce1">
            <text:p>18</text:p>
          </table:table-cell>
          <table:table-cell office:value-type="float" office:value="13050" table:formula="of:=IF(DATEDIF([.E12];TODAY();&quot;Y&quot;)&lt;5;0; IF(DATEDIF([.E12];TODAY();&quot;Y&quot;)&lt;10;[.F12]*0.1; IF(DATEDIF([.E12];TODAY();&quot;Y&quot;)&lt;15;[.F12]*0.1; [.F12]*0.15)))" table:style-name="ce1">
            <text:p>130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Rodriguez</text:p>
          </table:table-cell>
          <table:table-cell office:value-type="date" office:date-value="1996-07-07T00:00:00" table:style-name="ce2">
            <text:p>1996-07-07</text:p>
          </table:table-cell>
          <table:table-cell office:value-type="string" table:style-name="ce1">
            <text:p>Developer</text:p>
          </table:table-cell>
          <table:table-cell office:value-type="date" office:date-value="2021-03-01T00:00:00" table:style-name="ce2">
            <text:p>2021-03-01</text:p>
          </table:table-cell>
          <table:table-cell office:value-type="float" office:value="60000" table:style-name="ce1">
            <text:p>60000</text:p>
          </table:table-cell>
          <table:table-cell office:value-type="float" office:value="29" table:formula="of:=INT((TODAY()-[.C13])/365.25)" table:style-name="ce1">
            <text:p>29</text:p>
          </table:table-cell>
          <table:table-cell office:value-type="float" office:value="4" table:formula="of:=INT((TODAY()-[.E13])/365.25)" table:style-name="ce1">
            <text:p>4</text:p>
          </table:table-cell>
          <table:table-cell office:value-type="float" office:value="0" table:formula="of:=IF(DATEDIF([.E13];TODAY();&quot;Y&quot;)&lt;5;0; IF(DATEDIF([.E13];TODAY();&quot;Y&quot;)&lt;10;[.F13]*0.1; IF(DATEDIF([.E13];TODAY();&quot;Y&quot;)&lt;15;[.F13]*0.1; [.F13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chael</text:p>
          </table:table-cell>
          <table:table-cell office:value-type="string" table:style-name="ce1">
            <text:p>Lewis</text:p>
          </table:table-cell>
          <table:table-cell office:value-type="date" office:date-value="1974-02-26T00:00:00" table:style-name="ce2">
            <text:p>1974-02-26</text:p>
          </table:table-cell>
          <table:table-cell office:value-type="string" table:style-name="ce1">
            <text:p>Analyst</text:p>
          </table:table-cell>
          <table:table-cell office:value-type="date" office:date-value="1999-05-20T00:00:00" table:style-name="ce2">
            <text:p>1999-05-20</text:p>
          </table:table-cell>
          <table:table-cell office:value-type="float" office:value="79000" table:style-name="ce1">
            <text:p>79000</text:p>
          </table:table-cell>
          <table:table-cell office:value-type="float" office:value="51" table:formula="of:=INT((TODAY()-[.C14])/365.25)" table:style-name="ce1">
            <text:p>51</text:p>
          </table:table-cell>
          <table:table-cell office:value-type="float" office:value="26" table:formula="of:=INT((TODAY()-[.E14])/365.25)" table:style-name="ce1">
            <text:p>26</text:p>
          </table:table-cell>
          <table:table-cell office:value-type="float" office:value="11850" table:formula="of:=IF(DATEDIF([.E14];TODAY();&quot;Y&quot;)&lt;5;0; IF(DATEDIF([.E14];TODAY();&quot;Y&quot;)&lt;10;[.F14]*0.1; IF(DATEDIF([.E14];TODAY();&quot;Y&quot;)&lt;15;[.F14]*0.1; [.F14]*0.15)))" table:style-name="ce1">
            <text:p>118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talie</text:p>
          </table:table-cell>
          <table:table-cell office:value-type="string" table:style-name="ce1">
            <text:p>Lee</text:p>
          </table:table-cell>
          <table:table-cell office:value-type="date" office:date-value="1989-10-10T00:00:00" table:style-name="ce2">
            <text:p>1989-10-10</text:p>
          </table:table-cell>
          <table:table-cell office:value-type="string" table:style-name="ce1">
            <text:p>Designer</text:p>
          </table:table-cell>
          <table:table-cell office:value-type="date" office:date-value="2013-12-03T00:00:00" table:style-name="ce2">
            <text:p>2013-12-03</text:p>
          </table:table-cell>
          <table:table-cell office:value-type="float" office:value="55000" table:style-name="ce1">
            <text:p>55000</text:p>
          </table:table-cell>
          <table:table-cell office:value-type="float" office:value="35" table:formula="of:=INT((TODAY()-[.C15])/365.25)" table:style-name="ce1">
            <text:p>35</text:p>
          </table:table-cell>
          <table:table-cell office:value-type="float" office:value="11" table:formula="of:=INT((TODAY()-[.E15])/365.25)" table:style-name="ce1">
            <text:p>11</text:p>
          </table:table-cell>
          <table:table-cell office:value-type="float" office:value="5500" table:formula="of:=IF(DATEDIF([.E15];TODAY();&quot;Y&quot;)&lt;5;0; IF(DATEDIF([.E15];TODAY();&quot;Y&quot;)&lt;10;[.F15]*0.1; IF(DATEDIF([.E15];TODAY();&quot;Y&quot;)&lt;15;[.F15]*0.1; [.F15]*0.15)))" table:style-name="ce1">
            <text:p>55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scar</text:p>
          </table:table-cell>
          <table:table-cell office:value-type="string" table:style-name="ce1">
            <text:p>Walker</text:p>
          </table:table-cell>
          <table:table-cell office:value-type="date" office:date-value="1994-01-17T00:00:00" table:style-name="ce2">
            <text:p>1994-01-17</text:p>
          </table:table-cell>
          <table:table-cell office:value-type="string" table:style-name="ce1">
            <text:p>Support</text:p>
          </table:table-cell>
          <table:table-cell office:value-type="date" office:date-value="2017-09-25T00:00:00" table:style-name="ce2">
            <text:p>2017-09-25</text:p>
          </table:table-cell>
          <table:table-cell office:value-type="float" office:value="46000" table:style-name="ce1">
            <text:p>46000</text:p>
          </table:table-cell>
          <table:table-cell office:value-type="float" office:value="31" table:formula="of:=INT((TODAY()-[.C16])/365.25)" table:style-name="ce1">
            <text:p>31</text:p>
          </table:table-cell>
          <table:table-cell office:value-type="float" office:value="7" table:formula="of:=INT((TODAY()-[.E16])/365.25)" table:style-name="ce1">
            <text:p>7</text:p>
          </table:table-cell>
          <table:table-cell office:value-type="float" office:value="4600" table:formula="of:=IF(DATEDIF([.E16];TODAY();&quot;Y&quot;)&lt;5;0; IF(DATEDIF([.E16];TODAY();&quot;Y&quot;)&lt;10;[.F16]*0.1; IF(DATEDIF([.E16];TODAY();&quot;Y&quot;)&lt;15;[.F16]*0.1; [.F16]*0.15)))" table:style-name="ce1">
            <text:p>4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ula</text:p>
          </table:table-cell>
          <table:table-cell office:value-type="string" table:style-name="ce1">
            <text:p>Hall</text:p>
          </table:table-cell>
          <table:table-cell office:value-type="date" office:date-value="1982-08-22T00:00:00" table:style-name="ce2">
            <text:p>1982-08-22</text:p>
          </table:table-cell>
          <table:table-cell office:value-type="string" table:style-name="ce1">
            <text:p>Manager</text:p>
          </table:table-cell>
          <table:table-cell office:value-type="date" office:date-value="2007-11-30T00:00:00" table:style-name="ce2">
            <text:p>2007-11-30</text:p>
          </table:table-cell>
          <table:table-cell office:value-type="float" office:value="88000" table:style-name="ce1">
            <text:p>88000</text:p>
          </table:table-cell>
          <table:table-cell office:value-type="float" office:value="42" table:formula="of:=INT((TODAY()-[.C17])/365.25)" table:style-name="ce1">
            <text:p>42</text:p>
          </table:table-cell>
          <table:table-cell office:value-type="float" office:value="17" table:formula="of:=INT((TODAY()-[.E17])/365.25)" table:style-name="ce1">
            <text:p>17</text:p>
          </table:table-cell>
          <table:table-cell office:value-type="float" office:value="13200" table:formula="of:=IF(DATEDIF([.E17];TODAY();&quot;Y&quot;)&lt;5;0; IF(DATEDIF([.E17];TODAY();&quot;Y&quot;)&lt;10;[.F17]*0.1; IF(DATEDIF([.E17];TODAY();&quot;Y&quot;)&lt;15;[.F17]*0.1; [.F17]*0.15)))" table:style-name="ce1">
            <text:p>13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ntin</text:p>
          </table:table-cell>
          <table:table-cell office:value-type="string" table:style-name="ce1">
            <text:p>Allen</text:p>
          </table:table-cell>
          <table:table-cell office:value-type="date" office:date-value="1991-05-03T00:00:00" table:style-name="ce2">
            <text:p>1991-05-03</text:p>
          </table:table-cell>
          <table:table-cell office:value-type="string" table:style-name="ce1">
            <text:p>Developer</text:p>
          </table:table-cell>
          <table:table-cell office:value-type="date" office:date-value="2015-07-14T00:00:00" table:style-name="ce2">
            <text:p>2015-07-14</text:p>
          </table:table-cell>
          <table:table-cell office:value-type="float" office:value="63000" table:style-name="ce1">
            <text:p>63000</text:p>
          </table:table-cell>
          <table:table-cell office:value-type="float" office:value="34" table:formula="of:=INT((TODAY()-[.C18])/365.25)" table:style-name="ce1">
            <text:p>34</text:p>
          </table:table-cell>
          <table:table-cell office:value-type="float" office:value="10" table:formula="of:=INT((TODAY()-[.E18])/365.25)" table:style-name="ce1">
            <text:p>10</text:p>
          </table:table-cell>
          <table:table-cell office:value-type="float" office:value="6300" table:formula="of:=IF(DATEDIF([.E18];TODAY();&quot;Y&quot;)&lt;5;0; IF(DATEDIF([.E18];TODAY();&quot;Y&quot;)&lt;10;[.F18]*0.1; IF(DATEDIF([.E18];TODAY();&quot;Y&quot;)&lt;15;[.F18]*0.1; [.F18]*0.15)))" table:style-name="ce1">
            <text:p>6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chel</text:p>
          </table:table-cell>
          <table:table-cell office:value-type="string" table:style-name="ce1">
            <text:p>Young</text:p>
          </table:table-cell>
          <table:table-cell office:value-type="date" office:date-value="1977-03-08T00:00:00" table:style-name="ce2">
            <text:p>1977-03-08</text:p>
          </table:table-cell>
          <table:table-cell office:value-type="string" table:style-name="ce1">
            <text:p>Analyst</text:p>
          </table:table-cell>
          <table:table-cell office:value-type="date" office:date-value="2002-01-19T00:00:00" table:style-name="ce2">
            <text:p>2002-01-19</text:p>
          </table:table-cell>
          <table:table-cell office:value-type="float" office:value="77000" table:style-name="ce1">
            <text:p>77000</text:p>
          </table:table-cell>
          <table:table-cell office:value-type="float" office:value="48" table:formula="of:=INT((TODAY()-[.C19])/365.25)" table:style-name="ce1">
            <text:p>48</text:p>
          </table:table-cell>
          <table:table-cell office:value-type="float" office:value="23" table:formula="of:=INT((TODAY()-[.E19])/365.25)" table:style-name="ce1">
            <text:p>23</text:p>
          </table:table-cell>
          <table:table-cell office:value-type="float" office:value="11550" table:formula="of:=IF(DATEDIF([.E19];TODAY();&quot;Y&quot;)&lt;5;0; IF(DATEDIF([.E19];TODAY();&quot;Y&quot;)&lt;10;[.F19]*0.1; IF(DATEDIF([.E19];TODAY();&quot;Y&quot;)&lt;15;[.F19]*0.1; [.F19]*0.15)))" table:style-name="ce1">
            <text:p>115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m</text:p>
          </table:table-cell>
          <table:table-cell office:value-type="string" table:style-name="ce1">
            <text:p>Hernandez</text:p>
          </table:table-cell>
          <table:table-cell office:value-type="date" office:date-value="1985-06-29T00:00:00" table:style-name="ce2">
            <text:p>1985-06-29</text:p>
          </table:table-cell>
          <table:table-cell office:value-type="string" table:style-name="ce1">
            <text:p>Designer</text:p>
          </table:table-cell>
          <table:table-cell office:value-type="date" office:date-value="2010-10-08T00:00:00" table:style-name="ce2">
            <text:p>2010-10-08</text:p>
          </table:table-cell>
          <table:table-cell office:value-type="float" office:value="52000" table:style-name="ce1">
            <text:p>52000</text:p>
          </table:table-cell>
          <table:table-cell office:value-type="float" office:value="40" table:formula="of:=INT((TODAY()-[.C20])/365.25)" table:style-name="ce1">
            <text:p>40</text:p>
          </table:table-cell>
          <table:table-cell office:value-type="float" office:value="14" table:formula="of:=INT((TODAY()-[.E20])/365.25)" table:style-name="ce1">
            <text:p>14</text:p>
          </table:table-cell>
          <table:table-cell office:value-type="float" office:value="5200" table:formula="of:=IF(DATEDIF([.E20];TODAY();&quot;Y&quot;)&lt;5;0; IF(DATEDIF([.E20];TODAY();&quot;Y&quot;)&lt;10;[.F20]*0.1; IF(DATEDIF([.E20];TODAY();&quot;Y&quot;)&lt;15;[.F20]*0.1; [.F20]*0.15)))" table:style-name="ce1">
            <text:p>5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na</text:p>
          </table:table-cell>
          <table:table-cell office:value-type="string" table:style-name="ce1">
            <text:p>King</text:p>
          </table:table-cell>
          <table:table-cell office:value-type="date" office:date-value="1997-09-12T00:00:00" table:style-name="ce2">
            <text:p>1997-09-12</text:p>
          </table:table-cell>
          <table:table-cell office:value-type="string" table:style-name="ce1">
            <text:p>Support</text:p>
          </table:table-cell>
          <table:table-cell office:value-type="date" office:date-value="2022-05-16T00:00:00" table:style-name="ce2">
            <text:p>2022-05-16</text:p>
          </table:table-cell>
          <table:table-cell office:value-type="float" office:value="49000" table:style-name="ce1">
            <text:p>49000</text:p>
          </table:table-cell>
          <table:table-cell office:value-type="float" office:value="27" table:formula="of:=INT((TODAY()-[.C21])/365.25)" table:style-name="ce1">
            <text:p>27</text:p>
          </table:table-cell>
          <table:table-cell office:value-type="float" office:value="3" table:formula="of:=INT((TODAY()-[.E21])/365.25)" table:style-name="ce1">
            <text:p>3</text:p>
          </table:table-cell>
          <table:table-cell office:value-type="float" office:value="0" table:formula="of:=IF(DATEDIF([.E21];TODAY();&quot;Y&quot;)&lt;5;0; IF(DATEDIF([.E21];TODAY();&quot;Y&quot;)&lt;10;[.F21]*0.1; IF(DATEDIF([.E21];TODAY();&quot;Y&quot;)&lt;15;[.F21]*0.1; [.F21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mar</text:p>
          </table:table-cell>
          <table:table-cell office:value-type="string" table:style-name="ce1">
            <text:p>Wright</text:p>
          </table:table-cell>
          <table:table-cell office:value-type="date" office:date-value="1984-12-21T00:00:00" table:style-name="ce2">
            <text:p>1984-12-21</text:p>
          </table:table-cell>
          <table:table-cell office:value-type="string" table:style-name="ce1">
            <text:p>Manager</text:p>
          </table:table-cell>
          <table:table-cell office:value-type="date" office:date-value="2009-04-27T00:00:00" table:style-name="ce2">
            <text:p>2009-04-27</text:p>
          </table:table-cell>
          <table:table-cell office:value-type="float" office:value="86000" table:style-name="ce1">
            <text:p>86000</text:p>
          </table:table-cell>
          <table:table-cell office:value-type="float" office:value="40" table:formula="of:=INT((TODAY()-[.C22])/365.25)" table:style-name="ce1">
            <text:p>40</text:p>
          </table:table-cell>
          <table:table-cell office:value-type="float" office:value="16" table:formula="of:=INT((TODAY()-[.E22])/365.25)" table:style-name="ce1">
            <text:p>16</text:p>
          </table:table-cell>
          <table:table-cell office:value-type="float" office:value="12900" table:formula="of:=IF(DATEDIF([.E22];TODAY();&quot;Y&quot;)&lt;5;0; IF(DATEDIF([.E22];TODAY();&quot;Y&quot;)&lt;10;[.F22]*0.1; IF(DATEDIF([.E22];TODAY();&quot;Y&quot;)&lt;15;[.F22]*0.1; [.F22]*0.15)))" table:style-name="ce1">
            <text:p>12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ra</text:p>
          </table:table-cell>
          <table:table-cell office:value-type="string" table:style-name="ce1">
            <text:p>Lopez</text:p>
          </table:table-cell>
          <table:table-cell office:value-type="date" office:date-value="1990-02-04T00:00:00" table:style-name="ce2">
            <text:p>1990-02-04</text:p>
          </table:table-cell>
          <table:table-cell office:value-type="string" table:style-name="ce1">
            <text:p>Developer</text:p>
          </table:table-cell>
          <table:table-cell office:value-type="date" office:date-value="2014-06-30T00:00:00" table:style-name="ce2">
            <text:p>2014-06-30</text:p>
          </table:table-cell>
          <table:table-cell office:value-type="float" office:value="64000" table:style-name="ce1">
            <text:p>64000</text:p>
          </table:table-cell>
          <table:table-cell office:value-type="float" office:value="35" table:formula="of:=INT((TODAY()-[.C23])/365.25)" table:style-name="ce1">
            <text:p>35</text:p>
          </table:table-cell>
          <table:table-cell office:value-type="float" office:value="11" table:formula="of:=INT((TODAY()-[.E23])/365.25)" table:style-name="ce1">
            <text:p>11</text:p>
          </table:table-cell>
          <table:table-cell office:value-type="float" office:value="6400" table:formula="of:=IF(DATEDIF([.E23];TODAY();&quot;Y&quot;)&lt;5;0; IF(DATEDIF([.E23];TODAY();&quot;Y&quot;)&lt;10;[.F23]*0.1; IF(DATEDIF([.E23];TODAY();&quot;Y&quot;)&lt;15;[.F23]*0.1; [.F23]*0.15)))" table:style-name="ce1">
            <text:p>6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ill</text:p>
          </table:table-cell>
          <table:table-cell office:value-type="string" table:style-name="ce1">
            <text:p>Scott</text:p>
          </table:table-cell>
          <table:table-cell office:value-type="date" office:date-value="1976-08-15T00:00:00" table:style-name="ce2">
            <text:p>1976-08-15</text:p>
          </table:table-cell>
          <table:table-cell office:value-type="string" table:style-name="ce1">
            <text:p>Analyst</text:p>
          </table:table-cell>
          <table:table-cell office:value-type="date" office:date-value="2001-03-11T00:00:00" table:style-name="ce2">
            <text:p>2001-03-11</text:p>
          </table:table-cell>
          <table:table-cell office:value-type="float" office:value="80000" table:style-name="ce1">
            <text:p>80000</text:p>
          </table:table-cell>
          <table:table-cell office:value-type="float" office:value="48" table:formula="of:=INT((TODAY()-[.C24])/365.25)" table:style-name="ce1">
            <text:p>48</text:p>
          </table:table-cell>
          <table:table-cell office:value-type="float" office:value="24" table:formula="of:=INT((TODAY()-[.E24])/365.25)" table:style-name="ce1">
            <text:p>24</text:p>
          </table:table-cell>
          <table:table-cell office:value-type="float" office:value="12000" table:formula="of:=IF(DATEDIF([.E24];TODAY();&quot;Y&quot;)&lt;5;0; IF(DATEDIF([.E24];TODAY();&quot;Y&quot;)&lt;10;[.F24]*0.1; IF(DATEDIF([.E24];TODAY();&quot;Y&quot;)&lt;15;[.F24]*0.1; [.F24]*0.15)))" table:style-name="ce1">
            <text:p>1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ena</text:p>
          </table:table-cell>
          <table:table-cell office:value-type="string" table:style-name="ce1">
            <text:p>Green</text:p>
          </table:table-cell>
          <table:table-cell office:value-type="date" office:date-value="1987-07-01T00:00:00" table:style-name="ce2">
            <text:p>1987-07-01</text:p>
          </table:table-cell>
          <table:table-cell office:value-type="string" table:style-name="ce1">
            <text:p>Designer</text:p>
          </table:table-cell>
          <table:table-cell office:value-type="date" office:date-value="2011-09-23T00:00:00" table:style-name="ce2">
            <text:p>2011-09-23</text:p>
          </table:table-cell>
          <table:table-cell office:value-type="float" office:value="56000" table:style-name="ce1">
            <text:p>56000</text:p>
          </table:table-cell>
          <table:table-cell office:value-type="float" office:value="38" table:formula="of:=INT((TODAY()-[.C25])/365.25)" table:style-name="ce1">
            <text:p>38</text:p>
          </table:table-cell>
          <table:table-cell office:value-type="float" office:value="13" table:formula="of:=INT((TODAY()-[.E25])/365.25)" table:style-name="ce1">
            <text:p>13</text:p>
          </table:table-cell>
          <table:table-cell office:value-type="float" office:value="5600" table:formula="of:=IF(DATEDIF([.E25];TODAY();&quot;Y&quot;)&lt;5;0; IF(DATEDIF([.E25];TODAY();&quot;Y&quot;)&lt;10;[.F25]*0.1; IF(DATEDIF([.E25];TODAY();&quot;Y&quot;)&lt;15;[.F25]*0.1; [.F25]*0.15)))" table:style-name="ce1">
            <text:p>5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usuf</text:p>
          </table:table-cell>
          <table:table-cell office:value-type="string" table:style-name="ce1">
            <text:p>Adams</text:p>
          </table:table-cell>
          <table:table-cell office:value-type="date" office:date-value="1995-11-06T00:00:00" table:style-name="ce2">
            <text:p>1995-11-06</text:p>
          </table:table-cell>
          <table:table-cell office:value-type="string" table:style-name="ce1">
            <text:p>Support</text:p>
          </table:table-cell>
          <table:table-cell office:value-type="date" office:date-value="2020-12-01T00:00:00" table:style-name="ce2">
            <text:p>2020-12-01</text:p>
          </table:table-cell>
          <table:table-cell office:value-type="float" office:value="45000" table:style-name="ce1">
            <text:p>45000</text:p>
          </table:table-cell>
          <table:table-cell office:value-type="float" office:value="29" table:formula="of:=INT((TODAY()-[.C26])/365.25)" table:style-name="ce1">
            <text:p>29</text:p>
          </table:table-cell>
          <table:table-cell office:value-type="float" office:value="4" table:formula="of:=INT((TODAY()-[.E26])/365.25)" table:style-name="ce1">
            <text:p>4</text:p>
          </table:table-cell>
          <table:table-cell office:value-type="float" office:value="0" table:formula="of:=IF(DATEDIF([.E26];TODAY();&quot;Y&quot;)&lt;5;0; IF(DATEDIF([.E26];TODAY();&quot;Y&quot;)&lt;10;[.F26]*0.1; IF(DATEDIF([.E26];TODAY();&quot;Y&quot;)&lt;15;[.F26]*0.1; [.F26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ra</text:p>
          </table:table-cell>
          <table:table-cell office:value-type="string" table:style-name="ce1">
            <text:p>Baker</text:p>
          </table:table-cell>
          <table:table-cell office:value-type="date" office:date-value="1980-03-17T00:00:00" table:style-name="ce2">
            <text:p>1980-03-17</text:p>
          </table:table-cell>
          <table:table-cell office:value-type="string" table:style-name="ce1">
            <text:p>Manager</text:p>
          </table:table-cell>
          <table:table-cell office:value-type="date" office:date-value="2005-01-05T00:00:00" table:style-name="ce2">
            <text:p>2005-01-05</text:p>
          </table:table-cell>
          <table:table-cell office:value-type="float" office:value="84000" table:style-name="ce1">
            <text:p>84000</text:p>
          </table:table-cell>
          <table:table-cell office:value-type="float" office:value="45" table:formula="of:=INT((TODAY()-[.C27])/365.25)" table:style-name="ce1">
            <text:p>45</text:p>
          </table:table-cell>
          <table:table-cell office:value-type="float" office:value="20" table:formula="of:=INT((TODAY()-[.E27])/365.25)" table:style-name="ce1">
            <text:p>20</text:p>
          </table:table-cell>
          <table:table-cell office:value-type="float" office:value="12600" table:formula="of:=IF(DATEDIF([.E27];TODAY();&quot;Y&quot;)&lt;5;0; IF(DATEDIF([.E27];TODAY();&quot;Y&quot;)&lt;10;[.F27]*0.1; IF(DATEDIF([.E27];TODAY();&quot;Y&quot;)&lt;15;[.F27]*0.1; [.F27]*0.15)))" table:style-name="ce1">
            <text:p>12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on</text:p>
          </table:table-cell>
          <table:table-cell office:value-type="string" table:style-name="ce1">
            <text:p>Nelson</text:p>
          </table:table-cell>
          <table:table-cell office:value-type="date" office:date-value="1992-06-20T00:00:00" table:style-name="ce2">
            <text:p>1992-06-20</text:p>
          </table:table-cell>
          <table:table-cell office:value-type="string" table:style-name="ce1">
            <text:p>Developer</text:p>
          </table:table-cell>
          <table:table-cell office:value-type="date" office:date-value="2017-08-09T00:00:00" table:style-name="ce2">
            <text:p>2017-08-09</text:p>
          </table:table-cell>
          <table:table-cell office:value-type="float" office:value="61000" table:style-name="ce1">
            <text:p>61000</text:p>
          </table:table-cell>
          <table:table-cell office:value-type="float" office:value="33" table:formula="of:=INT((TODAY()-[.C28])/365.25)" table:style-name="ce1">
            <text:p>33</text:p>
          </table:table-cell>
          <table:table-cell office:value-type="float" office:value="7" table:formula="of:=INT((TODAY()-[.E28])/365.25)" table:style-name="ce1">
            <text:p>7</text:p>
          </table:table-cell>
          <table:table-cell office:value-type="float" office:value="6100" table:formula="of:=IF(DATEDIF([.E28];TODAY();&quot;Y&quot;)&lt;5;0; IF(DATEDIF([.E28];TODAY();&quot;Y&quot;)&lt;10;[.F28]*0.1; IF(DATEDIF([.E28];TODAY();&quot;Y&quot;)&lt;15;[.F28]*0.1; [.F28]*0.15)))" table:style-name="ce1">
            <text:p>6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lla</text:p>
          </table:table-cell>
          <table:table-cell office:value-type="string" table:style-name="ce1">
            <text:p>Carter</text:p>
          </table:table-cell>
          <table:table-cell office:value-type="date" office:date-value="1979-09-28T00:00:00" table:style-name="ce2">
            <text:p>1979-09-28</text:p>
          </table:table-cell>
          <table:table-cell office:value-type="string" table:style-name="ce1">
            <text:p>Analyst</text:p>
          </table:table-cell>
          <table:table-cell office:value-type="date" office:date-value="2004-02-14T00:00:00" table:style-name="ce2">
            <text:p>2004-02-14</text:p>
          </table:table-cell>
          <table:table-cell office:value-type="float" office:value="75000" table:style-name="ce1">
            <text:p>75000</text:p>
          </table:table-cell>
          <table:table-cell office:value-type="float" office:value="45" table:formula="of:=INT((TODAY()-[.C29])/365.25)" table:style-name="ce1">
            <text:p>45</text:p>
          </table:table-cell>
          <table:table-cell office:value-type="float" office:value="21" table:formula="of:=INT((TODAY()-[.E29])/365.25)" table:style-name="ce1">
            <text:p>21</text:p>
          </table:table-cell>
          <table:table-cell office:value-type="float" office:value="11250" table:formula="of:=IF(DATEDIF([.E29];TODAY();&quot;Y&quot;)&lt;5;0; IF(DATEDIF([.E29];TODAY();&quot;Y&quot;)&lt;10;[.F29]*0.1; IF(DATEDIF([.E29];TODAY();&quot;Y&quot;)&lt;15;[.F29]*0.1; [.F29]*0.15)))" table:style-name="ce1">
            <text:p>112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eb</text:p>
          </table:table-cell>
          <table:table-cell office:value-type="string" table:style-name="ce1">
            <text:p>Mitchell</text:p>
          </table:table-cell>
          <table:table-cell office:value-type="date" office:date-value="1988-01-11T00:00:00" table:style-name="ce2">
            <text:p>1988-01-11</text:p>
          </table:table-cell>
          <table:table-cell office:value-type="string" table:style-name="ce1">
            <text:p>Designer</text:p>
          </table:table-cell>
          <table:table-cell office:value-type="date" office:date-value="2012-06-18T00:00:00" table:style-name="ce2">
            <text:p>2012-06-18</text:p>
          </table:table-cell>
          <table:table-cell office:value-type="float" office:value="54000" table:style-name="ce1">
            <text:p>54000</text:p>
          </table:table-cell>
          <table:table-cell office:value-type="float" office:value="37" table:formula="of:=INT((TODAY()-[.C30])/365.25)" table:style-name="ce1">
            <text:p>37</text:p>
          </table:table-cell>
          <table:table-cell office:value-type="float" office:value="13" table:formula="of:=INT((TODAY()-[.E30])/365.25)" table:style-name="ce1">
            <text:p>13</text:p>
          </table:table-cell>
          <table:table-cell office:value-type="float" office:value="5400" table:formula="of:=IF(DATEDIF([.E30];TODAY();&quot;Y&quot;)&lt;5;0; IF(DATEDIF([.E30];TODAY();&quot;Y&quot;)&lt;10;[.F30]*0.1; IF(DATEDIF([.E30];TODAY();&quot;Y&quot;)&lt;15;[.F30]*0.1; [.F30]*0.15)))" table:style-name="ce1">
            <text:p>5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na</text:p>
          </table:table-cell>
          <table:table-cell office:value-type="string" table:style-name="ce1">
            <text:p>Perez</text:p>
          </table:table-cell>
          <table:table-cell office:value-type="date" office:date-value="1996-10-25T00:00:00" table:style-name="ce2">
            <text:p>1996-10-25</text:p>
          </table:table-cell>
          <table:table-cell office:value-type="string" table:style-name="ce1">
            <text:p>Support</text:p>
          </table:table-cell>
          <table:table-cell office:value-type="date" office:date-value="2021-11-07T00:00:00" table:style-name="ce2">
            <text:p>2021-11-07</text:p>
          </table:table-cell>
          <table:table-cell office:value-type="float" office:value="47000" table:style-name="ce1">
            <text:p>47000</text:p>
          </table:table-cell>
          <table:table-cell office:value-type="float" office:value="28" table:formula="of:=INT((TODAY()-[.C31])/365.25)" table:style-name="ce1">
            <text:p>28</text:p>
          </table:table-cell>
          <table:table-cell office:value-type="float" office:value="3" table:formula="of:=INT((TODAY()-[.E31])/365.25)" table:style-name="ce1">
            <text:p>3</text:p>
          </table:table-cell>
          <table:table-cell office:value-type="float" office:value="0" table:formula="of:=IF(DATEDIF([.E31];TODAY();&quot;Y&quot;)&lt;5;0; IF(DATEDIF([.E31];TODAY();&quot;Y&quot;)&lt;10;[.F31]*0.1; IF(DATEDIF([.E31];TODAY();&quot;Y&quot;)&lt;15;[.F31]*0.1; [.F31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li</text:p>
          </table:table-cell>
          <table:table-cell office:value-type="string" table:style-name="ce1">
            <text:p>Roberts</text:p>
          </table:table-cell>
          <table:table-cell office:value-type="date" office:date-value="1983-05-30T00:00:00" table:style-name="ce2">
            <text:p>1983-05-30</text:p>
          </table:table-cell>
          <table:table-cell office:value-type="string" table:style-name="ce1">
            <text:p>Manager</text:p>
          </table:table-cell>
          <table:table-cell office:value-type="date" office:date-value="2008-03-22T00:00:00" table:style-name="ce2">
            <text:p>2008-03-22</text:p>
          </table:table-cell>
          <table:table-cell office:value-type="float" office:value="89000" table:style-name="ce1">
            <text:p>89000</text:p>
          </table:table-cell>
          <table:table-cell office:value-type="float" office:value="42" table:formula="of:=INT((TODAY()-[.C32])/365.25)" table:style-name="ce1">
            <text:p>42</text:p>
          </table:table-cell>
          <table:table-cell office:value-type="float" office:value="17" table:formula="of:=INT((TODAY()-[.E32])/365.25)" table:style-name="ce1">
            <text:p>17</text:p>
          </table:table-cell>
          <table:table-cell office:value-type="float" office:value="13350" table:formula="of:=IF(DATEDIF([.E32];TODAY();&quot;Y&quot;)&lt;5;0; IF(DATEDIF([.E32];TODAY();&quot;Y&quot;)&lt;10;[.F32]*0.1; IF(DATEDIF([.E32];TODAY();&quot;Y&quot;)&lt;15;[.F32]*0.1; [.F32]*0.15)))" table:style-name="ce1">
            <text:p>133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ith</text:p>
          </table:table-cell>
          <table:table-cell office:value-type="string" table:style-name="ce1">
            <text:p>Turner</text:p>
          </table:table-cell>
          <table:table-cell office:value-type="date" office:date-value="1991-12-13T00:00:00" table:style-name="ce2">
            <text:p>1991-12-13</text:p>
          </table:table-cell>
          <table:table-cell office:value-type="string" table:style-name="ce1">
            <text:p>Developer</text:p>
          </table:table-cell>
          <table:table-cell office:value-type="date" office:date-value="2016-09-05T00:00:00" table:style-name="ce2">
            <text:p>2016-09-05</text:p>
          </table:table-cell>
          <table:table-cell office:value-type="float" office:value="62000" table:style-name="ce1">
            <text:p>62000</text:p>
          </table:table-cell>
          <table:table-cell office:value-type="float" office:value="33" table:formula="of:=INT((TODAY()-[.C33])/365.25)" table:style-name="ce1">
            <text:p>33</text:p>
          </table:table-cell>
          <table:table-cell office:value-type="float" office:value="8" table:formula="of:=INT((TODAY()-[.E33])/365.25)" table:style-name="ce1">
            <text:p>8</text:p>
          </table:table-cell>
          <table:table-cell office:value-type="float" office:value="6200" table:formula="of:=IF(DATEDIF([.E33];TODAY();&quot;Y&quot;)&lt;5;0; IF(DATEDIF([.E33];TODAY();&quot;Y&quot;)&lt;10;[.F33]*0.1; IF(DATEDIF([.E33];TODAY();&quot;Y&quot;)&lt;15;[.F33]*0.1; [.F33]*0.15)))" table:style-name="ce1">
            <text:p>6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vin</text:p>
          </table:table-cell>
          <table:table-cell office:value-type="string" table:style-name="ce1">
            <text:p>Phillips</text:p>
          </table:table-cell>
          <table:table-cell office:value-type="date" office:date-value="1975-04-02T00:00:00" table:style-name="ce2">
            <text:p>1975-04-02</text:p>
          </table:table-cell>
          <table:table-cell office:value-type="string" table:style-name="ce1">
            <text:p>Analyst</text:p>
          </table:table-cell>
          <table:table-cell office:value-type="date" office:date-value="2000-07-29T00:00:00" table:style-name="ce2">
            <text:p>2000-07-29</text:p>
          </table:table-cell>
          <table:table-cell office:value-type="float" office:value="78000" table:style-name="ce1">
            <text:p>78000</text:p>
          </table:table-cell>
          <table:table-cell office:value-type="float" office:value="50" table:formula="of:=INT((TODAY()-[.C34])/365.25)" table:style-name="ce1">
            <text:p>50</text:p>
          </table:table-cell>
          <table:table-cell office:value-type="float" office:value="24" table:formula="of:=INT((TODAY()-[.E34])/365.25)" table:style-name="ce1">
            <text:p>24</text:p>
          </table:table-cell>
          <table:table-cell office:value-type="float" office:value="11700" table:formula="of:=IF(DATEDIF([.E34];TODAY();&quot;Y&quot;)&lt;5;0; IF(DATEDIF([.E34];TODAY();&quot;Y&quot;)&lt;10;[.F34]*0.1; IF(DATEDIF([.E34];TODAY();&quot;Y&quot;)&lt;15;[.F34]*0.1; [.F34]*0.15)))" table:style-name="ce1">
            <text:p>11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iley</text:p>
          </table:table-cell>
          <table:table-cell office:value-type="string" table:style-name="ce1">
            <text:p>Campbell</text:p>
          </table:table-cell>
          <table:table-cell office:value-type="date" office:date-value="1989-08-19T00:00:00" table:style-name="ce2">
            <text:p>1989-08-19</text:p>
          </table:table-cell>
          <table:table-cell office:value-type="string" table:style-name="ce1">
            <text:p>Designer</text:p>
          </table:table-cell>
          <table:table-cell office:value-type="date" office:date-value="2013-04-11T00:00:00" table:style-name="ce2">
            <text:p>2013-04-11</text:p>
          </table:table-cell>
          <table:table-cell office:value-type="float" office:value="53000" table:style-name="ce1">
            <text:p>53000</text:p>
          </table:table-cell>
          <table:table-cell office:value-type="float" office:value="35" table:formula="of:=INT((TODAY()-[.C35])/365.25)" table:style-name="ce1">
            <text:p>35</text:p>
          </table:table-cell>
          <table:table-cell office:value-type="float" office:value="12" table:formula="of:=INT((TODAY()-[.E35])/365.25)" table:style-name="ce1">
            <text:p>12</text:p>
          </table:table-cell>
          <table:table-cell office:value-type="float" office:value="5300" table:formula="of:=IF(DATEDIF([.E35];TODAY();&quot;Y&quot;)&lt;5;0; IF(DATEDIF([.E35];TODAY();&quot;Y&quot;)&lt;10;[.F35]*0.1; IF(DATEDIF([.E35];TODAY();&quot;Y&quot;)&lt;15;[.F35]*0.1; [.F35]*0.15)))" table:style-name="ce1">
            <text:p>5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aac</text:p>
          </table:table-cell>
          <table:table-cell office:value-type="string" table:style-name="ce1">
            <text:p>Parker</text:p>
          </table:table-cell>
          <table:table-cell office:value-type="date" office:date-value="1994-03-06T00:00:00" table:style-name="ce2">
            <text:p>1994-03-06</text:p>
          </table:table-cell>
          <table:table-cell office:value-type="string" table:style-name="ce1">
            <text:p>Support</text:p>
          </table:table-cell>
          <table:table-cell office:value-type="date" office:date-value="2018-01-26T00:00:00" table:style-name="ce2">
            <text:p>2018-01-26</text:p>
          </table:table-cell>
          <table:table-cell office:value-type="float" office:value="46000" table:style-name="ce1">
            <text:p>46000</text:p>
          </table:table-cell>
          <table:table-cell office:value-type="float" office:value="31" table:formula="of:=INT((TODAY()-[.C36])/365.25)" table:style-name="ce1">
            <text:p>31</text:p>
          </table:table-cell>
          <table:table-cell office:value-type="float" office:value="7" table:formula="of:=INT((TODAY()-[.E36])/365.25)" table:style-name="ce1">
            <text:p>7</text:p>
          </table:table-cell>
          <table:table-cell office:value-type="float" office:value="4600" table:formula="of:=IF(DATEDIF([.E36];TODAY();&quot;Y&quot;)&lt;5;0; IF(DATEDIF([.E36];TODAY();&quot;Y&quot;)&lt;10;[.F36]*0.1; IF(DATEDIF([.E36];TODAY();&quot;Y&quot;)&lt;15;[.F36]*0.1; [.F36]*0.15)))" table:style-name="ce1">
            <text:p>4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de</text:p>
          </table:table-cell>
          <table:table-cell office:value-type="string" table:style-name="ce1">
            <text:p>Evans</text:p>
          </table:table-cell>
          <table:table-cell office:value-type="date" office:date-value="1982-10-08T00:00:00" table:style-name="ce2">
            <text:p>1982-10-08</text:p>
          </table:table-cell>
          <table:table-cell office:value-type="string" table:style-name="ce1">
            <text:p>Manager</text:p>
          </table:table-cell>
          <table:table-cell office:value-type="date" office:date-value="2007-06-17T00:00:00" table:style-name="ce2">
            <text:p>2007-06-17</text:p>
          </table:table-cell>
          <table:table-cell office:value-type="float" office:value="87000" table:style-name="ce1">
            <text:p>87000</text:p>
          </table:table-cell>
          <table:table-cell office:value-type="float" office:value="42" table:formula="of:=INT((TODAY()-[.C37])/365.25)" table:style-name="ce1">
            <text:p>42</text:p>
          </table:table-cell>
          <table:table-cell office:value-type="float" office:value="18" table:formula="of:=INT((TODAY()-[.E37])/365.25)" table:style-name="ce1">
            <text:p>18</text:p>
          </table:table-cell>
          <table:table-cell office:value-type="float" office:value="13050" table:formula="of:=IF(DATEDIF([.E37];TODAY();&quot;Y&quot;)&lt;5;0; IF(DATEDIF([.E37];TODAY();&quot;Y&quot;)&lt;10;[.F37]*0.1; IF(DATEDIF([.E37];TODAY();&quot;Y&quot;)&lt;15;[.F37]*0.1; [.F37]*0.15)))" table:style-name="ce1">
            <text:p>130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yle</text:p>
          </table:table-cell>
          <table:table-cell office:value-type="string" table:style-name="ce1">
            <text:p>Edwards</text:p>
          </table:table-cell>
          <table:table-cell office:value-type="date" office:date-value="1993-01-22T00:00:00" table:style-name="ce2">
            <text:p>1993-01-22</text:p>
          </table:table-cell>
          <table:table-cell office:value-type="string" table:style-name="ce1">
            <text:p>Developer</text:p>
          </table:table-cell>
          <table:table-cell office:value-type="date" office:date-value="2015-12-12T00:00:00" table:style-name="ce2">
            <text:p>2015-12-12</text:p>
          </table:table-cell>
          <table:table-cell office:value-type="float" office:value="60000" table:style-name="ce1">
            <text:p>60000</text:p>
          </table:table-cell>
          <table:table-cell office:value-type="float" office:value="32" table:formula="of:=INT((TODAY()-[.C38])/365.25)" table:style-name="ce1">
            <text:p>32</text:p>
          </table:table-cell>
          <table:table-cell office:value-type="float" office:value="9" table:formula="of:=INT((TODAY()-[.E38])/365.25)" table:style-name="ce1">
            <text:p>9</text:p>
          </table:table-cell>
          <table:table-cell office:value-type="float" office:value="6000" table:formula="of:=IF(DATEDIF([.E38];TODAY();&quot;Y&quot;)&lt;5;0; IF(DATEDIF([.E38];TODAY();&quot;Y&quot;)&lt;10;[.F38]*0.1; IF(DATEDIF([.E38];TODAY();&quot;Y&quot;)&lt;15;[.F38]*0.1; [.F38]*0.15)))" table:style-name="ce1">
            <text:p>6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ly</text:p>
          </table:table-cell>
          <table:table-cell office:value-type="string" table:style-name="ce1">
            <text:p>Collins</text:p>
          </table:table-cell>
          <table:table-cell office:value-type="date" office:date-value="1978-05-15T00:00:00" table:style-name="ce2">
            <text:p>1978-05-15</text:p>
          </table:table-cell>
          <table:table-cell office:value-type="string" table:style-name="ce1">
            <text:p>Analyst</text:p>
          </table:table-cell>
          <table:table-cell office:value-type="date" office:date-value="2003-09-03T00:00:00" table:style-name="ce2">
            <text:p>2003-09-03</text:p>
          </table:table-cell>
          <table:table-cell office:value-type="float" office:value="76000" table:style-name="ce1">
            <text:p>76000</text:p>
          </table:table-cell>
          <table:table-cell office:value-type="float" office:value="47" table:formula="of:=INT((TODAY()-[.C39])/365.25)" table:style-name="ce1">
            <text:p>47</text:p>
          </table:table-cell>
          <table:table-cell office:value-type="float" office:value="21" table:formula="of:=INT((TODAY()-[.E39])/365.25)" table:style-name="ce1">
            <text:p>21</text:p>
          </table:table-cell>
          <table:table-cell office:value-type="float" office:value="11400" table:formula="of:=IF(DATEDIF([.E39];TODAY();&quot;Y&quot;)&lt;5;0; IF(DATEDIF([.E39];TODAY();&quot;Y&quot;)&lt;10;[.F39]*0.1; IF(DATEDIF([.E39];TODAY();&quot;Y&quot;)&lt;15;[.F39]*0.1; [.F39]*0.15)))" table:style-name="ce1">
            <text:p>11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les</text:p>
          </table:table-cell>
          <table:table-cell office:value-type="string" table:style-name="ce1">
            <text:p>Stewart</text:p>
          </table:table-cell>
          <table:table-cell office:value-type="date" office:date-value="1986-07-27T00:00:00" table:style-name="ce2">
            <text:p>1986-07-27</text:p>
          </table:table-cell>
          <table:table-cell office:value-type="string" table:style-name="ce1">
            <text:p>Designer</text:p>
          </table:table-cell>
          <table:table-cell office:value-type="date" office:date-value="2010-02-09T00:00:00" table:style-name="ce2">
            <text:p>2010-02-09</text:p>
          </table:table-cell>
          <table:table-cell office:value-type="float" office:value="55000" table:style-name="ce1">
            <text:p>55000</text:p>
          </table:table-cell>
          <table:table-cell office:value-type="float" office:value="38" table:formula="of:=INT((TODAY()-[.C40])/365.25)" table:style-name="ce1">
            <text:p>38</text:p>
          </table:table-cell>
          <table:table-cell office:value-type="float" office:value="15" table:formula="of:=INT((TODAY()-[.E40])/365.25)" table:style-name="ce1">
            <text:p>15</text:p>
          </table:table-cell>
          <table:table-cell office:value-type="float" office:value="8250" table:formula="of:=IF(DATEDIF([.E40];TODAY();&quot;Y&quot;)&lt;5;0; IF(DATEDIF([.E40];TODAY();&quot;Y&quot;)&lt;10;[.F40]*0.1; IF(DATEDIF([.E40];TODAY();&quot;Y&quot;)&lt;15;[.F40]*0.1; [.F40]*0.15)))" table:style-name="ce1">
            <text:p>82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na</text:p>
          </table:table-cell>
          <table:table-cell office:value-type="string" table:style-name="ce1">
            <text:p>Sanchez</text:p>
          </table:table-cell>
          <table:table-cell office:value-type="date" office:date-value="1997-02-01T00:00:00" table:style-name="ce2">
            <text:p>1997-02-01</text:p>
          </table:table-cell>
          <table:table-cell office:value-type="string" table:style-name="ce1">
            <text:p>Support</text:p>
          </table:table-cell>
          <table:table-cell office:value-type="date" office:date-value="2022-08-21T00:00:00" table:style-name="ce2">
            <text:p>2022-08-21</text:p>
          </table:table-cell>
          <table:table-cell office:value-type="float" office:value="48000" table:style-name="ce1">
            <text:p>48000</text:p>
          </table:table-cell>
          <table:table-cell office:value-type="float" office:value="28" table:formula="of:=INT((TODAY()-[.C41])/365.25)" table:style-name="ce1">
            <text:p>28</text:p>
          </table:table-cell>
          <table:table-cell office:value-type="float" office:value="2" table:formula="of:=INT((TODAY()-[.E41])/365.25)" table:style-name="ce1">
            <text:p>2</text:p>
          </table:table-cell>
          <table:table-cell office:value-type="float" office:value="0" table:formula="of:=IF(DATEDIF([.E41];TODAY();&quot;Y&quot;)&lt;5;0; IF(DATEDIF([.E41];TODAY();&quot;Y&quot;)&lt;10;[.F41]*0.1; IF(DATEDIF([.E41];TODAY();&quot;Y&quot;)&lt;15;[.F41]*0.1; [.F41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wen</text:p>
          </table:table-cell>
          <table:table-cell office:value-type="string" table:style-name="ce1">
            <text:p>Morris</text:p>
          </table:table-cell>
          <table:table-cell office:value-type="date" office:date-value="1981-09-09T00:00:00" table:style-name="ce2">
            <text:p>1981-09-09</text:p>
          </table:table-cell>
          <table:table-cell office:value-type="string" table:style-name="ce1">
            <text:p>Manager</text:p>
          </table:table-cell>
          <table:table-cell office:value-type="date" office:date-value="2006-02-28T00:00:00" table:style-name="ce2">
            <text:p>2006-02-28</text:p>
          </table:table-cell>
          <table:table-cell office:value-type="float" office:value="85000" table:style-name="ce1">
            <text:p>85000</text:p>
          </table:table-cell>
          <table:table-cell office:value-type="float" office:value="43" table:formula="of:=INT((TODAY()-[.C42])/365.25)" table:style-name="ce1">
            <text:p>43</text:p>
          </table:table-cell>
          <table:table-cell office:value-type="float" office:value="19" table:formula="of:=INT((TODAY()-[.E42])/365.25)" table:style-name="ce1">
            <text:p>19</text:p>
          </table:table-cell>
          <table:table-cell office:value-type="float" office:value="12750" table:formula="of:=IF(DATEDIF([.E42];TODAY();&quot;Y&quot;)&lt;5;0; IF(DATEDIF([.E42];TODAY();&quot;Y&quot;)&lt;10;[.F42]*0.1; IF(DATEDIF([.E42];TODAY();&quot;Y&quot;)&lt;15;[.F42]*0.1; [.F42]*0.15)))" table:style-name="ce1">
            <text:p>127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nny</text:p>
          </table:table-cell>
          <table:table-cell office:value-type="string" table:style-name="ce1">
            <text:p>Rogers</text:p>
          </table:table-cell>
          <table:table-cell office:value-type="date" office:date-value="1990-06-05T00:00:00" table:style-name="ce2">
            <text:p>1990-06-05</text:p>
          </table:table-cell>
          <table:table-cell office:value-type="string" table:style-name="ce1">
            <text:p>Developer</text:p>
          </table:table-cell>
          <table:table-cell office:value-type="date" office:date-value="2014-11-19T00:00:00" table:style-name="ce2">
            <text:p>2014-11-19</text:p>
          </table:table-cell>
          <table:table-cell office:value-type="float" office:value="63000" table:style-name="ce1">
            <text:p>63000</text:p>
          </table:table-cell>
          <table:table-cell office:value-type="float" office:value="35" table:formula="of:=INT((TODAY()-[.C43])/365.25)" table:style-name="ce1">
            <text:p>35</text:p>
          </table:table-cell>
          <table:table-cell office:value-type="float" office:value="10" table:formula="of:=INT((TODAY()-[.E43])/365.25)" table:style-name="ce1">
            <text:p>10</text:p>
          </table:table-cell>
          <table:table-cell office:value-type="float" office:value="6300" table:formula="of:=IF(DATEDIF([.E43];TODAY();&quot;Y&quot;)&lt;5;0; IF(DATEDIF([.E43];TODAY();&quot;Y&quot;)&lt;10;[.F43]*0.1; IF(DATEDIF([.E43];TODAY();&quot;Y&quot;)&lt;15;[.F43]*0.1; [.F43]*0.15)))" table:style-name="ce1">
            <text:p>6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ley</text:p>
          </table:table-cell>
          <table:table-cell office:value-type="string" table:style-name="ce1">
            <text:p>Reed</text:p>
          </table:table-cell>
          <table:table-cell office:value-type="date" office:date-value="1976-12-16T00:00:00" table:style-name="ce2">
            <text:p>1976-12-16</text:p>
          </table:table-cell>
          <table:table-cell office:value-type="string" table:style-name="ce1">
            <text:p>Analyst</text:p>
          </table:table-cell>
          <table:table-cell office:value-type="date" office:date-value="2001-06-06T00:00:00" table:style-name="ce2">
            <text:p>2001-06-06</text:p>
          </table:table-cell>
          <table:table-cell office:value-type="float" office:value="79000" table:style-name="ce1">
            <text:p>79000</text:p>
          </table:table-cell>
          <table:table-cell office:value-type="float" office:value="48" table:formula="of:=INT((TODAY()-[.C44])/365.25)" table:style-name="ce1">
            <text:p>48</text:p>
          </table:table-cell>
          <table:table-cell office:value-type="float" office:value="24" table:formula="of:=INT((TODAY()-[.E44])/365.25)" table:style-name="ce1">
            <text:p>24</text:p>
          </table:table-cell>
          <table:table-cell office:value-type="float" office:value="11850" table:formula="of:=IF(DATEDIF([.E44];TODAY();&quot;Y&quot;)&lt;5;0; IF(DATEDIF([.E44];TODAY();&quot;Y&quot;)&lt;10;[.F44]*0.1; IF(DATEDIF([.E44];TODAY();&quot;Y&quot;)&lt;15;[.F44]*0.1; [.F44]*0.15)))" table:style-name="ce1">
            <text:p>118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phie</text:p>
          </table:table-cell>
          <table:table-cell office:value-type="string" table:style-name="ce1">
            <text:p>Cook</text:p>
          </table:table-cell>
          <table:table-cell office:value-type="date" office:date-value="1985-03-03T00:00:00" table:style-name="ce2">
            <text:p>1985-03-03</text:p>
          </table:table-cell>
          <table:table-cell office:value-type="string" table:style-name="ce1">
            <text:p>Designer</text:p>
          </table:table-cell>
          <table:table-cell office:value-type="date" office:date-value="2009-09-27T00:00:00" table:style-name="ce2">
            <text:p>2009-09-27</text:p>
          </table:table-cell>
          <table:table-cell office:value-type="float" office:value="52000" table:style-name="ce1">
            <text:p>52000</text:p>
          </table:table-cell>
          <table:table-cell office:value-type="float" office:value="40" table:formula="of:=INT((TODAY()-[.C45])/365.25)" table:style-name="ce1">
            <text:p>40</text:p>
          </table:table-cell>
          <table:table-cell office:value-type="float" office:value="15" table:formula="of:=INT((TODAY()-[.E45])/365.25)" table:style-name="ce1">
            <text:p>15</text:p>
          </table:table-cell>
          <table:table-cell office:value-type="float" office:value="7800" table:formula="of:=IF(DATEDIF([.E45];TODAY();&quot;Y&quot;)&lt;5;0; IF(DATEDIF([.E45];TODAY();&quot;Y&quot;)&lt;10;[.F45]*0.1; IF(DATEDIF([.E45];TODAY();&quot;Y&quot;)&lt;15;[.F45]*0.1; [.F45]*0.15)))" table:style-name="ce1">
            <text:p>78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yler</text:p>
          </table:table-cell>
          <table:table-cell office:value-type="string" table:style-name="ce1">
            <text:p>Morgan</text:p>
          </table:table-cell>
          <table:table-cell office:value-type="date" office:date-value="1995-10-30T00:00:00" table:style-name="ce2">
            <text:p>1995-10-30</text:p>
          </table:table-cell>
          <table:table-cell office:value-type="string" table:style-name="ce1">
            <text:p>Support</text:p>
          </table:table-cell>
          <table:table-cell office:value-type="date" office:date-value="2020-04-13T00:00:00" table:style-name="ce2">
            <text:p>2020-04-13</text:p>
          </table:table-cell>
          <table:table-cell office:value-type="float" office:value="47000" table:style-name="ce1">
            <text:p>47000</text:p>
          </table:table-cell>
          <table:table-cell office:value-type="float" office:value="29" table:formula="of:=INT((TODAY()-[.C46])/365.25)" table:style-name="ce1">
            <text:p>29</text:p>
          </table:table-cell>
          <table:table-cell office:value-type="float" office:value="5" table:formula="of:=INT((TODAY()-[.E46])/365.25)" table:style-name="ce1">
            <text:p>5</text:p>
          </table:table-cell>
          <table:table-cell office:value-type="float" office:value="4700" table:formula="of:=IF(DATEDIF([.E46];TODAY();&quot;Y&quot;)&lt;5;0; IF(DATEDIF([.E46];TODAY();&quot;Y&quot;)&lt;10;[.F46]*0.1; IF(DATEDIF([.E46];TODAY();&quot;Y&quot;)&lt;15;[.F46]*0.1; [.F46]*0.15)))" table:style-name="ce1">
            <text:p>4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ma</text:p>
          </table:table-cell>
          <table:table-cell office:value-type="string" table:style-name="ce1">
            <text:p>Bell</text:p>
          </table:table-cell>
          <table:table-cell office:value-type="date" office:date-value="1984-07-21T00:00:00" table:style-name="ce2">
            <text:p>1984-07-21</text:p>
          </table:table-cell>
          <table:table-cell office:value-type="string" table:style-name="ce1">
            <text:p>Manager</text:p>
          </table:table-cell>
          <table:table-cell office:value-type="date" office:date-value="2009-12-08T00:00:00" table:style-name="ce2">
            <text:p>2009-12-08</text:p>
          </table:table-cell>
          <table:table-cell office:value-type="float" office:value="88000" table:style-name="ce1">
            <text:p>88000</text:p>
          </table:table-cell>
          <table:table-cell office:value-type="float" office:value="41" table:formula="of:=INT((TODAY()-[.C47])/365.25)" table:style-name="ce1">
            <text:p>41</text:p>
          </table:table-cell>
          <table:table-cell office:value-type="float" office:value="15" table:formula="of:=INT((TODAY()-[.E47])/365.25)" table:style-name="ce1">
            <text:p>15</text:p>
          </table:table-cell>
          <table:table-cell office:value-type="float" office:value="13200" table:formula="of:=IF(DATEDIF([.E47];TODAY();&quot;Y&quot;)&lt;5;0; IF(DATEDIF([.E47];TODAY();&quot;Y&quot;)&lt;10;[.F47]*0.1; IF(DATEDIF([.E47];TODAY();&quot;Y&quot;)&lt;15;[.F47]*0.1; [.F47]*0.15)))" table:style-name="ce1">
            <text:p>13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Murphy</text:p>
          </table:table-cell>
          <table:table-cell office:value-type="date" office:date-value="1993-08-14T00:00:00" table:style-name="ce2">
            <text:p>1993-08-14</text:p>
          </table:table-cell>
          <table:table-cell office:value-type="string" table:style-name="ce1">
            <text:p>Developer</text:p>
          </table:table-cell>
          <table:table-cell office:value-type="date" office:date-value="2016-01-31T00:00:00" table:style-name="ce2">
            <text:p>2016-01-31</text:p>
          </table:table-cell>
          <table:table-cell office:value-type="float" office:value="61000" table:style-name="ce1">
            <text:p>61000</text:p>
          </table:table-cell>
          <table:table-cell office:value-type="float" office:value="31" table:formula="of:=INT((TODAY()-[.C48])/365.25)" table:style-name="ce1">
            <text:p>31</text:p>
          </table:table-cell>
          <table:table-cell office:value-type="float" office:value="9" table:formula="of:=INT((TODAY()-[.E48])/365.25)" table:style-name="ce1">
            <text:p>9</text:p>
          </table:table-cell>
          <table:table-cell office:value-type="float" office:value="6100" table:formula="of:=IF(DATEDIF([.E48];TODAY();&quot;Y&quot;)&lt;5;0; IF(DATEDIF([.E48];TODAY();&quot;Y&quot;)&lt;10;[.F48]*0.1; IF(DATEDIF([.E48];TODAY();&quot;Y&quot;)&lt;15;[.F48]*0.1; [.F48]*0.15)))" table:style-name="ce1">
            <text:p>6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ndy</text:p>
          </table:table-cell>
          <table:table-cell office:value-type="string" table:style-name="ce1">
            <text:p>Bailey</text:p>
          </table:table-cell>
          <table:table-cell office:value-type="date" office:date-value="1977-11-25T00:00:00" table:style-name="ce2">
            <text:p>1977-11-25</text:p>
          </table:table-cell>
          <table:table-cell office:value-type="string" table:style-name="ce1">
            <text:p>Analyst</text:p>
          </table:table-cell>
          <table:table-cell office:value-type="date" office:date-value="2002-05-24T00:00:00" table:style-name="ce2">
            <text:p>2002-05-24</text:p>
          </table:table-cell>
          <table:table-cell office:value-type="float" office:value="77000" table:style-name="ce1">
            <text:p>77000</text:p>
          </table:table-cell>
          <table:table-cell office:value-type="float" office:value="47" table:formula="of:=INT((TODAY()-[.C49])/365.25)" table:style-name="ce1">
            <text:p>47</text:p>
          </table:table-cell>
          <table:table-cell office:value-type="float" office:value="23" table:formula="of:=INT((TODAY()-[.E49])/365.25)" table:style-name="ce1">
            <text:p>23</text:p>
          </table:table-cell>
          <table:table-cell office:value-type="float" office:value="11550" table:formula="of:=IF(DATEDIF([.E49];TODAY();&quot;Y&quot;)&lt;5;0; IF(DATEDIF([.E49];TODAY();&quot;Y&quot;)&lt;10;[.F49]*0.1; IF(DATEDIF([.E49];TODAY();&quot;Y&quot;)&lt;15;[.F49]*0.1; [.F49]*0.15)))" table:style-name="ce1">
            <text:p>115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avier</text:p>
          </table:table-cell>
          <table:table-cell office:value-type="string" table:style-name="ce1">
            <text:p>Rivera</text:p>
          </table:table-cell>
          <table:table-cell office:value-type="date" office:date-value="1987-06-06T00:00:00" table:style-name="ce2">
            <text:p>1987-06-06</text:p>
          </table:table-cell>
          <table:table-cell office:value-type="string" table:style-name="ce1">
            <text:p>Designer</text:p>
          </table:table-cell>
          <table:table-cell office:value-type="date" office:date-value="2011-07-19T00:00:00" table:style-name="ce2">
            <text:p>2011-07-19</text:p>
          </table:table-cell>
          <table:table-cell office:value-type="float" office:value="56000" table:style-name="ce1">
            <text:p>56000</text:p>
          </table:table-cell>
          <table:table-cell office:value-type="float" office:value="38" table:formula="of:=INT((TODAY()-[.C50])/365.25)" table:style-name="ce1">
            <text:p>38</text:p>
          </table:table-cell>
          <table:table-cell office:value-type="float" office:value="14" table:formula="of:=INT((TODAY()-[.E50])/365.25)" table:style-name="ce1">
            <text:p>14</text:p>
          </table:table-cell>
          <table:table-cell office:value-type="float" office:value="5600" table:formula="of:=IF(DATEDIF([.E50];TODAY();&quot;Y&quot;)&lt;5;0; IF(DATEDIF([.E50];TODAY();&quot;Y&quot;)&lt;10;[.F50]*0.1; IF(DATEDIF([.E50];TODAY();&quot;Y&quot;)&lt;15;[.F50]*0.1; [.F50]*0.15)))" table:style-name="ce1">
            <text:p>5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ra</text:p>
          </table:table-cell>
          <table:table-cell office:value-type="string" table:style-name="ce1">
            <text:p>Cooper</text:p>
          </table:table-cell>
          <table:table-cell office:value-type="date" office:date-value="1996-04-27T00:00:00" table:style-name="ce2">
            <text:p>1996-04-27</text:p>
          </table:table-cell>
          <table:table-cell office:value-type="string" table:style-name="ce1">
            <text:p>Support</text:p>
          </table:table-cell>
          <table:table-cell office:value-type="date" office:date-value="2021-02-02T00:00:00" table:style-name="ce2">
            <text:p>2021-02-02</text:p>
          </table:table-cell>
          <table:table-cell office:value-type="float" office:value="49000" table:style-name="ce1">
            <text:p>49000</text:p>
          </table:table-cell>
          <table:table-cell office:value-type="float" office:value="29" table:formula="of:=INT((TODAY()-[.C51])/365.25)" table:style-name="ce1">
            <text:p>29</text:p>
          </table:table-cell>
          <table:table-cell office:value-type="float" office:value="4" table:formula="of:=INT((TODAY()-[.E51])/365.25)" table:style-name="ce1">
            <text:p>4</text:p>
          </table:table-cell>
          <table:table-cell office:value-type="float" office:value="0" table:formula="of:=IF(DATEDIF([.E51];TODAY();&quot;Y&quot;)&lt;5;0; IF(DATEDIF([.E51];TODAY();&quot;Y&quot;)&lt;10;[.F51]*0.1; IF(DATEDIF([.E51];TODAY();&quot;Y&quot;)&lt;15;[.F51]*0.1; [.F51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ne</text:p>
          </table:table-cell>
          <table:table-cell office:value-type="string" table:style-name="ce1">
            <text:p>Richardson</text:p>
          </table:table-cell>
          <table:table-cell office:value-type="date" office:date-value="1980-01-19T00:00:00" table:style-name="ce2">
            <text:p>1980-01-19</text:p>
          </table:table-cell>
          <table:table-cell office:value-type="string" table:style-name="ce1">
            <text:p>Manager</text:p>
          </table:table-cell>
          <table:table-cell office:value-type="date" office:date-value="2005-10-10T00:00:00" table:style-name="ce2">
            <text:p>2005-10-10</text:p>
          </table:table-cell>
          <table:table-cell office:value-type="float" office:value="86000" table:style-name="ce1">
            <text:p>86000</text:p>
          </table:table-cell>
          <table:table-cell office:value-type="float" office:value="45" table:formula="of:=INT((TODAY()-[.C52])/365.25)" table:style-name="ce1">
            <text:p>45</text:p>
          </table:table-cell>
          <table:table-cell office:value-type="float" office:value="19" table:formula="of:=INT((TODAY()-[.E52])/365.25)" table:style-name="ce1">
            <text:p>19</text:p>
          </table:table-cell>
          <table:table-cell office:value-type="float" office:value="12900" table:formula="of:=IF(DATEDIF([.E52];TODAY();&quot;Y&quot;)&lt;5;0; IF(DATEDIF([.E52];TODAY();&quot;Y&quot;)&lt;10;[.F52]*0.1; IF(DATEDIF([.E52];TODAY();&quot;Y&quot;)&lt;15;[.F52]*0.1; [.F52]*0.15)))" table:style-name="ce1">
            <text:p>12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va</text:p>
          </table:table-cell>
          <table:table-cell office:value-type="string" table:style-name="ce1">
            <text:p>Watson</text:p>
          </table:table-cell>
          <table:table-cell office:value-type="date" office:date-value="1983-09-03T00:00:00" table:style-name="ce2">
            <text:p>1983-09-03</text:p>
          </table:table-cell>
          <table:table-cell office:value-type="string" table:style-name="ce1">
            <text:p>Manager</text:p>
          </table:table-cell>
          <table:table-cell office:value-type="date" office:date-value="2008-05-12T00:00:00" table:style-name="ce2">
            <text:p>2008-05-12</text:p>
          </table:table-cell>
          <table:table-cell office:value-type="float" office:value="89000" table:style-name="ce1">
            <text:p>89000</text:p>
          </table:table-cell>
          <table:table-cell office:value-type="float" office:value="41" table:formula="of:=INT((TODAY()-[.C53])/365.25)" table:style-name="ce1">
            <text:p>41</text:p>
          </table:table-cell>
          <table:table-cell office:value-type="float" office:value="17" table:formula="of:=INT((TODAY()-[.E53])/365.25)" table:style-name="ce1">
            <text:p>17</text:p>
          </table:table-cell>
          <table:table-cell office:value-type="float" office:value="13350" table:formula="of:=IF(DATEDIF([.E53];TODAY();&quot;Y&quot;)&lt;5;0; IF(DATEDIF([.E53];TODAY();&quot;Y&quot;)&lt;10;[.F53]*0.1; IF(DATEDIF([.E53];TODAY();&quot;Y&quot;)&lt;15;[.F53]*0.1; [.F53]*0.15)))" table:style-name="ce1">
            <text:p>133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n</text:p>
          </table:table-cell>
          <table:table-cell office:value-type="string" table:style-name="ce1">
            <text:p>Wood</text:p>
          </table:table-cell>
          <table:table-cell office:value-type="date" office:date-value="1991-01-29T00:00:00" table:style-name="ce2">
            <text:p>1991-01-29</text:p>
          </table:table-cell>
          <table:table-cell office:value-type="string" table:style-name="ce1">
            <text:p>Developer</text:p>
          </table:table-cell>
          <table:table-cell office:value-type="date" office:date-value="2016-07-08T00:00:00" table:style-name="ce2">
            <text:p>2016-07-08</text:p>
          </table:table-cell>
          <table:table-cell office:value-type="float" office:value="62000" table:style-name="ce1">
            <text:p>62000</text:p>
          </table:table-cell>
          <table:table-cell office:value-type="float" office:value="34" table:formula="of:=INT((TODAY()-[.C54])/365.25)" table:style-name="ce1">
            <text:p>34</text:p>
          </table:table-cell>
          <table:table-cell office:value-type="float" office:value="9" table:formula="of:=INT((TODAY()-[.E54])/365.25)" table:style-name="ce1">
            <text:p>9</text:p>
          </table:table-cell>
          <table:table-cell office:value-type="float" office:value="6200" table:formula="of:=IF(DATEDIF([.E54];TODAY();&quot;Y&quot;)&lt;5;0; IF(DATEDIF([.E54];TODAY();&quot;Y&quot;)&lt;10;[.F54]*0.1; IF(DATEDIF([.E54];TODAY();&quot;Y&quot;)&lt;15;[.F54]*0.1; [.F54]*0.15)))" table:style-name="ce1">
            <text:p>6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ra</text:p>
          </table:table-cell>
          <table:table-cell office:value-type="string" table:style-name="ce1">
            <text:p>Brooks</text:p>
          </table:table-cell>
          <table:table-cell office:value-type="date" office:date-value="1976-04-14T00:00:00" table:style-name="ce2">
            <text:p>1976-04-14</text:p>
          </table:table-cell>
          <table:table-cell office:value-type="string" table:style-name="ce1">
            <text:p>Analyst</text:p>
          </table:table-cell>
          <table:table-cell office:value-type="date" office:date-value="2001-10-03T00:00:00" table:style-name="ce2">
            <text:p>2001-10-03</text:p>
          </table:table-cell>
          <table:table-cell office:value-type="float" office:value="78000" table:style-name="ce1">
            <text:p>78000</text:p>
          </table:table-cell>
          <table:table-cell office:value-type="float" office:value="49" table:formula="of:=INT((TODAY()-[.C55])/365.25)" table:style-name="ce1">
            <text:p>49</text:p>
          </table:table-cell>
          <table:table-cell office:value-type="float" office:value="23" table:formula="of:=INT((TODAY()-[.E55])/365.25)" table:style-name="ce1">
            <text:p>23</text:p>
          </table:table-cell>
          <table:table-cell office:value-type="float" office:value="11700" table:formula="of:=IF(DATEDIF([.E55];TODAY();&quot;Y&quot;)&lt;5;0; IF(DATEDIF([.E55];TODAY();&quot;Y&quot;)&lt;10;[.F55]*0.1; IF(DATEDIF([.E55];TODAY();&quot;Y&quot;)&lt;15;[.F55]*0.1; [.F55]*0.15)))" table:style-name="ce1">
            <text:p>11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rek</text:p>
          </table:table-cell>
          <table:table-cell office:value-type="string" table:style-name="ce1">
            <text:p>Gray</text:p>
          </table:table-cell>
          <table:table-cell office:value-type="date" office:date-value="1988-12-20T00:00:00" table:style-name="ce2">
            <text:p>1988-12-20</text:p>
          </table:table-cell>
          <table:table-cell office:value-type="string" table:style-name="ce1">
            <text:p>Designer</text:p>
          </table:table-cell>
          <table:table-cell office:value-type="date" office:date-value="2012-03-25T00:00:00" table:style-name="ce2">
            <text:p>2012-03-25</text:p>
          </table:table-cell>
          <table:table-cell office:value-type="float" office:value="54000" table:style-name="ce1">
            <text:p>54000</text:p>
          </table:table-cell>
          <table:table-cell office:value-type="float" office:value="36" table:formula="of:=INT((TODAY()-[.C56])/365.25)" table:style-name="ce1">
            <text:p>36</text:p>
          </table:table-cell>
          <table:table-cell office:value-type="float" office:value="13" table:formula="of:=INT((TODAY()-[.E56])/365.25)" table:style-name="ce1">
            <text:p>13</text:p>
          </table:table-cell>
          <table:table-cell office:value-type="float" office:value="5400" table:formula="of:=IF(DATEDIF([.E56];TODAY();&quot;Y&quot;)&lt;5;0; IF(DATEDIF([.E56];TODAY();&quot;Y&quot;)&lt;10;[.F56]*0.1; IF(DATEDIF([.E56];TODAY();&quot;Y&quot;)&lt;15;[.F56]*0.1; [.F56]*0.15)))" table:style-name="ce1">
            <text:p>5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lla</text:p>
          </table:table-cell>
          <table:table-cell office:value-type="string" table:style-name="ce1">
            <text:p>James</text:p>
          </table:table-cell>
          <table:table-cell office:value-type="date" office:date-value="1995-06-11T00:00:00" table:style-name="ce2">
            <text:p>1995-06-11</text:p>
          </table:table-cell>
          <table:table-cell office:value-type="string" table:style-name="ce1">
            <text:p>Support</text:p>
          </table:table-cell>
          <table:table-cell office:value-type="date" office:date-value="2020-09-17T00:00:00" table:style-name="ce2">
            <text:p>2020-09-17</text:p>
          </table:table-cell>
          <table:table-cell office:value-type="float" office:value="47000" table:style-name="ce1">
            <text:p>47000</text:p>
          </table:table-cell>
          <table:table-cell office:value-type="float" office:value="30" table:formula="of:=INT((TODAY()-[.C57])/365.25)" table:style-name="ce1">
            <text:p>30</text:p>
          </table:table-cell>
          <table:table-cell office:value-type="float" office:value="4" table:formula="of:=INT((TODAY()-[.E57])/365.25)" table:style-name="ce1">
            <text:p>4</text:p>
          </table:table-cell>
          <table:table-cell office:value-type="float" office:value="0" table:formula="of:=IF(DATEDIF([.E57];TODAY();&quot;Y&quot;)&lt;5;0; IF(DATEDIF([.E57];TODAY();&quot;Y&quot;)&lt;10;[.F57]*0.1; IF(DATEDIF([.E57];TODAY();&quot;Y&quot;)&lt;15;[.F57]*0.1; [.F57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lix</text:p>
          </table:table-cell>
          <table:table-cell office:value-type="string" table:style-name="ce1">
            <text:p>Bennett</text:p>
          </table:table-cell>
          <table:table-cell office:value-type="date" office:date-value="1980-02-07T00:00:00" table:style-name="ce2">
            <text:p>1980-02-07</text:p>
          </table:table-cell>
          <table:table-cell office:value-type="string" table:style-name="ce1">
            <text:p>Manager</text:p>
          </table:table-cell>
          <table:table-cell office:value-type="date" office:date-value="2005-12-01T00:00:00" table:style-name="ce2">
            <text:p>2005-12-01</text:p>
          </table:table-cell>
          <table:table-cell office:value-type="float" office:value="85000" table:style-name="ce1">
            <text:p>85000</text:p>
          </table:table-cell>
          <table:table-cell office:value-type="float" office:value="45" table:formula="of:=INT((TODAY()-[.C58])/365.25)" table:style-name="ce1">
            <text:p>45</text:p>
          </table:table-cell>
          <table:table-cell office:value-type="float" office:value="19" table:formula="of:=INT((TODAY()-[.E58])/365.25)" table:style-name="ce1">
            <text:p>19</text:p>
          </table:table-cell>
          <table:table-cell office:value-type="float" office:value="12750" table:formula="of:=IF(DATEDIF([.E58];TODAY();&quot;Y&quot;)&lt;5;0; IF(DATEDIF([.E58];TODAY();&quot;Y&quot;)&lt;10;[.F58]*0.1; IF(DATEDIF([.E58];TODAY();&quot;Y&quot;)&lt;15;[.F58]*0.1; [.F58]*0.15)))" table:style-name="ce1">
            <text:p>127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ce</text:p>
          </table:table-cell>
          <table:table-cell office:value-type="string" table:style-name="ce1">
            <text:p>Long</text:p>
          </table:table-cell>
          <table:table-cell office:value-type="date" office:date-value="1993-09-26T00:00:00" table:style-name="ce2">
            <text:p>1993-09-26</text:p>
          </table:table-cell>
          <table:table-cell office:value-type="string" table:style-name="ce1">
            <text:p>Developer</text:p>
          </table:table-cell>
          <table:table-cell office:value-type="date" office:date-value="2017-04-04T00:00:00" table:style-name="ce2">
            <text:p>2017-04-04</text:p>
          </table:table-cell>
          <table:table-cell office:value-type="float" office:value="61000" table:style-name="ce1">
            <text:p>61000</text:p>
          </table:table-cell>
          <table:table-cell office:value-type="float" office:value="31" table:formula="of:=INT((TODAY()-[.C59])/365.25)" table:style-name="ce1">
            <text:p>31</text:p>
          </table:table-cell>
          <table:table-cell office:value-type="float" office:value="8" table:formula="of:=INT((TODAY()-[.E59])/365.25)" table:style-name="ce1">
            <text:p>8</text:p>
          </table:table-cell>
          <table:table-cell office:value-type="float" office:value="6100" table:formula="of:=IF(DATEDIF([.E59];TODAY();&quot;Y&quot;)&lt;5;0; IF(DATEDIF([.E59];TODAY();&quot;Y&quot;)&lt;10;[.F59]*0.1; IF(DATEDIF([.E59];TODAY();&quot;Y&quot;)&lt;15;[.F59]*0.1; [.F59]*0.15)))" table:style-name="ce1">
            <text:p>6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Foster</text:p>
          </table:table-cell>
          <table:table-cell office:value-type="date" office:date-value="1979-07-19T00:00:00" table:style-name="ce2">
            <text:p>1979-07-19</text:p>
          </table:table-cell>
          <table:table-cell office:value-type="string" table:style-name="ce1">
            <text:p>Analyst</text:p>
          </table:table-cell>
          <table:table-cell office:value-type="date" office:date-value="2004-06-22T00:00:00" table:style-name="ce2">
            <text:p>2004-06-22</text:p>
          </table:table-cell>
          <table:table-cell office:value-type="float" office:value="76000" table:style-name="ce1">
            <text:p>76000</text:p>
          </table:table-cell>
          <table:table-cell office:value-type="float" office:value="46" table:formula="of:=INT((TODAY()-[.C60])/365.25)" table:style-name="ce1">
            <text:p>46</text:p>
          </table:table-cell>
          <table:table-cell office:value-type="float" office:value="21" table:formula="of:=INT((TODAY()-[.E60])/365.25)" table:style-name="ce1">
            <text:p>21</text:p>
          </table:table-cell>
          <table:table-cell office:value-type="float" office:value="11400" table:formula="of:=IF(DATEDIF([.E60];TODAY();&quot;Y&quot;)&lt;5;0; IF(DATEDIF([.E60];TODAY();&quot;Y&quot;)&lt;10;[.F60]*0.1; IF(DATEDIF([.E60];TODAY();&quot;Y&quot;)&lt;15;[.F60]*0.1; [.F60]*0.15)))" table:style-name="ce1">
            <text:p>11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la</text:p>
          </table:table-cell>
          <table:table-cell office:value-type="string" table:style-name="ce1">
            <text:p>Howard</text:p>
          </table:table-cell>
          <table:table-cell office:value-type="date" office:date-value="1987-03-15T00:00:00" table:style-name="ce2">
            <text:p>1987-03-15</text:p>
          </table:table-cell>
          <table:table-cell office:value-type="string" table:style-name="ce1">
            <text:p>Designer</text:p>
          </table:table-cell>
          <table:table-cell office:value-type="date" office:date-value="2011-11-30T00:00:00" table:style-name="ce2">
            <text:p>2011-11-30</text:p>
          </table:table-cell>
          <table:table-cell office:value-type="float" office:value="53000" table:style-name="ce1">
            <text:p>53000</text:p>
          </table:table-cell>
          <table:table-cell office:value-type="float" office:value="38" table:formula="of:=INT((TODAY()-[.C61])/365.25)" table:style-name="ce1">
            <text:p>38</text:p>
          </table:table-cell>
          <table:table-cell office:value-type="float" office:value="13" table:formula="of:=INT((TODAY()-[.E61])/365.25)" table:style-name="ce1">
            <text:p>13</text:p>
          </table:table-cell>
          <table:table-cell office:value-type="float" office:value="5300" table:formula="of:=IF(DATEDIF([.E61];TODAY();&quot;Y&quot;)&lt;5;0; IF(DATEDIF([.E61];TODAY();&quot;Y&quot;)&lt;10;[.F61]*0.1; IF(DATEDIF([.E61];TODAY();&quot;Y&quot;)&lt;15;[.F61]*0.1; [.F61]*0.15)))" table:style-name="ce1">
            <text:p>5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ck</text:p>
          </table:table-cell>
          <table:table-cell office:value-type="string" table:style-name="ce1">
            <text:p>Peterson</text:p>
          </table:table-cell>
          <table:table-cell office:value-type="date" office:date-value="1996-12-05T00:00:00" table:style-name="ce2">
            <text:p>1996-12-05</text:p>
          </table:table-cell>
          <table:table-cell office:value-type="string" table:style-name="ce1">
            <text:p>Support</text:p>
          </table:table-cell>
          <table:table-cell office:value-type="date" office:date-value="2021-07-13T00:00:00" table:style-name="ce2">
            <text:p>2021-07-13</text:p>
          </table:table-cell>
          <table:table-cell office:value-type="float" office:value="48000" table:style-name="ce1">
            <text:p>48000</text:p>
          </table:table-cell>
          <table:table-cell office:value-type="float" office:value="28" table:formula="of:=INT((TODAY()-[.C62])/365.25)" table:style-name="ce1">
            <text:p>28</text:p>
          </table:table-cell>
          <table:table-cell office:value-type="float" office:value="4" table:formula="of:=INT((TODAY()-[.E62])/365.25)" table:style-name="ce1">
            <text:p>4</text:p>
          </table:table-cell>
          <table:table-cell office:value-type="float" office:value="0" table:formula="of:=IF(DATEDIF([.E62];TODAY();&quot;Y&quot;)&lt;5;0; IF(DATEDIF([.E62];TODAY();&quot;Y&quot;)&lt;10;[.F62]*0.1; IF(DATEDIF([.E62];TODAY();&quot;Y&quot;)&lt;15;[.F62]*0.1; [.F62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ra</text:p>
          </table:table-cell>
          <table:table-cell office:value-type="string" table:style-name="ce1">
            <text:p>Hughes</text:p>
          </table:table-cell>
          <table:table-cell office:value-type="date" office:date-value="1981-08-28T00:00:00" table:style-name="ce2">
            <text:p>1981-08-28</text:p>
          </table:table-cell>
          <table:table-cell office:value-type="string" table:style-name="ce1">
            <text:p>Manager</text:p>
          </table:table-cell>
          <table:table-cell office:value-type="date" office:date-value="2006-03-09T00:00:00" table:style-name="ce2">
            <text:p>2006-03-09</text:p>
          </table:table-cell>
          <table:table-cell office:value-type="float" office:value="87000" table:style-name="ce1">
            <text:p>87000</text:p>
          </table:table-cell>
          <table:table-cell office:value-type="float" office:value="43" table:formula="of:=INT((TODAY()-[.C63])/365.25)" table:style-name="ce1">
            <text:p>43</text:p>
          </table:table-cell>
          <table:table-cell office:value-type="float" office:value="19" table:formula="of:=INT((TODAY()-[.E63])/365.25)" table:style-name="ce1">
            <text:p>19</text:p>
          </table:table-cell>
          <table:table-cell office:value-type="float" office:value="13050" table:formula="of:=IF(DATEDIF([.E63];TODAY();&quot;Y&quot;)&lt;5;0; IF(DATEDIF([.E63];TODAY();&quot;Y&quot;)&lt;10;[.F63]*0.1; IF(DATEDIF([.E63];TODAY();&quot;Y&quot;)&lt;15;[.F63]*0.1; [.F63]*0.15)))" table:style-name="ce1">
            <text:p>130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o</text:p>
          </table:table-cell>
          <table:table-cell office:value-type="string" table:style-name="ce1">
            <text:p>Bryant</text:p>
          </table:table-cell>
          <table:table-cell office:value-type="date" office:date-value="1990-05-17T00:00:00" table:style-name="ce2">
            <text:p>1990-05-17</text:p>
          </table:table-cell>
          <table:table-cell office:value-type="string" table:style-name="ce1">
            <text:p>Developer</text:p>
          </table:table-cell>
          <table:table-cell office:value-type="date" office:date-value="2014-10-27T00:00:00" table:style-name="ce2">
            <text:p>2014-10-27</text:p>
          </table:table-cell>
          <table:table-cell office:value-type="float" office:value="60000" table:style-name="ce1">
            <text:p>60000</text:p>
          </table:table-cell>
          <table:table-cell office:value-type="float" office:value="35" table:formula="of:=INT((TODAY()-[.C64])/365.25)" table:style-name="ce1">
            <text:p>35</text:p>
          </table:table-cell>
          <table:table-cell office:value-type="float" office:value="10" table:formula="of:=INT((TODAY()-[.E64])/365.25)" table:style-name="ce1">
            <text:p>10</text:p>
          </table:table-cell>
          <table:table-cell office:value-type="float" office:value="6000" table:formula="of:=IF(DATEDIF([.E64];TODAY();&quot;Y&quot;)&lt;5;0; IF(DATEDIF([.E64];TODAY();&quot;Y&quot;)&lt;10;[.F64]*0.1; IF(DATEDIF([.E64];TODAY();&quot;Y&quot;)&lt;15;[.F64]*0.1; [.F64]*0.15)))" table:style-name="ce1">
            <text:p>6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a</text:p>
          </table:table-cell>
          <table:table-cell office:value-type="string" table:style-name="ce1">
            <text:p>Alexander</text:p>
          </table:table-cell>
          <table:table-cell office:value-type="date" office:date-value="1975-11-02T00:00:00" table:style-name="ce2">
            <text:p>1975-11-02</text:p>
          </table:table-cell>
          <table:table-cell office:value-type="string" table:style-name="ce1">
            <text:p>Analyst</text:p>
          </table:table-cell>
          <table:table-cell office:value-type="date" office:date-value="2000-02-16T00:00:00" table:style-name="ce2">
            <text:p>2000-02-16</text:p>
          </table:table-cell>
          <table:table-cell office:value-type="float" office:value="79000" table:style-name="ce1">
            <text:p>79000</text:p>
          </table:table-cell>
          <table:table-cell office:value-type="float" office:value="49" table:formula="of:=INT((TODAY()-[.C65])/365.25)" table:style-name="ce1">
            <text:p>49</text:p>
          </table:table-cell>
          <table:table-cell office:value-type="float" office:value="25" table:formula="of:=INT((TODAY()-[.E65])/365.25)" table:style-name="ce1">
            <text:p>25</text:p>
          </table:table-cell>
          <table:table-cell office:value-type="float" office:value="11850" table:formula="of:=IF(DATEDIF([.E65];TODAY();&quot;Y&quot;)&lt;5;0; IF(DATEDIF([.E65];TODAY();&quot;Y&quot;)&lt;10;[.F65]*0.1; IF(DATEDIF([.E65];TODAY();&quot;Y&quot;)&lt;15;[.F65]*0.1; [.F65]*0.15)))" table:style-name="ce1">
            <text:p>118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ah</text:p>
          </table:table-cell>
          <table:table-cell office:value-type="string" table:style-name="ce1">
            <text:p>Griffin</text:p>
          </table:table-cell>
          <table:table-cell office:value-type="date" office:date-value="1989-01-24T00:00:00" table:style-name="ce2">
            <text:p>1989-01-24</text:p>
          </table:table-cell>
          <table:table-cell office:value-type="string" table:style-name="ce1">
            <text:p>Designer</text:p>
          </table:table-cell>
          <table:table-cell office:value-type="date" office:date-value="2013-08-05T00:00:00" table:style-name="ce2">
            <text:p>2013-08-05</text:p>
          </table:table-cell>
          <table:table-cell office:value-type="float" office:value="55000" table:style-name="ce1">
            <text:p>55000</text:p>
          </table:table-cell>
          <table:table-cell office:value-type="float" office:value="36" table:formula="of:=INT((TODAY()-[.C66])/365.25)" table:style-name="ce1">
            <text:p>36</text:p>
          </table:table-cell>
          <table:table-cell office:value-type="float" office:value="11" table:formula="of:=INT((TODAY()-[.E66])/365.25)" table:style-name="ce1">
            <text:p>11</text:p>
          </table:table-cell>
          <table:table-cell office:value-type="float" office:value="5500" table:formula="of:=IF(DATEDIF([.E66];TODAY();&quot;Y&quot;)&lt;5;0; IF(DATEDIF([.E66];TODAY();&quot;Y&quot;)&lt;10;[.F66]*0.1; IF(DATEDIF([.E66];TODAY();&quot;Y&quot;)&lt;15;[.F66]*0.1; [.F66]*0.15)))" table:style-name="ce1">
            <text:p>55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live</text:p>
          </table:table-cell>
          <table:table-cell office:value-type="string" table:style-name="ce1">
            <text:p>West</text:p>
          </table:table-cell>
          <table:table-cell office:value-type="date" office:date-value="1994-09-10T00:00:00" table:style-name="ce2">
            <text:p>1994-09-10</text:p>
          </table:table-cell>
          <table:table-cell office:value-type="string" table:style-name="ce1">
            <text:p>Support</text:p>
          </table:table-cell>
          <table:table-cell office:value-type="date" office:date-value="2018-06-29T00:00:00" table:style-name="ce2">
            <text:p>2018-06-29</text:p>
          </table:table-cell>
          <table:table-cell office:value-type="float" office:value="46000" table:style-name="ce1">
            <text:p>46000</text:p>
          </table:table-cell>
          <table:table-cell office:value-type="float" office:value="30" table:formula="of:=INT((TODAY()-[.C67])/365.25)" table:style-name="ce1">
            <text:p>30</text:p>
          </table:table-cell>
          <table:table-cell office:value-type="float" office:value="7" table:formula="of:=INT((TODAY()-[.E67])/365.25)" table:style-name="ce1">
            <text:p>7</text:p>
          </table:table-cell>
          <table:table-cell office:value-type="float" office:value="4600" table:formula="of:=IF(DATEDIF([.E67];TODAY();&quot;Y&quot;)&lt;5;0; IF(DATEDIF([.E67];TODAY();&quot;Y&quot;)&lt;10;[.F67]*0.1; IF(DATEDIF([.E67];TODAY();&quot;Y&quot;)&lt;15;[.F67]*0.1; [.F67]*0.15)))" table:style-name="ce1">
            <text:p>4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ter</text:p>
          </table:table-cell>
          <table:table-cell office:value-type="string" table:style-name="ce1">
            <text:p>Hayes</text:p>
          </table:table-cell>
          <table:table-cell office:value-type="date" office:date-value="1982-06-06T00:00:00" table:style-name="ce2">
            <text:p>1982-06-06</text:p>
          </table:table-cell>
          <table:table-cell office:value-type="string" table:style-name="ce1">
            <text:p>Manager</text:p>
          </table:table-cell>
          <table:table-cell office:value-type="date" office:date-value="2007-01-21T00:00:00" table:style-name="ce2">
            <text:p>2007-01-21</text:p>
          </table:table-cell>
          <table:table-cell office:value-type="float" office:value="88000" table:style-name="ce1">
            <text:p>88000</text:p>
          </table:table-cell>
          <table:table-cell office:value-type="float" office:value="43" table:formula="of:=INT((TODAY()-[.C68])/365.25)" table:style-name="ce1">
            <text:p>43</text:p>
          </table:table-cell>
          <table:table-cell office:value-type="float" office:value="18" table:formula="of:=INT((TODAY()-[.E68])/365.25)" table:style-name="ce1">
            <text:p>18</text:p>
          </table:table-cell>
          <table:table-cell office:value-type="float" office:value="13200" table:formula="of:=IF(DATEDIF([.E68];TODAY();&quot;Y&quot;)&lt;5;0; IF(DATEDIF([.E68];TODAY();&quot;Y&quot;)&lt;10;[.F68]*0.1; IF(DATEDIF([.E68];TODAY();&quot;Y&quot;)&lt;15;[.F68]*0.1; [.F68]*0.15)))" table:style-name="ce1">
            <text:p>13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inn</text:p>
          </table:table-cell>
          <table:table-cell office:value-type="string" table:style-name="ce1">
            <text:p>Stone</text:p>
          </table:table-cell>
          <table:table-cell office:value-type="date" office:date-value="1992-03-18T00:00:00" table:style-name="ce2">
            <text:p>1992-03-18</text:p>
          </table:table-cell>
          <table:table-cell office:value-type="string" table:style-name="ce1">
            <text:p>Developer</text:p>
          </table:table-cell>
          <table:table-cell office:value-type="date" office:date-value="2015-05-30T00:00:00" table:style-name="ce2">
            <text:p>2015-05-30</text:p>
          </table:table-cell>
          <table:table-cell office:value-type="float" office:value="63000" table:style-name="ce1">
            <text:p>63000</text:p>
          </table:table-cell>
          <table:table-cell office:value-type="float" office:value="33" table:formula="of:=INT((TODAY()-[.C69])/365.25)" table:style-name="ce1">
            <text:p>33</text:p>
          </table:table-cell>
          <table:table-cell office:value-type="float" office:value="10" table:formula="of:=INT((TODAY()-[.E69])/365.25)" table:style-name="ce1">
            <text:p>10</text:p>
          </table:table-cell>
          <table:table-cell office:value-type="float" office:value="6300" table:formula="of:=IF(DATEDIF([.E69];TODAY();&quot;Y&quot;)&lt;5;0; IF(DATEDIF([.E69];TODAY();&quot;Y&quot;)&lt;10;[.F69]*0.1; IF(DATEDIF([.E69];TODAY();&quot;Y&quot;)&lt;15;[.F69]*0.1; [.F69]*0.15)))" table:style-name="ce1">
            <text:p>6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uby</text:p>
          </table:table-cell>
          <table:table-cell office:value-type="string" table:style-name="ce1">
            <text:p>Dean</text:p>
          </table:table-cell>
          <table:table-cell office:value-type="date" office:date-value="1977-10-12T00:00:00" table:style-name="ce2">
            <text:p>1977-10-12</text:p>
          </table:table-cell>
          <table:table-cell office:value-type="string" table:style-name="ce1">
            <text:p>Analyst</text:p>
          </table:table-cell>
          <table:table-cell office:value-type="date" office:date-value="2002-12-14T00:00:00" table:style-name="ce2">
            <text:p>2002-12-14</text:p>
          </table:table-cell>
          <table:table-cell office:value-type="float" office:value="77000" table:style-name="ce1">
            <text:p>77000</text:p>
          </table:table-cell>
          <table:table-cell office:value-type="float" office:value="47" table:formula="of:=INT((TODAY()-[.C70])/365.25)" table:style-name="ce1">
            <text:p>47</text:p>
          </table:table-cell>
          <table:table-cell office:value-type="float" office:value="22" table:formula="of:=INT((TODAY()-[.E70])/365.25)" table:style-name="ce1">
            <text:p>22</text:p>
          </table:table-cell>
          <table:table-cell office:value-type="float" office:value="11550" table:formula="of:=IF(DATEDIF([.E70];TODAY();&quot;Y&quot;)&lt;5;0; IF(DATEDIF([.E70];TODAY();&quot;Y&quot;)&lt;10;[.F70]*0.1; IF(DATEDIF([.E70];TODAY();&quot;Y&quot;)&lt;15;[.F70]*0.1; [.F70]*0.15)))" table:style-name="ce1">
            <text:p>115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an</text:p>
          </table:table-cell>
          <table:table-cell office:value-type="string" table:style-name="ce1">
            <text:p>Armstrong</text:p>
          </table:table-cell>
          <table:table-cell office:value-type="date" office:date-value="1985-07-04T00:00:00" table:style-name="ce2">
            <text:p>1985-07-04</text:p>
          </table:table-cell>
          <table:table-cell office:value-type="string" table:style-name="ce1">
            <text:p>Designer</text:p>
          </table:table-cell>
          <table:table-cell office:value-type="date" office:date-value="2010-06-03T00:00:00" table:style-name="ce2">
            <text:p>2010-06-03</text:p>
          </table:table-cell>
          <table:table-cell office:value-type="float" office:value="52000" table:style-name="ce1">
            <text:p>52000</text:p>
          </table:table-cell>
          <table:table-cell office:value-type="float" office:value="40" table:formula="of:=INT((TODAY()-[.C71])/365.25)" table:style-name="ce1">
            <text:p>40</text:p>
          </table:table-cell>
          <table:table-cell office:value-type="float" office:value="15" table:formula="of:=INT((TODAY()-[.E71])/365.25)" table:style-name="ce1">
            <text:p>15</text:p>
          </table:table-cell>
          <table:table-cell office:value-type="float" office:value="7800" table:formula="of:=IF(DATEDIF([.E71];TODAY();&quot;Y&quot;)&lt;5;0; IF(DATEDIF([.E71];TODAY();&quot;Y&quot;)&lt;10;[.F71]*0.1; IF(DATEDIF([.E71];TODAY();&quot;Y&quot;)&lt;15;[.F71]*0.1; [.F71]*0.15)))" table:style-name="ce1">
            <text:p>78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ra</text:p>
          </table:table-cell>
          <table:table-cell office:value-type="string" table:style-name="ce1">
            <text:p>Chapman</text:p>
          </table:table-cell>
          <table:table-cell office:value-type="date" office:date-value="1997-11-30T00:00:00" table:style-name="ce2">
            <text:p>1997-11-30</text:p>
          </table:table-cell>
          <table:table-cell office:value-type="string" table:style-name="ce1">
            <text:p>Support</text:p>
          </table:table-cell>
          <table:table-cell office:value-type="date" office:date-value="2022-03-26T00:00:00" table:style-name="ce2">
            <text:p>2022-03-26</text:p>
          </table:table-cell>
          <table:table-cell office:value-type="float" office:value="49000" table:style-name="ce1">
            <text:p>49000</text:p>
          </table:table-cell>
          <table:table-cell office:value-type="float" office:value="27" table:formula="of:=INT((TODAY()-[.C72])/365.25)" table:style-name="ce1">
            <text:p>27</text:p>
          </table:table-cell>
          <table:table-cell office:value-type="float" office:value="3" table:formula="of:=INT((TODAY()-[.E72])/365.25)" table:style-name="ce1">
            <text:p>3</text:p>
          </table:table-cell>
          <table:table-cell office:value-type="float" office:value="0" table:formula="of:=IF(DATEDIF([.E72];TODAY();&quot;Y&quot;)&lt;5;0; IF(DATEDIF([.E72];TODAY();&quot;Y&quot;)&lt;10;[.F72]*0.1; IF(DATEDIF([.E72];TODAY();&quot;Y&quot;)&lt;15;[.F72]*0.1; [.F72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ri</text:p>
          </table:table-cell>
          <table:table-cell office:value-type="string" table:style-name="ce1">
            <text:p>Watts</text:p>
          </table:table-cell>
          <table:table-cell office:value-type="date" office:date-value="1984-01-08T00:00:00" table:style-name="ce2">
            <text:p>1984-01-08</text:p>
          </table:table-cell>
          <table:table-cell office:value-type="string" table:style-name="ce1">
            <text:p>Manager</text:p>
          </table:table-cell>
          <table:table-cell office:value-type="date" office:date-value="2009-08-17T00:00:00" table:style-name="ce2">
            <text:p>2009-08-17</text:p>
          </table:table-cell>
          <table:table-cell office:value-type="float" office:value="86000" table:style-name="ce1">
            <text:p>86000</text:p>
          </table:table-cell>
          <table:table-cell office:value-type="float" office:value="41" table:formula="of:=INT((TODAY()-[.C73])/365.25)" table:style-name="ce1">
            <text:p>41</text:p>
          </table:table-cell>
          <table:table-cell office:value-type="float" office:value="15" table:formula="of:=INT((TODAY()-[.E73])/365.25)" table:style-name="ce1">
            <text:p>15</text:p>
          </table:table-cell>
          <table:table-cell office:value-type="float" office:value="12900" table:formula="of:=IF(DATEDIF([.E73];TODAY();&quot;Y&quot;)&lt;5;0; IF(DATEDIF([.E73];TODAY();&quot;Y&quot;)&lt;10;[.F73]*0.1; IF(DATEDIF([.E73];TODAY();&quot;Y&quot;)&lt;15;[.F73]*0.1; [.F73]*0.15)))" table:style-name="ce1">
            <text:p>12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olet</text:p>
          </table:table-cell>
          <table:table-cell office:value-type="string" table:style-name="ce1">
            <text:p>Reynolds</text:p>
          </table:table-cell>
          <table:table-cell office:value-type="date" office:date-value="1990-07-22T00:00:00" table:style-name="ce2">
            <text:p>1990-07-22</text:p>
          </table:table-cell>
          <table:table-cell office:value-type="string" table:style-name="ce1">
            <text:p>Developer</text:p>
          </table:table-cell>
          <table:table-cell office:value-type="date" office:date-value="2014-01-10T00:00:00" table:style-name="ce2">
            <text:p>2014-01-10</text:p>
          </table:table-cell>
          <table:table-cell office:value-type="float" office:value="64000" table:style-name="ce1">
            <text:p>64000</text:p>
          </table:table-cell>
          <table:table-cell office:value-type="float" office:value="35" table:formula="of:=INT((TODAY()-[.C74])/365.25)" table:style-name="ce1">
            <text:p>35</text:p>
          </table:table-cell>
          <table:table-cell office:value-type="float" office:value="11" table:formula="of:=INT((TODAY()-[.E74])/365.25)" table:style-name="ce1">
            <text:p>11</text:p>
          </table:table-cell>
          <table:table-cell office:value-type="float" office:value="6400" table:formula="of:=IF(DATEDIF([.E74];TODAY();&quot;Y&quot;)&lt;5;0; IF(DATEDIF([.E74];TODAY();&quot;Y&quot;)&lt;10;[.F74]*0.1; IF(DATEDIF([.E74];TODAY();&quot;Y&quot;)&lt;15;[.F74]*0.1; [.F74]*0.15)))" table:style-name="ce1">
            <text:p>6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de</text:p>
          </table:table-cell>
          <table:table-cell office:value-type="string" table:style-name="ce1">
            <text:p>Ellis</text:p>
          </table:table-cell>
          <table:table-cell office:value-type="date" office:date-value="1976-03-27T00:00:00" table:style-name="ce2">
            <text:p>1976-03-27</text:p>
          </table:table-cell>
          <table:table-cell office:value-type="string" table:style-name="ce1">
            <text:p>Analyst</text:p>
          </table:table-cell>
          <table:table-cell office:value-type="date" office:date-value="2001-09-01T00:00:00" table:style-name="ce2">
            <text:p>2001-09-01</text:p>
          </table:table-cell>
          <table:table-cell office:value-type="float" office:value="80000" table:style-name="ce1">
            <text:p>80000</text:p>
          </table:table-cell>
          <table:table-cell office:value-type="float" office:value="49" table:formula="of:=INT((TODAY()-[.C75])/365.25)" table:style-name="ce1">
            <text:p>49</text:p>
          </table:table-cell>
          <table:table-cell office:value-type="float" office:value="23" table:formula="of:=INT((TODAY()-[.E75])/365.25)" table:style-name="ce1">
            <text:p>23</text:p>
          </table:table-cell>
          <table:table-cell office:value-type="float" office:value="12000" table:formula="of:=IF(DATEDIF([.E75];TODAY();&quot;Y&quot;)&lt;5;0; IF(DATEDIF([.E75];TODAY();&quot;Y&quot;)&lt;10;[.F75]*0.1; IF(DATEDIF([.E75];TODAY();&quot;Y&quot;)&lt;15;[.F75]*0.1; [.F75]*0.15)))" table:style-name="ce1">
            <text:p>12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imena</text:p>
          </table:table-cell>
          <table:table-cell office:value-type="string" table:style-name="ce1">
            <text:p>Ortiz</text:p>
          </table:table-cell>
          <table:table-cell office:value-type="date" office:date-value="1987-10-19T00:00:00" table:style-name="ce2">
            <text:p>1987-10-19</text:p>
          </table:table-cell>
          <table:table-cell office:value-type="string" table:style-name="ce1">
            <text:p>Designer</text:p>
          </table:table-cell>
          <table:table-cell office:value-type="date" office:date-value="2011-04-15T00:00:00" table:style-name="ce2">
            <text:p>2011-04-15</text:p>
          </table:table-cell>
          <table:table-cell office:value-type="float" office:value="56000" table:style-name="ce1">
            <text:p>56000</text:p>
          </table:table-cell>
          <table:table-cell office:value-type="float" office:value="37" table:formula="of:=INT((TODAY()-[.C76])/365.25)" table:style-name="ce1">
            <text:p>37</text:p>
          </table:table-cell>
          <table:table-cell office:value-type="float" office:value="14" table:formula="of:=INT((TODAY()-[.E76])/365.25)" table:style-name="ce1">
            <text:p>14</text:p>
          </table:table-cell>
          <table:table-cell office:value-type="float" office:value="5600" table:formula="of:=IF(DATEDIF([.E76];TODAY();&quot;Y&quot;)&lt;5;0; IF(DATEDIF([.E76];TODAY();&quot;Y&quot;)&lt;10;[.F76]*0.1; IF(DATEDIF([.E76];TODAY();&quot;Y&quot;)&lt;15;[.F76]*0.1; [.F76]*0.15)))" table:style-name="ce1">
            <text:p>5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sef</text:p>
          </table:table-cell>
          <table:table-cell office:value-type="string" table:style-name="ce1">
            <text:p>Stevens</text:p>
          </table:table-cell>
          <table:table-cell office:value-type="date" office:date-value="1995-02-13T00:00:00" table:style-name="ce2">
            <text:p>1995-02-13</text:p>
          </table:table-cell>
          <table:table-cell office:value-type="string" table:style-name="ce1">
            <text:p>Support</text:p>
          </table:table-cell>
          <table:table-cell office:value-type="date" office:date-value="2020-11-02T00:00:00" table:style-name="ce2">
            <text:p>2020-11-02</text:p>
          </table:table-cell>
          <table:table-cell office:value-type="float" office:value="45000" table:style-name="ce1">
            <text:p>45000</text:p>
          </table:table-cell>
          <table:table-cell office:value-type="float" office:value="30" table:formula="of:=INT((TODAY()-[.C77])/365.25)" table:style-name="ce1">
            <text:p>30</text:p>
          </table:table-cell>
          <table:table-cell office:value-type="float" office:value="4" table:formula="of:=INT((TODAY()-[.E77])/365.25)" table:style-name="ce1">
            <text:p>4</text:p>
          </table:table-cell>
          <table:table-cell office:value-type="float" office:value="0" table:formula="of:=IF(DATEDIF([.E77];TODAY();&quot;Y&quot;)&lt;5;0; IF(DATEDIF([.E77];TODAY();&quot;Y&quot;)&lt;10;[.F77]*0.1; IF(DATEDIF([.E77];TODAY();&quot;Y&quot;)&lt;15;[.F77]*0.1; [.F77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elda</text:p>
          </table:table-cell>
          <table:table-cell office:value-type="string" table:style-name="ce1">
            <text:p>Price</text:p>
          </table:table-cell>
          <table:table-cell office:value-type="date" office:date-value="1980-12-31T00:00:00" table:style-name="ce2">
            <text:p>1980-12-31</text:p>
          </table:table-cell>
          <table:table-cell office:value-type="string" table:style-name="ce1">
            <text:p>Manager</text:p>
          </table:table-cell>
          <table:table-cell office:value-type="date" office:date-value="2005-07-07T00:00:00" table:style-name="ce2">
            <text:p>2005-07-07</text:p>
          </table:table-cell>
          <table:table-cell office:value-type="float" office:value="84000" table:style-name="ce1">
            <text:p>84000</text:p>
          </table:table-cell>
          <table:table-cell office:value-type="float" office:value="44" table:formula="of:=INT((TODAY()-[.C78])/365.25)" table:style-name="ce1">
            <text:p>44</text:p>
          </table:table-cell>
          <table:table-cell office:value-type="float" office:value="20" table:formula="of:=INT((TODAY()-[.E78])/365.25)" table:style-name="ce1">
            <text:p>20</text:p>
          </table:table-cell>
          <table:table-cell office:value-type="float" office:value="12600" table:formula="of:=IF(DATEDIF([.E78];TODAY();&quot;Y&quot;)&lt;5;0; IF(DATEDIF([.E78];TODAY();&quot;Y&quot;)&lt;10;[.F78]*0.1; IF(DATEDIF([.E78];TODAY();&quot;Y&quot;)&lt;15;[.F78]*0.1; [.F78]*0.15)))" table:style-name="ce1">
            <text:p>12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m</text:p>
          </table:table-cell>
          <table:table-cell office:value-type="string" table:style-name="ce1">
            <text:p>Waters</text:p>
          </table:table-cell>
          <table:table-cell office:value-type="date" office:date-value="1992-08-06T00:00:00" table:style-name="ce2">
            <text:p>1992-08-06</text:p>
          </table:table-cell>
          <table:table-cell office:value-type="string" table:style-name="ce1">
            <text:p>Developer</text:p>
          </table:table-cell>
          <table:table-cell office:value-type="date" office:date-value="2017-02-19T00:00:00" table:style-name="ce2">
            <text:p>2017-02-19</text:p>
          </table:table-cell>
          <table:table-cell office:value-type="float" office:value="61000" table:style-name="ce1">
            <text:p>61000</text:p>
          </table:table-cell>
          <table:table-cell office:value-type="float" office:value="32" table:formula="of:=INT((TODAY()-[.C79])/365.25)" table:style-name="ce1">
            <text:p>32</text:p>
          </table:table-cell>
          <table:table-cell office:value-type="float" office:value="8" table:formula="of:=INT((TODAY()-[.E79])/365.25)" table:style-name="ce1">
            <text:p>8</text:p>
          </table:table-cell>
          <table:table-cell office:value-type="float" office:value="6100" table:formula="of:=IF(DATEDIF([.E79];TODAY();&quot;Y&quot;)&lt;5;0; IF(DATEDIF([.E79];TODAY();&quot;Y&quot;)&lt;10;[.F79]*0.1; IF(DATEDIF([.E79];TODAY();&quot;Y&quot;)&lt;15;[.F79]*0.1; [.F79]*0.15)))" table:style-name="ce1">
            <text:p>6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anca</text:p>
          </table:table-cell>
          <table:table-cell office:value-type="string" table:style-name="ce1">
            <text:p>Kim</text:p>
          </table:table-cell>
          <table:table-cell office:value-type="date" office:date-value="1979-05-23T00:00:00" table:style-name="ce2">
            <text:p>1979-05-23</text:p>
          </table:table-cell>
          <table:table-cell office:value-type="string" table:style-name="ce1">
            <text:p>Analyst</text:p>
          </table:table-cell>
          <table:table-cell office:value-type="date" office:date-value="2004-11-11T00:00:00" table:style-name="ce2">
            <text:p>2004-11-11</text:p>
          </table:table-cell>
          <table:table-cell office:value-type="float" office:value="75000" table:style-name="ce1">
            <text:p>75000</text:p>
          </table:table-cell>
          <table:table-cell office:value-type="float" office:value="46" table:formula="of:=INT((TODAY()-[.C80])/365.25)" table:style-name="ce1">
            <text:p>46</text:p>
          </table:table-cell>
          <table:table-cell office:value-type="float" office:value="20" table:formula="of:=INT((TODAY()-[.E80])/365.25)" table:style-name="ce1">
            <text:p>20</text:p>
          </table:table-cell>
          <table:table-cell office:value-type="float" office:value="11250" table:formula="of:=IF(DATEDIF([.E80];TODAY();&quot;Y&quot;)&lt;5;0; IF(DATEDIF([.E80];TODAY();&quot;Y&quot;)&lt;10;[.F80]*0.1; IF(DATEDIF([.E80];TODAY();&quot;Y&quot;)&lt;15;[.F80]*0.1; [.F80]*0.15)))" table:style-name="ce1">
            <text:p>112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dy</text:p>
          </table:table-cell>
          <table:table-cell office:value-type="string" table:style-name="ce1">
            <text:p>Nguyen</text:p>
          </table:table-cell>
          <table:table-cell office:value-type="date" office:date-value="1988-09-01T00:00:00" table:style-name="ce2">
            <text:p>1988-09-01</text:p>
          </table:table-cell>
          <table:table-cell office:value-type="string" table:style-name="ce1">
            <text:p>Designer</text:p>
          </table:table-cell>
          <table:table-cell office:value-type="date" office:date-value="2012-01-29T00:00:00" table:style-name="ce2">
            <text:p>2012-01-29</text:p>
          </table:table-cell>
          <table:table-cell office:value-type="float" office:value="54000" table:style-name="ce1">
            <text:p>54000</text:p>
          </table:table-cell>
          <table:table-cell office:value-type="float" office:value="36" table:formula="of:=INT((TODAY()-[.C81])/365.25)" table:style-name="ce1">
            <text:p>36</text:p>
          </table:table-cell>
          <table:table-cell office:value-type="float" office:value="13" table:formula="of:=INT((TODAY()-[.E81])/365.25)" table:style-name="ce1">
            <text:p>13</text:p>
          </table:table-cell>
          <table:table-cell office:value-type="float" office:value="5400" table:formula="of:=IF(DATEDIF([.E81];TODAY();&quot;Y&quot;)&lt;5;0; IF(DATEDIF([.E81];TODAY();&quot;Y&quot;)&lt;10;[.F81]*0.1; IF(DATEDIF([.E81];TODAY();&quot;Y&quot;)&lt;15;[.F81]*0.1; [.F81]*0.15)))" table:style-name="ce1">
            <text:p>5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lilah</text:p>
          </table:table-cell>
          <table:table-cell office:value-type="string" table:style-name="ce1">
            <text:p>Moore</text:p>
          </table:table-cell>
          <table:table-cell office:value-type="date" office:date-value="1996-01-15T00:00:00" table:style-name="ce2">
            <text:p>1996-01-15</text:p>
          </table:table-cell>
          <table:table-cell office:value-type="string" table:style-name="ce1">
            <text:p>Support</text:p>
          </table:table-cell>
          <table:table-cell office:value-type="date" office:date-value="2021-10-06T00:00:00" table:style-name="ce2">
            <text:p>2021-10-06</text:p>
          </table:table-cell>
          <table:table-cell office:value-type="float" office:value="47000" table:style-name="ce1">
            <text:p>47000</text:p>
          </table:table-cell>
          <table:table-cell office:value-type="float" office:value="29" table:formula="of:=INT((TODAY()-[.C82])/365.25)" table:style-name="ce1">
            <text:p>29</text:p>
          </table:table-cell>
          <table:table-cell office:value-type="float" office:value="3" table:formula="of:=INT((TODAY()-[.E82])/365.25)" table:style-name="ce1">
            <text:p>3</text:p>
          </table:table-cell>
          <table:table-cell office:value-type="float" office:value="0" table:formula="of:=IF(DATEDIF([.E82];TODAY();&quot;Y&quot;)&lt;5;0; IF(DATEDIF([.E82];TODAY();&quot;Y&quot;)&lt;10;[.F82]*0.1; IF(DATEDIF([.E82];TODAY();&quot;Y&quot;)&lt;15;[.F82]*0.1; [.F82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mmett</text:p>
          </table:table-cell>
          <table:table-cell office:value-type="string" table:style-name="ce1">
            <text:p>Turner</text:p>
          </table:table-cell>
          <table:table-cell office:value-type="date" office:date-value="1983-11-08T00:00:00" table:style-name="ce2">
            <text:p>1983-11-08</text:p>
          </table:table-cell>
          <table:table-cell office:value-type="string" table:style-name="ce1">
            <text:p>Manager</text:p>
          </table:table-cell>
          <table:table-cell office:value-type="date" office:date-value="2008-09-14T00:00:00" table:style-name="ce2">
            <text:p>2008-09-14</text:p>
          </table:table-cell>
          <table:table-cell office:value-type="float" office:value="89000" table:style-name="ce1">
            <text:p>89000</text:p>
          </table:table-cell>
          <table:table-cell office:value-type="float" office:value="41" table:formula="of:=INT((TODAY()-[.C83])/365.25)" table:style-name="ce1">
            <text:p>41</text:p>
          </table:table-cell>
          <table:table-cell office:value-type="float" office:value="16" table:formula="of:=INT((TODAY()-[.E83])/365.25)" table:style-name="ce1">
            <text:p>16</text:p>
          </table:table-cell>
          <table:table-cell office:value-type="float" office:value="13350" table:formula="of:=IF(DATEDIF([.E83];TODAY();&quot;Y&quot;)&lt;5;0; IF(DATEDIF([.E83];TODAY();&quot;Y&quot;)&lt;10;[.F83]*0.1; IF(DATEDIF([.E83];TODAY();&quot;Y&quot;)&lt;15;[.F83]*0.1; [.F83]*0.15)))" table:style-name="ce1">
            <text:p>133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ya</text:p>
          </table:table-cell>
          <table:table-cell office:value-type="string" table:style-name="ce1">
            <text:p>Diaz</text:p>
          </table:table-cell>
          <table:table-cell office:value-type="date" office:date-value="1991-04-03T00:00:00" table:style-name="ce2">
            <text:p>1991-04-03</text:p>
          </table:table-cell>
          <table:table-cell office:value-type="string" table:style-name="ce1">
            <text:p>Developer</text:p>
          </table:table-cell>
          <table:table-cell office:value-type="date" office:date-value="2016-06-20T00:00:00" table:style-name="ce2">
            <text:p>2016-06-20</text:p>
          </table:table-cell>
          <table:table-cell office:value-type="float" office:value="62000" table:style-name="ce1">
            <text:p>62000</text:p>
          </table:table-cell>
          <table:table-cell office:value-type="float" office:value="34" table:formula="of:=INT((TODAY()-[.C84])/365.25)" table:style-name="ce1">
            <text:p>34</text:p>
          </table:table-cell>
          <table:table-cell office:value-type="float" office:value="9" table:formula="of:=INT((TODAY()-[.E84])/365.25)" table:style-name="ce1">
            <text:p>9</text:p>
          </table:table-cell>
          <table:table-cell office:value-type="float" office:value="6200" table:formula="of:=IF(DATEDIF([.E84];TODAY();&quot;Y&quot;)&lt;5;0; IF(DATEDIF([.E84];TODAY();&quot;Y&quot;)&lt;10;[.F84]*0.1; IF(DATEDIF([.E84];TODAY();&quot;Y&quot;)&lt;15;[.F84]*0.1; [.F84]*0.15)))" table:style-name="ce1">
            <text:p>6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be</text:p>
          </table:table-cell>
          <table:table-cell office:value-type="string" table:style-name="ce1">
            <text:p>Lozano</text:p>
          </table:table-cell>
          <table:table-cell office:value-type="date" office:date-value="1975-06-26T00:00:00" table:style-name="ce2">
            <text:p>1975-06-26</text:p>
          </table:table-cell>
          <table:table-cell office:value-type="string" table:style-name="ce1">
            <text:p>Analyst</text:p>
          </table:table-cell>
          <table:table-cell office:value-type="date" office:date-value="2000-08-31T00:00:00" table:style-name="ce2">
            <text:p>2000-08-31</text:p>
          </table:table-cell>
          <table:table-cell office:value-type="float" office:value="78000" table:style-name="ce1">
            <text:p>78000</text:p>
          </table:table-cell>
          <table:table-cell office:value-type="float" office:value="50" table:formula="of:=INT((TODAY()-[.C85])/365.25)" table:style-name="ce1">
            <text:p>50</text:p>
          </table:table-cell>
          <table:table-cell office:value-type="float" office:value="24" table:formula="of:=INT((TODAY()-[.E85])/365.25)" table:style-name="ce1">
            <text:p>24</text:p>
          </table:table-cell>
          <table:table-cell office:value-type="float" office:value="11700" table:formula="of:=IF(DATEDIF([.E85];TODAY();&quot;Y&quot;)&lt;5;0; IF(DATEDIF([.E85];TODAY();&quot;Y&quot;)&lt;10;[.F85]*0.1; IF(DATEDIF([.E85];TODAY();&quot;Y&quot;)&lt;15;[.F85]*0.1; [.F85]*0.15)))" table:style-name="ce1">
            <text:p>11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zel</text:p>
          </table:table-cell>
          <table:table-cell office:value-type="string" table:style-name="ce1">
            <text:p>Freeman</text:p>
          </table:table-cell>
          <table:table-cell office:value-type="date" office:date-value="1989-09-29T00:00:00" table:style-name="ce2">
            <text:p>1989-09-29</text:p>
          </table:table-cell>
          <table:table-cell office:value-type="string" table:style-name="ce1">
            <text:p>Designer</text:p>
          </table:table-cell>
          <table:table-cell office:value-type="date" office:date-value="2013-02-07T00:00:00" table:style-name="ce2">
            <text:p>2013-02-07</text:p>
          </table:table-cell>
          <table:table-cell office:value-type="float" office:value="53000" table:style-name="ce1">
            <text:p>53000</text:p>
          </table:table-cell>
          <table:table-cell office:value-type="float" office:value="35" table:formula="of:=INT((TODAY()-[.C86])/365.25)" table:style-name="ce1">
            <text:p>35</text:p>
          </table:table-cell>
          <table:table-cell office:value-type="float" office:value="12" table:formula="of:=INT((TODAY()-[.E86])/365.25)" table:style-name="ce1">
            <text:p>12</text:p>
          </table:table-cell>
          <table:table-cell office:value-type="float" office:value="5300" table:formula="of:=IF(DATEDIF([.E86];TODAY();&quot;Y&quot;)&lt;5;0; IF(DATEDIF([.E86];TODAY();&quot;Y&quot;)&lt;10;[.F86]*0.1; IF(DATEDIF([.E86];TODAY();&quot;Y&quot;)&lt;15;[.F86]*0.1; [.F86]*0.15)))" table:style-name="ce1">
            <text:p>5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van</text:p>
          </table:table-cell>
          <table:table-cell office:value-type="string" table:style-name="ce1">
            <text:p>Chavez</text:p>
          </table:table-cell>
          <table:table-cell office:value-type="date" office:date-value="1994-05-12T00:00:00" table:style-name="ce2">
            <text:p>1994-05-12</text:p>
          </table:table-cell>
          <table:table-cell office:value-type="string" table:style-name="ce1">
            <text:p>Support</text:p>
          </table:table-cell>
          <table:table-cell office:value-type="date" office:date-value="2018-12-23T00:00:00" table:style-name="ce2">
            <text:p>2018-12-23</text:p>
          </table:table-cell>
          <table:table-cell office:value-type="float" office:value="46000" table:style-name="ce1">
            <text:p>46000</text:p>
          </table:table-cell>
          <table:table-cell office:value-type="float" office:value="31" table:formula="of:=INT((TODAY()-[.C87])/365.25)" table:style-name="ce1">
            <text:p>31</text:p>
          </table:table-cell>
          <table:table-cell office:value-type="float" office:value="6" table:formula="of:=INT((TODAY()-[.E87])/365.25)" table:style-name="ce1">
            <text:p>6</text:p>
          </table:table-cell>
          <table:table-cell office:value-type="float" office:value="4600" table:formula="of:=IF(DATEDIF([.E87];TODAY();&quot;Y&quot;)&lt;5;0; IF(DATEDIF([.E87];TODAY();&quot;Y&quot;)&lt;10;[.F87]*0.1; IF(DATEDIF([.E87];TODAY();&quot;Y&quot;)&lt;15;[.F87]*0.1; [.F87]*0.15)))" table:style-name="ce1">
            <text:p>4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smine</text:p>
          </table:table-cell>
          <table:table-cell office:value-type="string" table:style-name="ce1">
            <text:p>Webb</text:p>
          </table:table-cell>
          <table:table-cell office:value-type="date" office:date-value="1982-01-04T00:00:00" table:style-name="ce2">
            <text:p>1982-01-04</text:p>
          </table:table-cell>
          <table:table-cell office:value-type="string" table:style-name="ce1">
            <text:p>Manager</text:p>
          </table:table-cell>
          <table:table-cell office:value-type="date" office:date-value="2007-05-18T00:00:00" table:style-name="ce2">
            <text:p>2007-05-18</text:p>
          </table:table-cell>
          <table:table-cell office:value-type="float" office:value="87000" table:style-name="ce1">
            <text:p>87000</text:p>
          </table:table-cell>
          <table:table-cell office:value-type="float" office:value="43" table:formula="of:=INT((TODAY()-[.C88])/365.25)" table:style-name="ce1">
            <text:p>43</text:p>
          </table:table-cell>
          <table:table-cell office:value-type="float" office:value="18" table:formula="of:=INT((TODAY()-[.E88])/365.25)" table:style-name="ce1">
            <text:p>18</text:p>
          </table:table-cell>
          <table:table-cell office:value-type="float" office:value="13050" table:formula="of:=IF(DATEDIF([.E88];TODAY();&quot;Y&quot;)&lt;5;0; IF(DATEDIF([.E88];TODAY();&quot;Y&quot;)&lt;10;[.F88]*0.1; IF(DATEDIF([.E88];TODAY();&quot;Y&quot;)&lt;15;[.F88]*0.1; [.F88]*0.15)))" table:style-name="ce1">
            <text:p>130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ieran</text:p>
          </table:table-cell>
          <table:table-cell office:value-type="string" table:style-name="ce1">
            <text:p>Walsh</text:p>
          </table:table-cell>
          <table:table-cell office:value-type="date" office:date-value="1993-10-21T00:00:00" table:style-name="ce2">
            <text:p>1993-10-21</text:p>
          </table:table-cell>
          <table:table-cell office:value-type="string" table:style-name="ce1">
            <text:p>Developer</text:p>
          </table:table-cell>
          <table:table-cell office:value-type="date" office:date-value="2015-11-25T00:00:00" table:style-name="ce2">
            <text:p>2015-11-25</text:p>
          </table:table-cell>
          <table:table-cell office:value-type="float" office:value="60000" table:style-name="ce1">
            <text:p>60000</text:p>
          </table:table-cell>
          <table:table-cell office:value-type="float" office:value="31" table:formula="of:=INT((TODAY()-[.C89])/365.25)" table:style-name="ce1">
            <text:p>31</text:p>
          </table:table-cell>
          <table:table-cell office:value-type="float" office:value="9" table:formula="of:=INT((TODAY()-[.E89])/365.25)" table:style-name="ce1">
            <text:p>9</text:p>
          </table:table-cell>
          <table:table-cell office:value-type="float" office:value="6000" table:formula="of:=IF(DATEDIF([.E89];TODAY();&quot;Y&quot;)&lt;5;0; IF(DATEDIF([.E89];TODAY();&quot;Y&quot;)&lt;10;[.F89]*0.1; IF(DATEDIF([.E89];TODAY();&quot;Y&quot;)&lt;15;[.F89]*0.1; [.F89]*0.15)))" table:style-name="ce1">
            <text:p>6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na</text:p>
          </table:table-cell>
          <table:table-cell office:value-type="string" table:style-name="ce1">
            <text:p>Thornton</text:p>
          </table:table-cell>
          <table:table-cell office:value-type="date" office:date-value="1978-08-08T00:00:00" table:style-name="ce2">
            <text:p>1978-08-08</text:p>
          </table:table-cell>
          <table:table-cell office:value-type="string" table:style-name="ce1">
            <text:p>Analyst</text:p>
          </table:table-cell>
          <table:table-cell office:value-type="date" office:date-value="2003-03-30T00:00:00" table:style-name="ce2">
            <text:p>2003-03-30</text:p>
          </table:table-cell>
          <table:table-cell office:value-type="float" office:value="76000" table:style-name="ce1">
            <text:p>76000</text:p>
          </table:table-cell>
          <table:table-cell office:value-type="float" office:value="46" table:formula="of:=INT((TODAY()-[.C90])/365.25)" table:style-name="ce1">
            <text:p>46</text:p>
          </table:table-cell>
          <table:table-cell office:value-type="float" office:value="22" table:formula="of:=INT((TODAY()-[.E90])/365.25)" table:style-name="ce1">
            <text:p>22</text:p>
          </table:table-cell>
          <table:table-cell office:value-type="float" office:value="11400" table:formula="of:=IF(DATEDIF([.E90];TODAY();&quot;Y&quot;)&lt;5;0; IF(DATEDIF([.E90];TODAY();&quot;Y&quot;)&lt;10;[.F90]*0.1; IF(DATEDIF([.E90];TODAY();&quot;Y&quot;)&lt;15;[.F90]*0.1; [.F90]*0.15)))" table:style-name="ce1">
            <text:p>11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son</text:p>
          </table:table-cell>
          <table:table-cell office:value-type="string" table:style-name="ce1">
            <text:p>Barrett</text:p>
          </table:table-cell>
          <table:table-cell office:value-type="date" office:date-value="1986-05-01T00:00:00" table:style-name="ce2">
            <text:p>1986-05-01</text:p>
          </table:table-cell>
          <table:table-cell office:value-type="string" table:style-name="ce1">
            <text:p>Designer</text:p>
          </table:table-cell>
          <table:table-cell office:value-type="date" office:date-value="2010-01-12T00:00:00" table:style-name="ce2">
            <text:p>2010-01-12</text:p>
          </table:table-cell>
          <table:table-cell office:value-type="float" office:value="55000" table:style-name="ce1">
            <text:p>55000</text:p>
          </table:table-cell>
          <table:table-cell office:value-type="float" office:value="39" table:formula="of:=INT((TODAY()-[.C91])/365.25)" table:style-name="ce1">
            <text:p>39</text:p>
          </table:table-cell>
          <table:table-cell office:value-type="float" office:value="15" table:formula="of:=INT((TODAY()-[.E91])/365.25)" table:style-name="ce1">
            <text:p>15</text:p>
          </table:table-cell>
          <table:table-cell office:value-type="float" office:value="8250" table:formula="of:=IF(DATEDIF([.E91];TODAY();&quot;Y&quot;)&lt;5;0; IF(DATEDIF([.E91];TODAY();&quot;Y&quot;)&lt;10;[.F91]*0.1; IF(DATEDIF([.E91];TODAY();&quot;Y&quot;)&lt;15;[.F91]*0.1; [.F91]*0.15)))" table:style-name="ce1">
            <text:p>82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ra</text:p>
          </table:table-cell>
          <table:table-cell office:value-type="string" table:style-name="ce1">
            <text:p>Goodwin</text:p>
          </table:table-cell>
          <table:table-cell office:value-type="date" office:date-value="1997-06-16T00:00:00" table:style-name="ce2">
            <text:p>1997-06-16</text:p>
          </table:table-cell>
          <table:table-cell office:value-type="string" table:style-name="ce1">
            <text:p>Support</text:p>
          </table:table-cell>
          <table:table-cell office:value-type="date" office:date-value="2022-07-01T00:00:00" table:style-name="ce2">
            <text:p>2022-07-01</text:p>
          </table:table-cell>
          <table:table-cell office:value-type="float" office:value="48000" table:style-name="ce1">
            <text:p>48000</text:p>
          </table:table-cell>
          <table:table-cell office:value-type="float" office:value="28" table:formula="of:=INT((TODAY()-[.C92])/365.25)" table:style-name="ce1">
            <text:p>28</text:p>
          </table:table-cell>
          <table:table-cell office:value-type="float" office:value="3" table:formula="of:=INT((TODAY()-[.E92])/365.25)" table:style-name="ce1">
            <text:p>3</text:p>
          </table:table-cell>
          <table:table-cell office:value-type="float" office:value="0" table:formula="of:=IF(DATEDIF([.E92];TODAY();&quot;Y&quot;)&lt;5;0; IF(DATEDIF([.E92];TODAY();&quot;Y&quot;)&lt;10;[.F92]*0.1; IF(DATEDIF([.E92];TODAY();&quot;Y&quot;)&lt;15;[.F92]*0.1; [.F92]*0.15)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mar</text:p>
          </table:table-cell>
          <table:table-cell office:value-type="string" table:style-name="ce1">
            <text:p>Sharp</text:p>
          </table:table-cell>
          <table:table-cell office:value-type="date" office:date-value="1981-03-10T00:00:00" table:style-name="ce2">
            <text:p>1981-03-10</text:p>
          </table:table-cell>
          <table:table-cell office:value-type="string" table:style-name="ce1">
            <text:p>Manager</text:p>
          </table:table-cell>
          <table:table-cell office:value-type="date" office:date-value="2006-10-04T00:00:00" table:style-name="ce2">
            <text:p>2006-10-04</text:p>
          </table:table-cell>
          <table:table-cell office:value-type="float" office:value="85000" table:style-name="ce1">
            <text:p>85000</text:p>
          </table:table-cell>
          <table:table-cell office:value-type="float" office:value="44" table:formula="of:=INT((TODAY()-[.C93])/365.25)" table:style-name="ce1">
            <text:p>44</text:p>
          </table:table-cell>
          <table:table-cell office:value-type="float" office:value="18" table:formula="of:=INT((TODAY()-[.E93])/365.25)" table:style-name="ce1">
            <text:p>18</text:p>
          </table:table-cell>
          <table:table-cell office:value-type="float" office:value="12750" table:formula="of:=IF(DATEDIF([.E93];TODAY();&quot;Y&quot;)&lt;5;0; IF(DATEDIF([.E93];TODAY();&quot;Y&quot;)&lt;10;[.F93]*0.1; IF(DATEDIF([.E93];TODAY();&quot;Y&quot;)&lt;15;[.F93]*0.1; [.F93]*0.15)))" table:style-name="ce1">
            <text:p>127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per</text:p>
          </table:table-cell>
          <table:table-cell office:value-type="string" table:style-name="ce1">
            <text:p>Blake</text:p>
          </table:table-cell>
          <table:table-cell office:value-type="date" office:date-value="1990-11-27T00:00:00" table:style-name="ce2">
            <text:p>1990-11-27</text:p>
          </table:table-cell>
          <table:table-cell office:value-type="string" table:style-name="ce1">
            <text:p>Developer</text:p>
          </table:table-cell>
          <table:table-cell office:value-type="date" office:date-value="2014-04-22T00:00:00" table:style-name="ce2">
            <text:p>2014-04-22</text:p>
          </table:table-cell>
          <table:table-cell office:value-type="float" office:value="63000" table:style-name="ce1">
            <text:p>63000</text:p>
          </table:table-cell>
          <table:table-cell office:value-type="float" office:value="34" table:formula="of:=INT((TODAY()-[.C94])/365.25)" table:style-name="ce1">
            <text:p>34</text:p>
          </table:table-cell>
          <table:table-cell office:value-type="float" office:value="11" table:formula="of:=INT((TODAY()-[.E94])/365.25)" table:style-name="ce1">
            <text:p>11</text:p>
          </table:table-cell>
          <table:table-cell office:value-type="float" office:value="6300" table:formula="of:=IF(DATEDIF([.E94];TODAY();&quot;Y&quot;)&lt;5;0; IF(DATEDIF([.E94];TODAY();&quot;Y&quot;)&lt;10;[.F94]*0.1; IF(DATEDIF([.E94];TODAY();&quot;Y&quot;)&lt;15;[.F94]*0.1; [.F94]*0.15)))" table:style-name="ce1">
            <text:p>63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id</text:p>
          </table:table-cell>
          <table:table-cell office:value-type="string" table:style-name="ce1">
            <text:p>Newton</text:p>
          </table:table-cell>
          <table:table-cell office:value-type="date" office:date-value="1976-01-30T00:00:00" table:style-name="ce2">
            <text:p>1976-01-30</text:p>
          </table:table-cell>
          <table:table-cell office:value-type="string" table:style-name="ce1">
            <text:p>Analyst</text:p>
          </table:table-cell>
          <table:table-cell office:value-type="date" office:date-value="2001-12-09T00:00:00" table:style-name="ce2">
            <text:p>2001-12-09</text:p>
          </table:table-cell>
          <table:table-cell office:value-type="float" office:value="79000" table:style-name="ce1">
            <text:p>79000</text:p>
          </table:table-cell>
          <table:table-cell office:value-type="float" office:value="49" table:formula="of:=INT((TODAY()-[.C95])/365.25)" table:style-name="ce1">
            <text:p>49</text:p>
          </table:table-cell>
          <table:table-cell office:value-type="float" office:value="23" table:formula="of:=INT((TODAY()-[.E95])/365.25)" table:style-name="ce1">
            <text:p>23</text:p>
          </table:table-cell>
          <table:table-cell office:value-type="float" office:value="11850" table:formula="of:=IF(DATEDIF([.E95];TODAY();&quot;Y&quot;)&lt;5;0; IF(DATEDIF([.E95];TODAY();&quot;Y&quot;)&lt;10;[.F95]*0.1; IF(DATEDIF([.E95];TODAY();&quot;Y&quot;)&lt;15;[.F95]*0.1; [.F95]*0.15)))" table:style-name="ce1">
            <text:p>118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enna</text:p>
          </table:table-cell>
          <table:table-cell office:value-type="string" table:style-name="ce1">
            <text:p>Wilkins</text:p>
          </table:table-cell>
          <table:table-cell office:value-type="date" office:date-value="1985-08-25T00:00:00" table:style-name="ce2">
            <text:p>1985-08-25</text:p>
          </table:table-cell>
          <table:table-cell office:value-type="string" table:style-name="ce1">
            <text:p>Designer</text:p>
          </table:table-cell>
          <table:table-cell office:value-type="date" office:date-value="2009-03-06T00:00:00" table:style-name="ce2">
            <text:p>2009-03-06</text:p>
          </table:table-cell>
          <table:table-cell office:value-type="float" office:value="52000" table:style-name="ce1">
            <text:p>52000</text:p>
          </table:table-cell>
          <table:table-cell office:value-type="float" office:value="39" table:formula="of:=INT((TODAY()-[.C96])/365.25)" table:style-name="ce1">
            <text:p>39</text:p>
          </table:table-cell>
          <table:table-cell office:value-type="float" office:value="16" table:formula="of:=INT((TODAY()-[.E96])/365.25)" table:style-name="ce1">
            <text:p>16</text:p>
          </table:table-cell>
          <table:table-cell office:value-type="float" office:value="7800" table:formula="of:=IF(DATEDIF([.E96];TODAY();&quot;Y&quot;)&lt;5;0; IF(DATEDIF([.E96];TODAY();&quot;Y&quot;)&lt;10;[.F96]*0.1; IF(DATEDIF([.E96];TODAY();&quot;Y&quot;)&lt;15;[.F96]*0.1; [.F96]*0.15)))" table:style-name="ce1">
            <text:p>78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eo</text:p>
          </table:table-cell>
          <table:table-cell office:value-type="string" table:style-name="ce1">
            <text:p>Carson</text:p>
          </table:table-cell>
          <table:table-cell office:value-type="date" office:date-value="1995-12-18T00:00:00" table:style-name="ce2">
            <text:p>1995-12-18</text:p>
          </table:table-cell>
          <table:table-cell office:value-type="string" table:style-name="ce1">
            <text:p>Support</text:p>
          </table:table-cell>
          <table:table-cell office:value-type="date" office:date-value="2020-02-14T00:00:00" table:style-name="ce2">
            <text:p>2020-02-14</text:p>
          </table:table-cell>
          <table:table-cell office:value-type="float" office:value="47000" table:style-name="ce1">
            <text:p>47000</text:p>
          </table:table-cell>
          <table:table-cell office:value-type="float" office:value="29" table:formula="of:=INT((TODAY()-[.C97])/365.25)" table:style-name="ce1">
            <text:p>29</text:p>
          </table:table-cell>
          <table:table-cell office:value-type="float" office:value="5" table:formula="of:=INT((TODAY()-[.E97])/365.25)" table:style-name="ce1">
            <text:p>5</text:p>
          </table:table-cell>
          <table:table-cell office:value-type="float" office:value="4700" table:formula="of:=IF(DATEDIF([.E97];TODAY();&quot;Y&quot;)&lt;5;0; IF(DATEDIF([.E97];TODAY();&quot;Y&quot;)&lt;10;[.F97]*0.1; IF(DATEDIF([.E97];TODAY();&quot;Y&quot;)&lt;15;[.F97]*0.1; [.F97]*0.15)))" table:style-name="ce1">
            <text:p>4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rsula</text:p>
          </table:table-cell>
          <table:table-cell office:value-type="string" table:style-name="ce1">
            <text:p>Finch</text:p>
          </table:table-cell>
          <table:table-cell office:value-type="date" office:date-value="1984-04-07T00:00:00" table:style-name="ce2">
            <text:p>1984-04-07</text:p>
          </table:table-cell>
          <table:table-cell office:value-type="string" table:style-name="ce1">
            <text:p>Manager</text:p>
          </table:table-cell>
          <table:table-cell office:value-type="date" office:date-value="2009-06-28T00:00:00" table:style-name="ce2">
            <text:p>2009-06-28</text:p>
          </table:table-cell>
          <table:table-cell office:value-type="float" office:value="88000" table:style-name="ce1">
            <text:p>88000</text:p>
          </table:table-cell>
          <table:table-cell office:value-type="float" office:value="41" table:formula="of:=INT((TODAY()-[.C98])/365.25)" table:style-name="ce1">
            <text:p>41</text:p>
          </table:table-cell>
          <table:table-cell office:value-type="float" office:value="16" table:formula="of:=INT((TODAY()-[.E98])/365.25)" table:style-name="ce1">
            <text:p>16</text:p>
          </table:table-cell>
          <table:table-cell office:value-type="float" office:value="13200" table:formula="of:=IF(DATEDIF([.E98];TODAY();&quot;Y&quot;)&lt;5;0; IF(DATEDIF([.E98];TODAY();&quot;Y&quot;)&lt;10;[.F98]*0.1; IF(DATEDIF([.E98];TODAY();&quot;Y&quot;)&lt;15;[.F98]*0.1; [.F98]*0.15)))" table:style-name="ce1">
            <text:p>13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McGee</text:p>
          </table:table-cell>
          <table:table-cell office:value-type="date" office:date-value="1993-07-31T00:00:00" table:style-name="ce2">
            <text:p>1993-07-31</text:p>
          </table:table-cell>
          <table:table-cell office:value-type="string" table:style-name="ce1">
            <text:p>Developer</text:p>
          </table:table-cell>
          <table:table-cell office:value-type="date" office:date-value="2016-10-01T00:00:00" table:style-name="ce2">
            <text:p>2016-10-01</text:p>
          </table:table-cell>
          <table:table-cell office:value-type="float" office:value="61000" table:style-name="ce1">
            <text:p>61000</text:p>
          </table:table-cell>
          <table:table-cell office:value-type="float" office:value="31" table:formula="of:=INT((TODAY()-[.C99])/365.25)" table:style-name="ce1">
            <text:p>31</text:p>
          </table:table-cell>
          <table:table-cell office:value-type="float" office:value="8" table:formula="of:=INT((TODAY()-[.E99])/365.25)" table:style-name="ce1">
            <text:p>8</text:p>
          </table:table-cell>
          <table:table-cell office:value-type="float" office:value="6100" table:formula="of:=IF(DATEDIF([.E99];TODAY();&quot;Y&quot;)&lt;5;0; IF(DATEDIF([.E99];TODAY();&quot;Y&quot;)&lt;10;[.F99]*0.1; IF(DATEDIF([.E99];TODAY();&quot;Y&quot;)&lt;15;[.F99]*0.1; [.F99]*0.15)))" table:style-name="ce1">
            <text:p>6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illa</text:p>
          </table:table-cell>
          <table:table-cell office:value-type="string" table:style-name="ce1">
            <text:p>Knox</text:p>
          </table:table-cell>
          <table:table-cell office:value-type="date" office:date-value="1977-02-20T00:00:00" table:style-name="ce2">
            <text:p>1977-02-20</text:p>
          </table:table-cell>
          <table:table-cell office:value-type="string" table:style-name="ce1">
            <text:p>Analyst</text:p>
          </table:table-cell>
          <table:table-cell office:value-type="date" office:date-value="2002-07-15T00:00:00" table:style-name="ce2">
            <text:p>2002-07-15</text:p>
          </table:table-cell>
          <table:table-cell office:value-type="float" office:value="77000" table:style-name="ce1">
            <text:p>77000</text:p>
          </table:table-cell>
          <table:table-cell office:value-type="float" office:value="48" table:formula="of:=INT((TODAY()-[.C100])/365.25)" table:style-name="ce1">
            <text:p>48</text:p>
          </table:table-cell>
          <table:table-cell office:value-type="float" office:value="23" table:formula="of:=INT((TODAY()-[.E100])/365.25)" table:style-name="ce1">
            <text:p>23</text:p>
          </table:table-cell>
          <table:table-cell office:value-type="float" office:value="11550" table:formula="of:=IF(DATEDIF([.E100];TODAY();&quot;Y&quot;)&lt;5;0; IF(DATEDIF([.E100];TODAY();&quot;Y&quot;)&lt;10;[.F100]*0.1; IF(DATEDIF([.E100];TODAY();&quot;Y&quot;)&lt;15;[.F100]*0.1; [.F100]*0.15)))" table:style-name="ce1">
            <text:p>115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ander</text:p>
          </table:table-cell>
          <table:table-cell office:value-type="string" table:style-name="ce1">
            <text:p>Boone</text:p>
          </table:table-cell>
          <table:table-cell office:value-type="date" office:date-value="1987-01-26T00:00:00" table:style-name="ce2">
            <text:p>1987-01-26</text:p>
          </table:table-cell>
          <table:table-cell office:value-type="string" table:style-name="ce1">
            <text:p>Designer</text:p>
          </table:table-cell>
          <table:table-cell office:value-type="date" office:date-value="2011-01-03T00:00:00" table:style-name="ce2">
            <text:p>2011-01-03</text:p>
          </table:table-cell>
          <table:table-cell office:value-type="float" office:value="56000" table:style-name="ce1">
            <text:p>56000</text:p>
          </table:table-cell>
          <table:table-cell office:value-type="float" office:value="38" table:formula="of:=INT((TODAY()-[.C101])/365.25)" table:style-name="ce1">
            <text:p>38</text:p>
          </table:table-cell>
          <table:table-cell office:value-type="float" office:value="14" table:formula="of:=INT((TODAY()-[.E101])/365.25)" table:style-name="ce1">
            <text:p>14</text:p>
          </table:table-cell>
          <table:table-cell office:value-type="float" office:value="5600" table:formula="of:=IF(DATEDIF([.E101];TODAY();&quot;Y&quot;)&lt;5;0; IF(DATEDIF([.E101];TODAY();&quot;Y&quot;)&lt;10;[.F101]*0.1; IF(DATEDIF([.E101];TODAY();&quot;Y&quot;)&lt;15;[.F101]*0.1; [.F101]*0.15)))" table:style-name="ce1">
            <text:p>56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wesome! Now please give me an Excel formula to calculate the age of the amployee based on their birthday and today's date.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9" table:number-rows-spanned="1" table:style-name="ce4">
            <text:p>Awesome! I have used the same formula to calculate the employees seniority (years spent at the company) based on the date of hire. Now I need you to give me a formula which will calculate an annual bonus based on an employees seniority. 0-5 years should give a 0% of annual salary, 5-10 years should give 10%, 10-15 years 10% and 15 years and more 15%.</text:p>
          </table:table-cell>
          <table:covered-table-cell table:number-columns-repeated="8"/>
          <table:table-cell table:number-columns-repeated="16375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data" table:cell-range-address="Ex05.$A$1:Ex05.$F$101" table:base-cell-address="Ex05.$A$1"/>
          <table:named-range table:name="data_1" table:cell-range-address="Ex05.$A$1:Ex05.$F$101" table:base-cell-address="Ex05.$A$1"/>
        </table:named-expressions>
      </table:table>
      <table:table table:name="Ex06" table:style-name="ta1">
        <table:table-column table:style-name="co1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Annual Salary</text:p>
          </table:table-cell>
          <table:table-cell table:style-name="ce1"/>
          <table:table-cell office:value-type="string" table:style-name="ce1">
            <text:p>Position</text:p>
          </table:table-cell>
          <table:table-cell office:value-type="string" table:style-name="ce1">
            <text:p>Annual Sala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5000" table:style-name="ce1">
            <text:p>85000</text:p>
          </table:table-cell>
          <table:table-cell table:style-name="ce1"/>
          <table:table-cell office:value-type="string" office:string-value="Manager" table:formula="of:=COM.MICROSOFT.LET(_xlpm.positions;COM.MICROSOFT.UNIQUE([.A2:.A101]); _xlpm.averages;COM.MICROSOFT.MAP(_xlpm.positions;COM.MICROSOFT.LAMBDA(_xlpm.p;AVERAGEIF([.A2:.A101];_xlpm.p;[.B2:.B101]))); COM.MICROSOFT.HSTACK(_xlpm.positions;_xlpm.averages))" table:number-matrix-columns-spanned="2" table:number-matrix-rows-spanned="5" table:style-name="ce1">
            <text:p>Manager</text:p>
          </table:table-cell>
          <table:table-cell office:value-type="float" office:value="86761.904761904763" table:style-name="ce1">
            <text:p>86761.90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2000" table:style-name="ce1">
            <text:p>62000</text:p>
          </table:table-cell>
          <table:table-cell table:style-name="ce1"/>
          <table:table-cell office:value-type="string" office:string-value="Developer" table:style-name="ce1">
            <text:p>Developer</text:p>
          </table:table-cell>
          <table:table-cell office:value-type="float" office:value="61700" table:style-name="ce1">
            <text:p>617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8000" table:style-name="ce1">
            <text:p>78000</text:p>
          </table:table-cell>
          <table:table-cell table:style-name="ce1"/>
          <table:table-cell office:value-type="string" office:string-value="Analyst" table:style-name="ce1">
            <text:p>Analyst</text:p>
          </table:table-cell>
          <table:table-cell office:value-type="float" office:value="77500" table:style-name="ce1">
            <text:p>775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4000" table:style-name="ce1">
            <text:p>54000</text:p>
          </table:table-cell>
          <table:table-cell table:style-name="ce1"/>
          <table:table-cell office:value-type="string" office:string-value="Designer" table:style-name="ce1">
            <text:p>Designer</text:p>
          </table:table-cell>
          <table:table-cell office:value-type="float" office:value="54000" table:style-name="ce1">
            <text:p>54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7000" table:style-name="ce1">
            <text:p>47000</text:p>
          </table:table-cell>
          <table:table-cell table:style-name="ce1"/>
          <table:table-cell office:value-type="string" office:string-value="Support" table:style-name="ce1">
            <text:p>Support</text:p>
          </table:table-cell>
          <table:table-cell office:value-type="float" office:value="47105.26315789474" table:style-name="ce1">
            <text:p>47105.263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9000" table:style-name="ce1">
            <text:p>89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veloper</text:p>
            <draw:frame draw:z-index="1" draw:id="id0" draw:style-name="a0" draw:name="Chart 1" svg:x="0.21528in" svg:y="0.0277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1000" table:style-name="ce1">
            <text:p>61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6000" table:style-name="ce1">
            <text:p>76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3000" table:style-name="ce1">
            <text:p>53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8000" table:style-name="ce1">
            <text:p>48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7000" table:style-name="ce1">
            <text:p>87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0000" table:style-name="ce1">
            <text:p>6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9000" table:style-name="ce1">
            <text:p>79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5000" table:style-name="ce1">
            <text:p>55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6000" table:style-name="ce1">
            <text:p>46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8000" table:style-name="ce1">
            <text:p>8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3000" table:style-name="ce1">
            <text:p>6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7000" table:style-name="ce1">
            <text:p>7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9000" table:style-name="ce1">
            <text:p>4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6000" table:style-name="ce1">
            <text:p>8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4000" table:style-name="ce1">
            <text:p>6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80000" table:style-name="ce1">
            <text:p>8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6000" table:style-name="ce1">
            <text:p>5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5000" table:style-name="ce1">
            <text:p>4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4000" table:style-name="ce1">
            <text:p>8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1000" table:style-name="ce1">
            <text:p>61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5000" table:style-name="ce1">
            <text:p>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4000" table:style-name="ce1">
            <text:p>5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7000" table:style-name="ce1">
            <text:p>4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9000" table:style-name="ce1">
            <text:p>8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2000" table:style-name="ce1">
            <text:p>6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8000" table:style-name="ce1">
            <text:p>7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3000" table:style-name="ce1">
            <text:p>5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6000" table:style-name="ce1">
            <text:p>4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7000" table:style-name="ce1">
            <text:p>8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0000" table:style-name="ce1">
            <text:p>6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6000" table:style-name="ce1">
            <text:p>7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5000" table:style-name="ce1">
            <text:p>5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8000" table:style-name="ce1">
            <text:p>4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5000" table:style-name="ce1">
            <text:p>8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3000" table:style-name="ce1">
            <text:p>6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9000" table:style-name="ce1">
            <text:p>7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7000" table:style-name="ce1">
            <text:p>4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8000" table:style-name="ce1">
            <text:p>8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1000" table:style-name="ce1">
            <text:p>61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7000" table:style-name="ce1">
            <text:p>7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6000" table:style-name="ce1">
            <text:p>5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9000" table:style-name="ce1">
            <text:p>4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6000" table:style-name="ce1">
            <text:p>8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9000" table:style-name="ce1">
            <text:p>8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2000" table:style-name="ce1">
            <text:p>6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8000" table:style-name="ce1">
            <text:p>7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4000" table:style-name="ce1">
            <text:p>5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7000" table:style-name="ce1">
            <text:p>4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5000" table:style-name="ce1">
            <text:p>8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1000" table:style-name="ce1">
            <text:p>61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6000" table:style-name="ce1">
            <text:p>7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3000" table:style-name="ce1">
            <text:p>5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8000" table:style-name="ce1">
            <text:p>4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7000" table:style-name="ce1">
            <text:p>8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0000" table:style-name="ce1">
            <text:p>6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9000" table:style-name="ce1">
            <text:p>7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5000" table:style-name="ce1">
            <text:p>5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6000" table:style-name="ce1">
            <text:p>4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8000" table:style-name="ce1">
            <text:p>8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3000" table:style-name="ce1">
            <text:p>6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7000" table:style-name="ce1">
            <text:p>7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9000" table:style-name="ce1">
            <text:p>4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6000" table:style-name="ce1">
            <text:p>8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4000" table:style-name="ce1">
            <text:p>6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80000" table:style-name="ce1">
            <text:p>8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6000" table:style-name="ce1">
            <text:p>5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5000" table:style-name="ce1">
            <text:p>4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4000" table:style-name="ce1">
            <text:p>8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1000" table:style-name="ce1">
            <text:p>61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5000" table:style-name="ce1">
            <text:p>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4000" table:style-name="ce1">
            <text:p>5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7000" table:style-name="ce1">
            <text:p>4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9000" table:style-name="ce1">
            <text:p>8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2000" table:style-name="ce1">
            <text:p>6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8000" table:style-name="ce1">
            <text:p>7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3000" table:style-name="ce1">
            <text:p>5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6000" table:style-name="ce1">
            <text:p>4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7000" table:style-name="ce1">
            <text:p>8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0000" table:style-name="ce1">
            <text:p>6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6000" table:style-name="ce1">
            <text:p>7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5000" table:style-name="ce1">
            <text:p>5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8000" table:style-name="ce1">
            <text:p>4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5000" table:style-name="ce1">
            <text:p>8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3000" table:style-name="ce1">
            <text:p>63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9000" table:style-name="ce1">
            <text:p>7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</text:p>
          </table:table-cell>
          <table:table-cell office:value-type="float" office:value="47000" table:style-name="ce1">
            <text:p>47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nager</text:p>
          </table:table-cell>
          <table:table-cell office:value-type="float" office:value="88000" table:style-name="ce1">
            <text:p>88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veloper</text:p>
          </table:table-cell>
          <table:table-cell office:value-type="float" office:value="61000" table:style-name="ce1">
            <text:p>61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alyst</text:p>
          </table:table-cell>
          <table:table-cell office:value-type="float" office:value="77000" table:style-name="ce1">
            <text:p>77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signer</text:p>
          </table:table-cell>
          <table:table-cell office:value-type="float" office:value="56000" table:style-name="ce1">
            <text:p>56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number-columns-spanned="5" table:number-rows-spanned="1" table:style-name="ce4">
            <text:p>Brilliant! Now, if I have one column containing the employee's position and another column containing annual salary, how can I extract the average annual salary for each type of position?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office:value-type="string" table:number-columns-spanned="5" table:number-rows-spanned="1" table:style-name="ce4">
            <text:p>Awesome! I used option 3. Now, from my new table, how can I create a bar chart displaying the average annual salary for each position?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1">
            <text:p>No, I mean, please explain to me how i can create the chart in Excel.</text:p>
          </table:table-cell>
          <table:table-cell table:number-columns-repeated="16383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Ex07" table:style-name="ta1"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able:cell-range-source table:name="climate_data" table:last-column-spanned="4" table:last-row-spanned="32" xlink:href="/Users/rano/Documents/Other/42/Discovery AI Piscine/climate_data.csv"/>
            <text:p>Year</text:p>
          </table:table-cell>
          <table:table-cell office:value-type="string" table:style-name="ce1">
            <text:p>CO_2 (ppm)</text:p>
          </table:table-cell>
          <table:table-cell office:value-type="string" table:style-name="ce1">
            <text:p>Deforestation (km^2/year)</text:p>
          </table:table-cell>
          <table:table-cell office:value-type="string" table:style-name="ce1">
            <text:p>Global Avg Temp (C above pre-industrial)</text:p>
          </table:table-cell>
          <table:table-cell table:style-name="ce1"/>
          <table:table-cell office:value-type="string" table:style-name="ce1">
            <text:p>Year</text:p>
          </table:table-cell>
          <table:table-cell office:value-type="string" table:style-name="ce1">
            <text:p>CO_2 (ppm)</text:p>
          </table:table-cell>
          <table:table-cell office:value-type="string" table:style-name="ce1">
            <text:p>Deforestation (km^2/year)</text:p>
          </table:table-cell>
          <table:table-cell office:value-type="string" table:style-name="ce1">
            <text:p>Global Avg Temp (C above pre-industrial)</text:p>
          </table:table-cell>
          <table:table-cell table:number-columns-repeated="16375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354.39" table:style-name="ce1">
            <text:p>354.39</text:p>
          </table:table-cell>
          <table:table-cell office:value-type="float" office:value="130000" table:style-name="ce1">
            <text:p>130000</text:p>
          </table:table-cell>
          <table:table-cell office:value-type="float" office:value="0.45" table:style-name="ce1">
            <text:p>0.45</text:p>
          </table:table-cell>
          <table:table-cell table:style-name="ce1"/>
          <table:table-cell office:value-type="float" office:value="1990" table:style-name="ce1">
            <text:p>1990</text:p>
          </table:table-cell>
          <table:table-cell office:value-type="float" office:value="0" table:formula="of:=([.B2] - MIN([.B$2:.B$32])) / (MAX([.B$2:.B$32]) - MIN([.B$2:.B$32]))" table:style-name="ce1">
            <text:p>0</text:p>
          </table:table-cell>
          <table:table-cell office:value-type="float" office:value="1" table:formula="of:=([.C2] - MIN([.C$2:.C$32])) / (MAX([.C$2:.C$32]) - MIN([.C$2:.C$32]))" table:style-name="ce1">
            <text:p>1</text:p>
          </table:table-cell>
          <table:table-cell office:value-type="float" office:value="0" table:formula="of:=([.D2] - MIN([.D$2:.D$32])) / (MAX([.D$2:.D$32]) - MIN([.D$2:.D$32]))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91" table:style-name="ce1">
            <text:p>1991</text:p>
            <draw:frame draw:z-index="1" draw:id="id1" draw:style-name="a1" draw:name="Chart 2" svg:x="0.27083in" svg:y="0.13889in" svg:width="6.40972in" svg:height="5.0972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355.61" table:style-name="ce1">
            <text:p>355.61</text:p>
          </table:table-cell>
          <table:table-cell office:value-type="float" office:value="128500" table:style-name="ce1">
            <text:p>128500</text:p>
          </table:table-cell>
          <table:table-cell office:value-type="float" office:value="0.47" table:style-name="ce1">
            <text:p>0.47</text:p>
          </table:table-cell>
          <table:table-cell table:style-name="ce1"/>
          <table:table-cell office:value-type="float" office:value="1991" table:style-name="ce1">
            <text:p>1991</text:p>
          </table:table-cell>
          <table:table-cell office:value-type="float" office:value="2.0994665289967768E-2" table:formula="of:=([.B3] - MIN([.B$2:.B$32])) / (MAX([.B$2:.B$32]) - MIN([.B$2:.B$32]))" table:style-name="ce1">
            <text:p>0.020994665</text:p>
          </table:table-cell>
          <table:table-cell office:value-type="float" office:value="0.96666666666666667" table:formula="of:=([.C3] - MIN([.C$2:.C$32])) / (MAX([.C$2:.C$32]) - MIN([.C$2:.C$32]))" table:style-name="ce1">
            <text:p>0.966666667</text:p>
          </table:table-cell>
          <table:table-cell office:value-type="float" office:value="3.5087719298245543E-2" table:formula="of:=([.D3] - MIN([.D$2:.D$32])) / (MAX([.D$2:.D$32]) - MIN([.D$2:.D$32]))" table:style-name="ce1">
            <text:p>0.035087719</text:p>
          </table:table-cell>
          <table:table-cell table:number-columns-repeated="16375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356.45" table:style-name="ce1">
            <text:p>356.45</text:p>
          </table:table-cell>
          <table:table-cell office:value-type="float" office:value="127000" table:style-name="ce1">
            <text:p>127000</text:p>
          </table:table-cell>
          <table:table-cell office:value-type="float" office:value="0.48" table:style-name="ce1">
            <text:p>0.48</text:p>
          </table:table-cell>
          <table:table-cell table:style-name="ce1"/>
          <table:table-cell office:value-type="float" office:value="1992" table:style-name="ce1">
            <text:p>1992</text:p>
          </table:table-cell>
          <table:table-cell office:value-type="float" office:value="3.5450008604371051E-2" table:formula="of:=([.B4] - MIN([.B$2:.B$32])) / (MAX([.B$2:.B$32]) - MIN([.B$2:.B$32]))" table:style-name="ce1">
            <text:p>0.035450009</text:p>
          </table:table-cell>
          <table:table-cell office:value-type="float" office:value="0.93333333333333335" table:formula="of:=([.C4] - MIN([.C$2:.C$32])) / (MAX([.C$2:.C$32]) - MIN([.C$2:.C$32]))" table:style-name="ce1">
            <text:p>0.933333333</text:p>
          </table:table-cell>
          <table:table-cell office:value-type="float" office:value="5.2631578947368363E-2" table:formula="of:=([.D4] - MIN([.D$2:.D$32])) / (MAX([.D$2:.D$32]) - MIN([.D$2:.D$32]))" table:style-name="ce1">
            <text:p>0.052631579</text:p>
          </table:table-cell>
          <table:table-cell table:number-columns-repeated="16375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357.1" table:style-name="ce1">
            <text:p>357.1</text:p>
          </table:table-cell>
          <table:table-cell office:value-type="float" office:value="125500" table:style-name="ce1">
            <text:p>125500</text:p>
          </table:table-cell>
          <table:table-cell office:value-type="float" office:value="0.49" table:style-name="ce1">
            <text:p>0.49</text:p>
          </table:table-cell>
          <table:table-cell table:style-name="ce1"/>
          <table:table-cell office:value-type="float" office:value="1993" table:style-name="ce1">
            <text:p>1993</text:p>
          </table:table-cell>
          <table:table-cell office:value-type="float" office:value="4.663569093099356E-2" table:formula="of:=([.B5] - MIN([.B$2:.B$32])) / (MAX([.B$2:.B$32]) - MIN([.B$2:.B$32]))" table:style-name="ce1">
            <text:p>0.046635691</text:p>
          </table:table-cell>
          <table:table-cell office:value-type="float" office:value="0.9" table:formula="of:=([.C5] - MIN([.C$2:.C$32])) / (MAX([.C$2:.C$32]) - MIN([.C$2:.C$32]))" table:style-name="ce1">
            <text:p>0.9</text:p>
          </table:table-cell>
          <table:table-cell office:value-type="float" office:value="7.0175438596491183E-2" table:formula="of:=([.D5] - MIN([.D$2:.D$32])) / (MAX([.D$2:.D$32]) - MIN([.D$2:.D$32]))" table:style-name="ce1">
            <text:p>0.070175439</text:p>
          </table:table-cell>
          <table:table-cell table:number-columns-repeated="16375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358.83" table:style-name="ce1">
            <text:p>358.83</text:p>
          </table:table-cell>
          <table:table-cell office:value-type="float" office:value="124000" table:style-name="ce1">
            <text:p>124000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1994" table:style-name="ce1">
            <text:p>1994</text:p>
          </table:table-cell>
          <table:table-cell office:value-type="float" office:value="7.6406814661848163E-2" table:formula="of:=([.B6] - MIN([.B$2:.B$32])) / (MAX([.B$2:.B$32]) - MIN([.B$2:.B$32]))" table:style-name="ce1">
            <text:p>0.076406815</text:p>
          </table:table-cell>
          <table:table-cell office:value-type="float" office:value="0.8666666666666667" table:formula="of:=([.C6] - MIN([.C$2:.C$32])) / (MAX([.C$2:.C$32]) - MIN([.C$2:.C$32]))" table:style-name="ce1">
            <text:p>0.866666667</text:p>
          </table:table-cell>
          <table:table-cell office:value-type="float" office:value="0.10526315789473682" table:formula="of:=([.D6] - MIN([.D$2:.D$32])) / (MAX([.D$2:.D$32]) - MIN([.D$2:.D$32]))" table:style-name="ce1">
            <text:p>0.105263158</text:p>
          </table:table-cell>
          <table:table-cell table:number-columns-repeated="16375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360.82" table:style-name="ce1">
            <text:p>360.82</text:p>
          </table:table-cell>
          <table:table-cell office:value-type="float" office:value="122500" table:style-name="ce1">
            <text:p>122500</text:p>
          </table:table-cell>
          <table:table-cell office:value-type="float" office:value="0.53" table:style-name="ce1">
            <text:p>0.53</text:p>
          </table:table-cell>
          <table:table-cell table:style-name="ce1"/>
          <table:table-cell office:value-type="float" office:value="1995" table:style-name="ce1">
            <text:p>1995</text:p>
          </table:table-cell>
          <table:table-cell office:value-type="float" office:value="0.11065221132335236" table:formula="of:=([.B7] - MIN([.B$2:.B$32])) / (MAX([.B$2:.B$32]) - MIN([.B$2:.B$32]))" table:style-name="ce1">
            <text:p>0.110652211</text:p>
          </table:table-cell>
          <table:table-cell office:value-type="float" office:value="0.83333333333333337" table:formula="of:=([.C7] - MIN([.C$2:.C$32])) / (MAX([.C$2:.C$32]) - MIN([.C$2:.C$32]))" table:style-name="ce1">
            <text:p>0.833333333</text:p>
          </table:table-cell>
          <table:table-cell office:value-type="float" office:value="0.14035087719298248" table:formula="of:=([.D7] - MIN([.D$2:.D$32])) / (MAX([.D$2:.D$32]) - MIN([.D$2:.D$32]))" table:style-name="ce1">
            <text:p>0.140350877</text:p>
          </table:table-cell>
          <table:table-cell table:number-columns-repeated="16375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362.61" table:style-name="ce1">
            <text:p>362.61</text:p>
          </table:table-cell>
          <table:table-cell office:value-type="float" office:value="121000" table:style-name="ce1">
            <text:p>121000</text:p>
          </table:table-cell>
          <table:table-cell office:value-type="float" office:value="0.54" table:style-name="ce1">
            <text:p>0.54</text:p>
          </table:table-cell>
          <table:table-cell table:style-name="ce1"/>
          <table:table-cell office:value-type="float" office:value="1996" table:style-name="ce1">
            <text:p>1996</text:p>
          </table:table-cell>
          <table:table-cell office:value-type="float" office:value="0.14145585957666537" table:formula="of:=([.B8] - MIN([.B$2:.B$32])) / (MAX([.B$2:.B$32]) - MIN([.B$2:.B$32]))" table:style-name="ce1">
            <text:p>0.14145586</text:p>
          </table:table-cell>
          <table:table-cell office:value-type="float" office:value="0.8" table:formula="of:=([.C8] - MIN([.C$2:.C$32])) / (MAX([.C$2:.C$32]) - MIN([.C$2:.C$32]))" table:style-name="ce1">
            <text:p>0.8</text:p>
          </table:table-cell>
          <table:table-cell office:value-type="float" office:value="0.15789473684210528" table:formula="of:=([.D8] - MIN([.D$2:.D$32])) / (MAX([.D$2:.D$32]) - MIN([.D$2:.D$32]))" table:style-name="ce1">
            <text:p>0.157894737</text:p>
          </table:table-cell>
          <table:table-cell table:number-columns-repeated="16375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363.71" table:style-name="ce1">
            <text:p>363.71</text:p>
          </table:table-cell>
          <table:table-cell office:value-type="float" office:value="119500" table:style-name="ce1">
            <text:p>119500</text:p>
          </table:table-cell>
          <table:table-cell office:value-type="float" office:value="0.56000000000000005" table:style-name="ce1">
            <text:p>0.56</text:p>
          </table:table-cell>
          <table:table-cell table:style-name="ce1"/>
          <table:table-cell office:value-type="float" office:value="1997" table:style-name="ce1">
            <text:p>1997</text:p>
          </table:table-cell>
          <table:table-cell office:value-type="float" office:value="0.16038547582171728" table:formula="of:=([.B9] - MIN([.B$2:.B$32])) / (MAX([.B$2:.B$32]) - MIN([.B$2:.B$32]))" table:style-name="ce1">
            <text:p>0.160385476</text:p>
          </table:table-cell>
          <table:table-cell office:value-type="float" office:value="0.76666666666666672" table:formula="of:=([.C9] - MIN([.C$2:.C$32])) / (MAX([.C$2:.C$32]) - MIN([.C$2:.C$32]))" table:style-name="ce1">
            <text:p>0.766666667</text:p>
          </table:table-cell>
          <table:table-cell office:value-type="float" office:value="0.19298245614035092" table:formula="of:=([.D9] - MIN([.D$2:.D$32])) / (MAX([.D$2:.D$32]) - MIN([.D$2:.D$32]))" table:style-name="ce1">
            <text:p>0.192982456</text:p>
          </table:table-cell>
          <table:table-cell table:number-columns-repeated="16375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366.7" table:style-name="ce1">
            <text:p>366.7</text:p>
          </table:table-cell>
          <table:table-cell office:value-type="float" office:value="118000" table:style-name="ce1">
            <text:p>118000</text:p>
          </table:table-cell>
          <table:table-cell office:value-type="float" office:value="0.61" table:style-name="ce1">
            <text:p>0.61</text:p>
          </table:table-cell>
          <table:table-cell table:style-name="ce1"/>
          <table:table-cell office:value-type="float" office:value="1998" table:style-name="ce1">
            <text:p>1998</text:p>
          </table:table-cell>
          <table:table-cell office:value-type="float" office:value="0.21183961452417827" table:formula="of:=([.B10] - MIN([.B$2:.B$32])) / (MAX([.B$2:.B$32]) - MIN([.B$2:.B$32]))" table:style-name="ce1">
            <text:p>0.211839615</text:p>
          </table:table-cell>
          <table:table-cell office:value-type="float" office:value="0.73333333333333328" table:formula="of:=([.C10] - MIN([.C$2:.C$32])) / (MAX([.C$2:.C$32]) - MIN([.C$2:.C$32]))" table:style-name="ce1">
            <text:p>0.733333333</text:p>
          </table:table-cell>
          <table:table-cell office:value-type="float" office:value="0.28070175438596484" table:formula="of:=([.D10] - MIN([.D$2:.D$32])) / (MAX([.D$2:.D$32]) - MIN([.D$2:.D$32]))" table:style-name="ce1">
            <text:p>0.280701754</text:p>
          </table:table-cell>
          <table:table-cell table:number-columns-repeated="16375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368.38" table:style-name="ce1">
            <text:p>368.38</text:p>
          </table:table-cell>
          <table:table-cell office:value-type="float" office:value="116500" table:style-name="ce1">
            <text:p>116500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1999" table:style-name="ce1">
            <text:p>1999</text:p>
          </table:table-cell>
          <table:table-cell office:value-type="float" office:value="0.24075030115298582" table:formula="of:=([.B11] - MIN([.B$2:.B$32])) / (MAX([.B$2:.B$32]) - MIN([.B$2:.B$32]))" table:style-name="ce1">
            <text:p>0.240750301</text:p>
          </table:table-cell>
          <table:table-cell office:value-type="float" office:value="0.7" table:formula="of:=([.C11] - MIN([.C$2:.C$32])) / (MAX([.C$2:.C$32]) - MIN([.C$2:.C$32]))" table:style-name="ce1">
            <text:p>0.7</text:p>
          </table:table-cell>
          <table:table-cell office:value-type="float" office:value="0.29824561403508765" table:formula="of:=([.D11] - MIN([.D$2:.D$32])) / (MAX([.D$2:.D$32]) - MIN([.D$2:.D$32]))" table:style-name="ce1">
            <text:p>0.298245614</text:p>
          </table:table-cell>
          <table:table-cell table:number-columns-repeated="16375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69.55" table:style-name="ce1">
            <text:p>369.55</text:p>
          </table:table-cell>
          <table:table-cell office:value-type="float" office:value="115000" table:style-name="ce1">
            <text:p>115000</text:p>
          </table:table-cell>
          <table:table-cell office:value-type="float" office:value="0.63" table:style-name="ce1">
            <text:p>0.6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0.26088452934090556" table:formula="of:=([.B12] - MIN([.B$2:.B$32])) / (MAX([.B$2:.B$32]) - MIN([.B$2:.B$32]))" table:style-name="ce1">
            <text:p>0.260884529</text:p>
          </table:table-cell>
          <table:table-cell office:value-type="float" office:value="0.66666666666666663" table:formula="of:=([.C12] - MIN([.C$2:.C$32])) / (MAX([.C$2:.C$32]) - MIN([.C$2:.C$32]))" table:style-name="ce1">
            <text:p>0.666666667</text:p>
          </table:table-cell>
          <table:table-cell office:value-type="float" office:value="0.31578947368421045" table:formula="of:=([.D12] - MIN([.D$2:.D$32])) / (MAX([.D$2:.D$32]) - MIN([.D$2:.D$32]))" table:style-name="ce1">
            <text:p>0.315789474</text:p>
          </table:table-cell>
          <table:table-cell table:number-columns-repeated="16375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71.14" table:style-name="ce1">
            <text:p>371.14</text:p>
          </table:table-cell>
          <table:table-cell office:value-type="float" office:value="113500" table:style-name="ce1">
            <text:p>113500</text:p>
          </table:table-cell>
          <table:table-cell office:value-type="float" office:value="0.65" table:style-name="ce1">
            <text:p>0.6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0.28824642918602644" table:formula="of:=([.B13] - MIN([.B$2:.B$32])) / (MAX([.B$2:.B$32]) - MIN([.B$2:.B$32]))" table:style-name="ce1">
            <text:p>0.288246429</text:p>
          </table:table-cell>
          <table:table-cell office:value-type="float" office:value="0.6333333333333333" table:formula="of:=([.C13] - MIN([.C$2:.C$32])) / (MAX([.C$2:.C$32]) - MIN([.C$2:.C$32]))" table:style-name="ce1">
            <text:p>0.633333333</text:p>
          </table:table-cell>
          <table:table-cell office:value-type="float" office:value="0.35087719298245612" table:formula="of:=([.D13] - MIN([.D$2:.D$32])) / (MAX([.D$2:.D$32]) - MIN([.D$2:.D$32]))" table:style-name="ce1">
            <text:p>0.350877193</text:p>
          </table:table-cell>
          <table:table-cell table:number-columns-repeated="16375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73.28" table:style-name="ce1">
            <text:p>373.28</text:p>
          </table:table-cell>
          <table:table-cell office:value-type="float" office:value="112000" table:style-name="ce1">
            <text:p>112000</text:p>
          </table:table-cell>
          <table:table-cell office:value-type="float" office:value="0.67" table:style-name="ce1">
            <text:p>0.6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0.32507313715367375" table:formula="of:=([.B14] - MIN([.B$2:.B$32])) / (MAX([.B$2:.B$32]) - MIN([.B$2:.B$32]))" table:style-name="ce1">
            <text:p>0.325073137</text:p>
          </table:table-cell>
          <table:table-cell office:value-type="float" office:value="0.6" table:formula="of:=([.C14] - MIN([.C$2:.C$32])) / (MAX([.C$2:.C$32]) - MIN([.C$2:.C$32]))" table:style-name="ce1">
            <text:p>0.6</text:p>
          </table:table-cell>
          <table:table-cell office:value-type="float" office:value="0.38596491228070179" table:formula="of:=([.D14] - MIN([.D$2:.D$32])) / (MAX([.D$2:.D$32]) - MIN([.D$2:.D$32]))" table:style-name="ce1">
            <text:p>0.385964912</text:p>
          </table:table-cell>
          <table:table-cell table:number-columns-repeated="16375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75.8" table:style-name="ce1">
            <text:p>375.8</text:p>
          </table:table-cell>
          <table:table-cell office:value-type="float" office:value="110500" table:style-name="ce1">
            <text:p>110500</text:p>
          </table:table-cell>
          <table:table-cell office:value-type="float" office:value="0.69" table:style-name="ce1">
            <text:p>0.6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0.36843916709688557" table:formula="of:=([.B15] - MIN([.B$2:.B$32])) / (MAX([.B$2:.B$32]) - MIN([.B$2:.B$32]))" table:style-name="ce1">
            <text:p>0.368439167</text:p>
          </table:table-cell>
          <table:table-cell office:value-type="float" office:value="0.56666666666666665" table:formula="of:=([.C15] - MIN([.C$2:.C$32])) / (MAX([.C$2:.C$32]) - MIN([.C$2:.C$32]))" table:style-name="ce1">
            <text:p>0.566666667</text:p>
          </table:table-cell>
          <table:table-cell office:value-type="float" office:value="0.42105263157894723" table:formula="of:=([.D15] - MIN([.D$2:.D$32])) / (MAX([.D$2:.D$32]) - MIN([.D$2:.D$32]))" table:style-name="ce1">
            <text:p>0.421052632</text:p>
          </table:table-cell>
          <table:table-cell table:number-columns-repeated="16375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77.52" table:style-name="ce1">
            <text:p>377.52</text:p>
          </table:table-cell>
          <table:table-cell office:value-type="float" office:value="109000" table:style-name="ce1">
            <text:p>109000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0.39803820340733076" table:formula="of:=([.B16] - MIN([.B$2:.B$32])) / (MAX([.B$2:.B$32]) - MIN([.B$2:.B$32]))" table:style-name="ce1">
            <text:p>0.398038203</text:p>
          </table:table-cell>
          <table:table-cell office:value-type="float" office:value="0.53333333333333333" table:formula="of:=([.C16] - MIN([.C$2:.C$32])) / (MAX([.C$2:.C$32]) - MIN([.C$2:.C$32]))" table:style-name="ce1">
            <text:p>0.533333333</text:p>
          </table:table-cell>
          <table:table-cell office:value-type="float" office:value="0.43859649122807004" table:formula="of:=([.D16] - MIN([.D$2:.D$32])) / (MAX([.D$2:.D$32]) - MIN([.D$2:.D$32]))" table:style-name="ce1">
            <text:p>0.438596491</text:p>
          </table:table-cell>
          <table:table-cell table:number-columns-repeated="16375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79.8" table:style-name="ce1">
            <text:p>379.8</text:p>
          </table:table-cell>
          <table:table-cell office:value-type="float" office:value="107500" table:style-name="ce1">
            <text:p>107500</text:p>
          </table:table-cell>
          <table:table-cell office:value-type="float" office:value="0.72" table:style-name="ce1">
            <text:p>0.7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0.43727413526071279" table:formula="of:=([.B17] - MIN([.B$2:.B$32])) / (MAX([.B$2:.B$32]) - MIN([.B$2:.B$32]))" table:style-name="ce1">
            <text:p>0.437274135</text:p>
          </table:table-cell>
          <table:table-cell office:value-type="float" office:value="0.5" table:formula="of:=([.C17] - MIN([.C$2:.C$32])) / (MAX([.C$2:.C$32]) - MIN([.C$2:.C$32]))" table:style-name="ce1">
            <text:p>0.5</text:p>
          </table:table-cell>
          <table:table-cell office:value-type="float" office:value="0.47368421052631565" table:formula="of:=([.D17] - MIN([.D$2:.D$32])) / (MAX([.D$2:.D$32]) - MIN([.D$2:.D$32]))" table:style-name="ce1">
            <text:p>0.473684211</text:p>
          </table:table-cell>
          <table:table-cell table:number-columns-repeated="16375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81.9" table:style-name="ce1">
            <text:p>381.9</text:p>
          </table:table-cell>
          <table:table-cell office:value-type="float" office:value="106000" table:style-name="ce1">
            <text:p>106000</text:p>
          </table:table-cell>
          <table:table-cell office:value-type="float" office:value="0.74" table:style-name="ce1">
            <text:p>0.74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0.47341249354672149" table:formula="of:=([.B18] - MIN([.B$2:.B$32])) / (MAX([.B$2:.B$32]) - MIN([.B$2:.B$32]))" table:style-name="ce1">
            <text:p>0.473412494</text:p>
          </table:table-cell>
          <table:table-cell office:value-type="float" office:value="0.46666666666666667" table:formula="of:=([.C18] - MIN([.C$2:.C$32])) / (MAX([.C$2:.C$32]) - MIN([.C$2:.C$32]))" table:style-name="ce1">
            <text:p>0.466666667</text:p>
          </table:table-cell>
          <table:table-cell office:value-type="float" office:value="0.50877192982456132" table:formula="of:=([.D18] - MIN([.D$2:.D$32])) / (MAX([.D$2:.D$32]) - MIN([.D$2:.D$32]))" table:style-name="ce1">
            <text:p>0.50877193</text:p>
          </table:table-cell>
          <table:table-cell table:number-columns-repeated="16375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84" table:style-name="ce1">
            <text:p>384</text:p>
          </table:table-cell>
          <table:table-cell office:value-type="float" office:value="104500" table:style-name="ce1">
            <text:p>104500</text:p>
          </table:table-cell>
          <table:table-cell office:value-type="float" office:value="0.76" table:style-name="ce1">
            <text:p>0.76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0.50955085183273119" table:formula="of:=([.B19] - MIN([.B$2:.B$32])) / (MAX([.B$2:.B$32]) - MIN([.B$2:.B$32]))" table:style-name="ce1">
            <text:p>0.509550852</text:p>
          </table:table-cell>
          <table:table-cell office:value-type="float" office:value="0.43333333333333335" table:formula="of:=([.C19] - MIN([.C$2:.C$32])) / (MAX([.C$2:.C$32]) - MIN([.C$2:.C$32]))" table:style-name="ce1">
            <text:p>0.433333333</text:p>
          </table:table-cell>
          <table:table-cell office:value-type="float" office:value="0.54385964912280693" table:formula="of:=([.D19] - MIN([.D$2:.D$32])) / (MAX([.D$2:.D$32]) - MIN([.D$2:.D$32]))" table:style-name="ce1">
            <text:p>0.543859649</text:p>
          </table:table-cell>
          <table:table-cell table:number-columns-repeated="16375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85.57" table:style-name="ce1">
            <text:p>385.57</text:p>
          </table:table-cell>
          <table:table-cell office:value-type="float" office:value="103000" table:style-name="ce1">
            <text:p>103000</text:p>
          </table:table-cell>
          <table:table-cell office:value-type="float" office:value="0.77" table:style-name="ce1">
            <text:p>0.77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0.53656857683703318" table:formula="of:=([.B20] - MIN([.B$2:.B$32])) / (MAX([.B$2:.B$32]) - MIN([.B$2:.B$32]))" table:style-name="ce1">
            <text:p>0.536568577</text:p>
          </table:table-cell>
          <table:table-cell office:value-type="float" office:value="0.4" table:formula="of:=([.C20] - MIN([.C$2:.C$32])) / (MAX([.C$2:.C$32]) - MIN([.C$2:.C$32]))" table:style-name="ce1">
            <text:p>0.4</text:p>
          </table:table-cell>
          <table:table-cell office:value-type="float" office:value="0.56140350877192979" table:formula="of:=([.D20] - MIN([.D$2:.D$32])) / (MAX([.D$2:.D$32]) - MIN([.D$2:.D$32]))" table:style-name="ce1">
            <text:p>0.561403509</text:p>
          </table:table-cell>
          <table:table-cell table:number-columns-repeated="16375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87.43" table:style-name="ce1">
            <text:p>387.43</text:p>
          </table:table-cell>
          <table:table-cell office:value-type="float" office:value="101500" table:style-name="ce1">
            <text:p>101500</text:p>
          </table:table-cell>
          <table:table-cell office:value-type="float" office:value="0.78" table:style-name="ce1">
            <text:p>0.78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0.56857683703321305" table:formula="of:=([.B21] - MIN([.B$2:.B$32])) / (MAX([.B$2:.B$32]) - MIN([.B$2:.B$32]))" table:style-name="ce1">
            <text:p>0.568576837</text:p>
          </table:table-cell>
          <table:table-cell office:value-type="float" office:value="0.36666666666666664" table:formula="of:=([.C21] - MIN([.C$2:.C$32])) / (MAX([.C$2:.C$32]) - MIN([.C$2:.C$32]))" table:style-name="ce1">
            <text:p>0.366666667</text:p>
          </table:table-cell>
          <table:table-cell office:value-type="float" office:value="0.57894736842105254" table:formula="of:=([.D21] - MIN([.D$2:.D$32])) / (MAX([.D$2:.D$32]) - MIN([.D$2:.D$32]))" table:style-name="ce1">
            <text:p>0.578947368</text:p>
          </table:table-cell>
          <table:table-cell table:number-columns-repeated="16375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89.85" table:style-name="ce1">
            <text:p>389.85</text:p>
          </table:table-cell>
          <table:table-cell office:value-type="float" office:value="100000" table:style-name="ce1">
            <text:p>100000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0.6102219927723288" table:formula="of:=([.B22] - MIN([.B$2:.B$32])) / (MAX([.B$2:.B$32]) - MIN([.B$2:.B$32]))" table:style-name="ce1">
            <text:p>0.610221993</text:p>
          </table:table-cell>
          <table:table-cell office:value-type="float" office:value="0.33333333333333331" table:formula="of:=([.C22] - MIN([.C$2:.C$32])) / (MAX([.C$2:.C$32]) - MIN([.C$2:.C$32]))" table:style-name="ce1">
            <text:p>0.333333333</text:p>
          </table:table-cell>
          <table:table-cell office:value-type="float" office:value="0.61403508771929827" table:formula="of:=([.D22] - MIN([.D$2:.D$32])) / (MAX([.D$2:.D$32]) - MIN([.D$2:.D$32]))" table:style-name="ce1">
            <text:p>0.614035088</text:p>
          </table:table-cell>
          <table:table-cell table:number-columns-repeated="16375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91.65" table:style-name="ce1">
            <text:p>391.65</text:p>
          </table:table-cell>
          <table:table-cell office:value-type="float" office:value="98500" table:style-name="ce1">
            <text:p>98500</text:p>
          </table:table-cell>
          <table:table-cell office:value-type="float" office:value="0.82" table:style-name="ce1">
            <text:p>0.82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0.64119772844605027" table:formula="of:=([.B23] - MIN([.B$2:.B$32])) / (MAX([.B$2:.B$32]) - MIN([.B$2:.B$32]))" table:style-name="ce1">
            <text:p>0.641197728</text:p>
          </table:table-cell>
          <table:table-cell office:value-type="float" office:value="0.3" table:formula="of:=([.C23] - MIN([.C$2:.C$32])) / (MAX([.C$2:.C$32]) - MIN([.C$2:.C$32]))" table:style-name="ce1">
            <text:p>0.3</text:p>
          </table:table-cell>
          <table:table-cell office:value-type="float" office:value="0.64912280701754366" table:formula="of:=([.D23] - MIN([.D$2:.D$32])) / (MAX([.D$2:.D$32]) - MIN([.D$2:.D$32]))" table:style-name="ce1">
            <text:p>0.649122807</text:p>
          </table:table-cell>
          <table:table-cell table:number-columns-repeated="16375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93.85" table:style-name="ce1">
            <text:p>393.85</text:p>
          </table:table-cell>
          <table:table-cell office:value-type="float" office:value="97000" table:style-name="ce1">
            <text:p>97000</text:p>
          </table:table-cell>
          <table:table-cell office:value-type="float" office:value="0.84" table:style-name="ce1">
            <text:p>0.84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0.67905696093615608" table:formula="of:=([.B24] - MIN([.B$2:.B$32])) / (MAX([.B$2:.B$32]) - MIN([.B$2:.B$32]))" table:style-name="ce1">
            <text:p>0.679056961</text:p>
          </table:table-cell>
          <table:table-cell office:value-type="float" office:value="0.26666666666666666" table:formula="of:=([.C24] - MIN([.C$2:.C$32])) / (MAX([.C$2:.C$32]) - MIN([.C$2:.C$32]))" table:style-name="ce1">
            <text:p>0.266666667</text:p>
          </table:table-cell>
          <table:table-cell office:value-type="float" office:value="0.68421052631578938" table:formula="of:=([.D24] - MIN([.D$2:.D$32])) / (MAX([.D$2:.D$32]) - MIN([.D$2:.D$32]))" table:style-name="ce1">
            <text:p>0.684210526</text:p>
          </table:table-cell>
          <table:table-cell table:number-columns-repeated="16375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96.52" table:style-name="ce1">
            <text:p>396.52</text:p>
          </table:table-cell>
          <table:table-cell office:value-type="float" office:value="95500" table:style-name="ce1">
            <text:p>95500</text:p>
          </table:table-cell>
          <table:table-cell office:value-type="float" office:value="0.86" table:style-name="ce1">
            <text:p>0.8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0.72500430218551004" table:formula="of:=([.B25] - MIN([.B$2:.B$32])) / (MAX([.B$2:.B$32]) - MIN([.B$2:.B$32]))" table:style-name="ce1">
            <text:p>0.725004302</text:p>
          </table:table-cell>
          <table:table-cell office:value-type="float" office:value="0.23333333333333334" table:formula="of:=([.C25] - MIN([.C$2:.C$32])) / (MAX([.C$2:.C$32]) - MIN([.C$2:.C$32]))" table:style-name="ce1">
            <text:p>0.233333333</text:p>
          </table:table-cell>
          <table:table-cell office:value-type="float" office:value="0.71929824561403499" table:formula="of:=([.D25] - MIN([.D$2:.D$32])) / (MAX([.D$2:.D$32]) - MIN([.D$2:.D$32]))" table:style-name="ce1">
            <text:p>0.719298246</text:p>
          </table:table-cell>
          <table:table-cell table:number-columns-repeated="16375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98.65" table:style-name="ce1">
            <text:p>398.65</text:p>
          </table:table-cell>
          <table:table-cell office:value-type="float" office:value="94000" table:style-name="ce1">
            <text:p>94000</text:p>
          </table:table-cell>
          <table:table-cell office:value-type="float" office:value="0.88" table:style-name="ce1">
            <text:p>0.8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0.76165892273274793" table:formula="of:=([.B26] - MIN([.B$2:.B$32])) / (MAX([.B$2:.B$32]) - MIN([.B$2:.B$32]))" table:style-name="ce1">
            <text:p>0.761658923</text:p>
          </table:table-cell>
          <table:table-cell office:value-type="float" office:value="0.2" table:formula="of:=([.C26] - MIN([.C$2:.C$32])) / (MAX([.C$2:.C$32]) - MIN([.C$2:.C$32]))" table:style-name="ce1">
            <text:p>0.2</text:p>
          </table:table-cell>
          <table:table-cell office:value-type="float" office:value="0.7543859649122806" table:formula="of:=([.D26] - MIN([.D$2:.D$32])) / (MAX([.D$2:.D$32]) - MIN([.D$2:.D$32]))" table:style-name="ce1">
            <text:p>0.754385965</text:p>
          </table:table-cell>
          <table:table-cell table:number-columns-repeated="16375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400.83" table:style-name="ce1">
            <text:p>400.83</text:p>
          </table:table-cell>
          <table:table-cell office:value-type="float" office:value="92500" table:style-name="ce1">
            <text:p>92500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0.7991739803820338" table:formula="of:=([.B27] - MIN([.B$2:.B$32])) / (MAX([.B$2:.B$32]) - MIN([.B$2:.B$32]))" table:style-name="ce1">
            <text:p>0.79917398</text:p>
          </table:table-cell>
          <table:table-cell office:value-type="float" office:value="0.16666666666666666" table:formula="of:=([.C27] - MIN([.C$2:.C$32])) / (MAX([.C$2:.C$32]) - MIN([.C$2:.C$32]))" table:style-name="ce1">
            <text:p>0.166666667</text:p>
          </table:table-cell>
          <table:table-cell office:value-type="float" office:value="0.78947368421052622" table:formula="of:=([.D27] - MIN([.D$2:.D$32])) / (MAX([.D$2:.D$32]) - MIN([.D$2:.D$32]))" table:style-name="ce1">
            <text:p>0.789473684</text:p>
          </table:table-cell>
          <table:table-cell table:number-columns-repeated="16375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404.24" table:style-name="ce1">
            <text:p>404.24</text:p>
          </table:table-cell>
          <table:table-cell office:value-type="float" office:value="91000" table:style-name="ce1">
            <text:p>91000</text:p>
          </table:table-cell>
          <table:table-cell office:value-type="float" office:value="0.94" table:style-name="ce1">
            <text:p>0.94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0.85785579074169693" table:formula="of:=([.B28] - MIN([.B$2:.B$32])) / (MAX([.B$2:.B$32]) - MIN([.B$2:.B$32]))" table:style-name="ce1">
            <text:p>0.857855791</text:p>
          </table:table-cell>
          <table:table-cell office:value-type="float" office:value="0.13333333333333333" table:formula="of:=([.C28] - MIN([.C$2:.C$32])) / (MAX([.C$2:.C$32]) - MIN([.C$2:.C$32]))" table:style-name="ce1">
            <text:p>0.133333333</text:p>
          </table:table-cell>
          <table:table-cell office:value-type="float" office:value="0.85964912280701733" table:formula="of:=([.D28] - MIN([.D$2:.D$32])) / (MAX([.D$2:.D$32]) - MIN([.D$2:.D$32]))" table:style-name="ce1">
            <text:p>0.859649123</text:p>
          </table:table-cell>
          <table:table-cell table:number-columns-repeated="16375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406.55" table:style-name="ce1">
            <text:p>406.55</text:p>
          </table:table-cell>
          <table:table-cell office:value-type="float" office:value="89500" table:style-name="ce1">
            <text:p>89500</text:p>
          </table:table-cell>
          <table:table-cell office:value-type="float" office:value="0.96" table:style-name="ce1">
            <text:p>0.9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0.89760798485630722" table:formula="of:=([.B29] - MIN([.B$2:.B$32])) / (MAX([.B$2:.B$32]) - MIN([.B$2:.B$32]))" table:style-name="ce1">
            <text:p>0.897607985</text:p>
          </table:table-cell>
          <table:table-cell office:value-type="float" office:value="0.1" table:formula="of:=([.C29] - MIN([.C$2:.C$32])) / (MAX([.C$2:.C$32]) - MIN([.C$2:.C$32]))" table:style-name="ce1">
            <text:p>0.1</text:p>
          </table:table-cell>
          <table:table-cell office:value-type="float" office:value="0.89473684210526305" table:formula="of:=([.D29] - MIN([.D$2:.D$32])) / (MAX([.D$2:.D$32]) - MIN([.D$2:.D$32]))" table:style-name="ce1">
            <text:p>0.894736842</text:p>
          </table:table-cell>
          <table:table-cell table:number-columns-repeated="16375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408.52" table:style-name="ce1">
            <text:p>408.52</text:p>
          </table:table-cell>
          <table:table-cell office:value-type="float" office:value="88000" table:style-name="ce1">
            <text:p>88000</text:p>
          </table:table-cell>
          <table:table-cell office:value-type="float" office:value="0.98" table:style-name="ce1">
            <text:p>0.9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0.93150920667699166" table:formula="of:=([.B30] - MIN([.B$2:.B$32])) / (MAX([.B$2:.B$32]) - MIN([.B$2:.B$32]))" table:style-name="ce1">
            <text:p>0.931509207</text:p>
          </table:table-cell>
          <table:table-cell office:value-type="float" office:value="6.6666666666666666E-2" table:formula="of:=([.C30] - MIN([.C$2:.C$32])) / (MAX([.C$2:.C$32]) - MIN([.C$2:.C$32]))" table:style-name="ce1">
            <text:p>0.066666667</text:p>
          </table:table-cell>
          <table:table-cell office:value-type="float" office:value="0.92982456140350866" table:formula="of:=([.D30] - MIN([.D$2:.D$32])) / (MAX([.D$2:.D$32]) - MIN([.D$2:.D$32]))" table:style-name="ce1">
            <text:p>0.929824561</text:p>
          </table:table-cell>
          <table:table-cell table:number-columns-repeated="16375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411.44" table:style-name="ce1">
            <text:p>411.44</text:p>
          </table:table-cell>
          <table:table-cell office:value-type="float" office:value="86500" table:style-name="ce1">
            <text:p>865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0.98175873343658571" table:formula="of:=([.B31] - MIN([.B$2:.B$32])) / (MAX([.B$2:.B$32]) - MIN([.B$2:.B$32]))" table:style-name="ce1">
            <text:p>0.981758733</text:p>
          </table:table-cell>
          <table:table-cell office:value-type="float" office:value="3.3333333333333333E-2" table:formula="of:=([.C31] - MIN([.C$2:.C$32])) / (MAX([.C$2:.C$32]) - MIN([.C$2:.C$32]))" table:style-name="ce1">
            <text:p>0.033333333</text:p>
          </table:table-cell>
          <table:table-cell office:value-type="float" office:value="0.96491228070175439" table:formula="of:=([.D31] - MIN([.D$2:.D$32])) / (MAX([.D$2:.D$32]) - MIN([.D$2:.D$32]))" table:style-name="ce1">
            <text:p>0.964912281</text:p>
          </table:table-cell>
          <table:table-cell table:number-columns-repeated="16375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412.5" table:style-name="ce1">
            <text:p>412.5</text:p>
          </table:table-cell>
          <table:table-cell office:value-type="float" office:value="85000" table:style-name="ce1">
            <text:p>85000</text:p>
          </table:table-cell>
          <table:table-cell office:value-type="float" office:value="1.02" table:style-name="ce1">
            <text:p>1.02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" table:formula="of:=([.B32] - MIN([.B$2:.B$32])) / (MAX([.B$2:.B$32]) - MIN([.B$2:.B$32]))" table:style-name="ce1">
            <text:p>1</text:p>
          </table:table-cell>
          <table:table-cell office:value-type="float" office:value="0" table:formula="of:=([.C32] - MIN([.C$2:.C$32])) / (MAX([.C$2:.C$32]) - MIN([.C$2:.C$32]))" table:style-name="ce1">
            <text:p>0</text:p>
          </table:table-cell>
          <table:table-cell office:value-type="float" office:value="1" table:formula="of:=([.D32] - MIN([.D$2:.D$32])) / (MAX([.D$2:.D$32]) - MIN([.D$2:.D$32]))" table:style-name="ce1">
            <text:p>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9">
          <table:table-cell office:value-type="string" table:number-columns-spanned="4" table:number-rows-spanned="1" table:style-name="ce4">
            <text:p>Please provide me with realistic data to graphically model climate change for a period of 30 years (1990–2020). I would like to have the following columns: CO_2 (in ppm), Deforestation (in km^2 per year), Global average temperature (in °C above the pre-industrial average). Please generate data in CSV format.</text:p>
          </table:table-cell>
          <table:covered-table-cell table:number-columns-repeated="3"/>
          <table:table-cell table:style-name="ce3"/>
          <table:table-cell table:number-columns-repeated="16379"/>
        </table:table-row>
        <table:table-row table:style-name="ro10">
          <table:table-cell office:value-type="string" table:number-columns-spanned="4" table:number-rows-spanned="1" table:style-name="ce4">
            <text:p>Awesome, thank you! I have imported the data into Excel. Please give me an Excel formula I can use to normalize the data.</text:p>
          </table:table-cell>
          <table:covered-table-cell table:number-columns-repeated="3"/>
          <table:table-cell table:number-columns-repeated="16380" table:style-name="ce1"/>
        </table:table-row>
        <table:table-row table:style-name="ro11">
          <table:table-cell office:value-type="string" table:number-columns-spanned="4" table:number-rows-spanned="1" table:style-name="ce4">
            <text:p>Brilliant, now please explain to me how I could create a graph from the normalized data.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climate_data" table:cell-range-address="Ex07.$A$1:Ex07.$D$32" table:base-cell-address="Ex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41P0">
      <number:year number:style="long"/>
      <number:text>-</number:text>
      <number:month number:style="long"/>
      <number:text>-</number:text>
      <number:day number:style="long"/>
    </number:date-style>
    <number:text-style style:name="N41">
      <number:text-content/>
      <style:map style:condition="value()&gt;=0" style:apply-style-name="N41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713</meta:generator>
    <meta:initial-creator>Radek Novotný</meta:initial-creator>
    <dc:creator>Radek Novotný</dc:creator>
    <meta:creation-date>2025-07-23T16:38:46Z</meta:creation-date>
    <dc:date>2025-07-24T15:15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nnual Salary</text:p>
        </chart:title>
        <chart:plot-area chart:style-name="Plt0">
          <chart:axis chart:dimension="x" chart:name="primary-x" chart:style-name="Axs0">
            <chart:categories table:cell-range-address="Ex06.$D$2:.$D$6"/>
          </chart:axis>
          <chart:axis chart:dimension="y" chart:name="primary-y" chart:style-name="Axs1">
            <chart:grid chart:class="major" chart:style-name="GMa1"/>
          </chart:axis>
          <chart:series chart:label-cell-address="Ex06.$E$1" chart:values-cell-range-address="Ex06.$E$2:.$E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7.0pt" svg:width="461.5pt" chart:style-name="Crt0">
        <chart:title chart:style-name="CT00">
          <text:p text:style-name="a0" text:class-names="" text:cond-style-name="">Climate chang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Ex07.$F$2:.$F$32"/>
          </chart:axis>
          <chart:axis chart:dimension="y" chart:name="primary-y" chart:style-name="Axs1">
            <chart:grid chart:class="major" chart:style-name="GMa1"/>
          </chart:axis>
          <chart:series chart:label-cell-address="Ex07.$G$1" chart:values-cell-range-address="Ex07.$G$2:.$G$32" chart:class="chart:line" chart:attached-axis="primary-y" chart:style-name="G0S0">
            <chart:data-point chart:repeated="31"/>
          </chart:series>
          <chart:series chart:label-cell-address="Ex07.$H$1" chart:values-cell-range-address="Ex07.$H$2:.$H$32" chart:class="chart:line" chart:attached-axis="primary-y" chart:style-name="G0S1">
            <chart:data-point chart:repeated="31"/>
          </chart:series>
          <chart:series chart:label-cell-address="Ex07.$I$1" chart:values-cell-range-address="Ex07.$I$2:.$I$32" chart:class="chart:line" chart:attached-axis="primary-y" chart:style-name="G0S2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